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rotation-angle="90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rotation-angle="90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www.doomworld.com/idgames/levels/doom2/megawads/av]Alien Vendetta[/url][/b] [[b]213[/b]: 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]&#10;[b]2. [url=https://www.doomworld.com/idgames/levels/doom2/Ports/megawads/scythe2]Scythe 2[/url][/b] [[b]198[/b]: 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]&#10;[b]3. [url=https://www.doomworld.com/idgames/levels/doom2/Ports/megawads/aaliens]Ancient Aliens[/url][/b] [[b]168[/b]: 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]&#10;[b]4. [url=https://www.doomworld.com/idgames/levels/doom2/megawads/scythe]Scythe[/url][/b] [[b]165[/b]: 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]&#10;[b]5. [url=https://www.doomworld.com/idgames/levels/doom2/Ports/megawads/valiant]Valiant[/url][/b] [[b]164[/b]: 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]&#10;[b]6. [url=https://www.doomworld.com/idgames/levels/doom2/Ports/megawads/sunlust]Sunlust[/url][/b] [[b]159[/b]: 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]&#10;[b]7. [url=https://www.doomworld.com/idgames/levels/doom2/megawads/btsx_e1]Back to Saturn X E1: Get Out of My Stations[/url][/b] [[b]148[/b]: 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]&#10;[b]8. [url=https://www.doomworld.com/idgames/levels/doom2/megawads/pl2]Plutonia 2[/url][/b] [[b]95[/b]: Archvile Hunter: 5, Ed: 5, Forli: 5, Grain of Salt: 6, Greyenko: 5, Malrionn: 2, Mr. Freeze: 6, Paul977: 10, SGS Man: 2, Spectra: 2, Spectre01: 5, Talvi: 3, antares031: 6, bLOCKbOYgAMES: 5, darkreaver: 7, justsomemusicguy: 5, soner du: 3, valkiriforce: 2, tmorrow: 2, Odal: 9]&#10;[b]9. [url=https://www.doomworld.com/idgames/themes/hr/hr]Hell Revealed[/url][/b] [[b]91[/b]: Altima: 10, Cynical: 9, Grazza: 10, Mr. Freeze: 10, NaZa: 8, Roofi: 5, Squadallah: 3, T-Rex: 9, WH-Wilou84: 4, antares031: 1, bonnie: 1, fveitsi: 5, roadworx: 7, tmorrow: 4, Budoka: 2, TheMightyHeracross: 3]&#10;[b]10. [url=https://www.doomworld.com/idgames/themes/mm/mm_allup]Memento Mori[/url][/b] [[b]87[/b]: 42PercentHealth: 4, Altima: 1, Doomkid: 10, JudgeDeadd: 2, Mason.: 5, NaZa: 10, Poncho: 4, Soundblock: 4, T-Rex: 2, Vorpal: 5, justsomemusicguy: 1, roadworx: 10, stasiowygrzybek: 9, valkiriforce: 10, tmorrow: 2, Odal: 8]&#10;[b]11. [url=https://www.doomworld.com/forum/topic/46002-sunder-updated-with-new-maps-huzzah/]Sunder[/url][/b] [[b]85[/b]: Ed: 5, Forli: 2, GarrettChan: 8, HyperLuke: 3, Lazorinc: 4, Nate River: 6, Nine Inch Heels: 9, Nirvana: 8, Outrageous Videos: 10, SGS Man: 1, Soundblock: 10, Talvi: 4, WH-Wilou84: 3, bemused: 10, yakfak: 2]&#10;[b]12. [url=https://www.doomworld.com/idgames/levels/doom2/Ports/megawads/gd]Going Down[/url][/b] [[b]78[/b]: 7hm: 4, Archvile Hunter: 5, Bryan T: 8, Dragonfly: 9, Ed: 5, HUNdebLeonidasX: 8, JudgeDeadd: 4, NuMetalManiak: 7, SGS Man: 3, Talvi: 1, antares031: 5, everennui: 4, fveitsi: 5, roadworx: 1, NoisyVelvet: 1, tmorrow: 3, Odal: 5]&#10;[b]13. [url=https://www.doomworld.com/idgames/levels/doom2/Ports/megawads/resurge]Resurgence[/url][/b] [[b]66[/b]: 42PercentHealth: 9, Archvile Hunter: 5, Bryan T: 4, Cynical: 4, GarrettChan: 3, Mason.: 5, Not Jabba: 6, Spectre01: 1, Talvi: 2, darkreaver: 2, fveitsi: 5, NoisyVelvet: 10, tmorrow: 2, Budoka: 8]&#10;[b]14. [url=https://www.doomworld.com/idgames/themes/hr/hr2final]Hell Revealed II[/url][/b] [[b]65[/b]: 42PercentHealth: 7, Altima: 3, Greyenko: 6, Lazorinc: 2, Mr. Freeze: 1, NuMetalManiak: 1, Outrageous Videos: 7, Philnemba: 4, Squadallah: 2, WH-Wilou84: 5, bLOCKbOYgAMES: 7, darkreaver: 6, fveitsi: 5, justsomemusicguy: 2, tchkb: 7]&#10;[b]15. [url=https://www.doomworld.com/idgames/levels/doom2/megawads/epic2]Epic 2[/url][/b] [[b]56[/b]: HUNdebLeonidasX: 9, NuMetalManiak: 9, Roofi: 9, ShotgunDemolition: 6, Spectre01: 7, Talvi: 2, yakfak: 9, TheMightyHeracross: 5]&#10;[b]16. [url=https://www.doomworld.com/idgames/levels/doom2/Ports/d-f/dvii-1i]Deus Vult II[/url][/b] [[b]55[/b]: Cynical: 10, Greyenko: 8, JudgeDeadd: 3, NuMetalManiak: 10, Philnemba: 9, Talvi: 4, bemused: 1, justsomemusicguy: 7, NoisyVelvet: 3]&#10;[b]16. [url=https://www.doomworld.com/idgames/levels/doom2/Ports/megawads/sodfinal]Speed of Doom[/url][/b] [[b]55[/b]: Archvile Hunter: 5, Grain of Salt: 4, Mason.: 5, Not Jabba: 2, Outrageous Videos: 6, Squadallah: 6, WH-Wilou84: 5, bemused: 5, darkreaver: 8, tmorrow: 3, Budoka: 6]&#10;[b]18. [url=https://www.doomworld.com/forum/topic/69960-back-to-saturn-x-episode-2-public-beta-2-critical-map15-fixes-included/]Back to Saturn X E2: Tower in the Fountain of Sparks[/url][/b] [[b]52[/b]: JudgeDeadd: 4, Malrionn: 6, Mason.: 10, Talvi: 4, dylux: 10, yakfak: 8, m8f: 10]&#10;[b]19. [url=https://www.doomworld.com/idgames/levels/doom2/Ports/megawads/hellbnd]Hellbound[/url][/b] [[b]48[/b]: Bryan T: 9, HUNdebLeonidasX: 7, Malrionn: 7, Not Jabba: 2, Spectre01: 8, bLOCKbOYgAMES: 9, Odal: 6]&#10;[b]19. [url=https://www.doomworld.com/idgames/levels/doom2/megawads/ksutra]Kama Sutra[/url][/b] [[b]48[/b]: Grain of Salt: 6, Grazza: 7, Mason.: 5, Philnemba: 7, Roofi: 10, T-Rex: 5, fveitsi: 5, tmorrow: 3]&#10;[b]21. [url=https://www.doomworld.com/idgames/levels/doom2/megawads/requiem]Requiem[/url][/b] [[b]45[/b]: NaZa: 6, T-Rex: 9, WH-Wilou84: 4, Woolie Wool: 7, ella guro: 1, justsomemusicguy: 8, roadworx: 2, valkiriforce: 6, tmorrow: 2]&#10;[b]22. [url=https://www.doomworld.com/idgames/levels/doom2/s-u/sid]Suspended in Dusk[/url][/b] [[b]37[/b]: Sky: 2, WH-Wilou84: 3, Woolie Wool: 10, bLOCKbOYgAMES: 8, soner du: 9, m8f: 5]&#10;[b]23. [url=https://www.doomworld.com/idgames/themes/mm/mm2]Memento Mori 2[/url][/b] [[b]36[/b]: Altima: 1, Dime: 2, Squadallah: 5, T-Rex: 2, bLOCKbOYgAMES: 6, ella guro: 3, justsomemusicguy: 4, valkiriforce: 10, Budoka: 3]&#10;[b]23. [url=https://www.doomworld.com/idgames/levels/doom2/Ports/v-z/vanguard]Vanguard[/url][/b] [[b]36[/b]: 7hm: 4, Cynical: 5, GarrettChan: 5, JudgeDeadd: 3, Nirvana: 4, Poncho: 9, Spectre01: 3, Budoka: 2, Lorenz0: 1]&#10;[b]25. [url=http://adventuresofsquare.com/downloads.php]The Adventures of Square[/url][/b] [[b]34[/b]: Ed: 5, ShotgunDemolition: 5, Sky: 9, Squadallah: 7, Woolie Wool: 8]&#10;[b]26. [url=https://www.doomworld.com/idgames/themes/TeamTNT/icarus/icarus]Icarus: Alien Vanguard[/url][/b] [[b]33[/b]: Grazza: 8, Mason.: 5, Ralphis: 6, T-Rex: 3, roadworx: 3, valkiriforce: 8]&#10;[b]26. [url=https://www.doomworld.com/idgames/levels/doom2/Ports/s-u/swtw]Swim With the Whales[/url][/b] [[b]33[/b]: Lazorinc: 6, Nate River: 9, Nirvana: 10, Soundblock: 3, WH-Wilou84: 2, NoisyVelvet: 3]&#10;[b]28. [url=https://www.doomworld.com/idgames/levels/doom2/Ports/megawads/1024]Congestion 1024[/url][/b] [[b]32[/b]: Dragonfly: 6, HyperLuke: 7, Mr. Freeze: 5, Philnemba: 5, Voltcom9: 5, bonnie: 4]&#10;[b]29. [url=https://www.doomworld.com/idgames/levels/doom/megawads/dtwid]Doom the Way id Did[/url][/b] [[b]31[/b]: Altima: 6, Greyenko: 9, MFG38: 4, Malrionn: 2, Mr. Freeze: 4, WH-Wilou84: 1, Woolie Wool: 5]&#10;[b]29. [url=https://www.doomworld.com/idgames/levels/doom2/Ports/megawads/prcp]Plutonia: Revisited Community Project[/url][/b] [[b]31[/b]: Altima: 5, Nine Inch Heels: 3, Paul977: 10, bLOCKbOYgAMES: 3, NoisyVelvet: 3, Odal: 7]&#10;[b]31. [url=https://www.doomworld.com/idgames/levels/doom2/Ports/p-r/pirates]Pirate Doom[/url][/b] [[b]30[/b]: Dime: 5, Dragonfly: 7, Jaws In Space: 10, Phobus: 6, Soundblock: 2]&#10;[b]32. [url=https://www.doomworld.com/idgames/levels/doom2/Ports/megawads/alt]A.L.T.[/url][/b] [[b]29[/b]: Not Jabba: 7, Spectre01: 2, ella guro: 10, yakfak: 10]&#10;[b]33. [url=https://www.doomworld.com/idgames/levels/doom2/megawads/cydreams]Cyberdreams[/url][/b] [[b]28[/b]: 42PercentHealth: 3, 7hm: 7, ShotgunDemolition: 1, bonnie: 7, justsomemusicguy: 3, NoisyVelvet: 4, TheNerdTurtle2: 3]&#10;[b]33. [url=https://www.doomworld.com/idgames/themes/TeamTNT/eternal/eternal]Eternal Doom[/url][/b] [[b]28[/b]: 7hm: 5, Greyenko: 1, T-Rex: 5, Vorpal: 5, Woolie Wool: 6, valkiriforce: 6]&#10;[b]33. [url=https://www.doomworld.com/idgames/levels/doom2/Ports/g-i/hg]Hell Ground[/url][/b] [[b]28[/b]: Cynical: 8, WH-Wilou84: 2, antares031: 5, darkreaver: 1, stasiowygrzybek: 7, Budoka: 5]&#10;[b]36. [url=https://www.doomworld.com/idgames/levels/doom2/Ports/megawads/jpcp]Japanese Community Project[/url][/b] [[b]27[/b]: Archvile Hunter: 5, JudgeDeadd: 3, Not Jabba: 6, Soundblock: 1, antares031: 5, ella guro: 7]&#10;[b]36. [url=https://www.doomworld.com/idgames/levels/doom2/megawads/strain10]Strain[/url][/b] [[b]27[/b]: Grazza: 6, JudgeDeadd: 1, Squadallah: 9, T-Rex: 1, ella guro: 4, roadworx: 6]&#10;[b]38. [url=https://www.doomworld.com/idgames/levels/doom2/Ports/s-u/stardate]Stardate 20X6[/url][/b] [[b]26[/b]: GarrettChan: 7, MFG38: 6, Nirvana: 6, Talvi: 1, WH-Wilou84: 3, bemused: 3]&#10;[b]39. [url=http://www.doom2.net/doom2/wads/DWANGO5.ZIP]DWANGO 5[/url][/b] [[b]25[/b]: Doomkid: 10, Ralphis: 7, antares031: 8]&#10;[b]39. [url=https://www.doomworld.com/idgames/levels/doom2/Ports/j-l/lunatic]Lunatic[/url][/b] [[b]25[/b]: Cynical: 6, Dime: 9, Nate River: 4, Poncho: 5, Budoka: 1]&#10;[b]39. [url=https://www.doomworld.com/idgames/levels/doom2/Ports/v-z/violence]Violence[/url][/b] [[b]25[/b]: Nate River: 2, everennui: 4, stasiowygrzybek: 10, Lorenz0: 9]&#10;[b]39. [url=https://www.doomworld.com/idgames/levels/doom2/Ports/megawads/zdcmp2]ZDoom Community Map Project II[/url][/b] [[b]25[/b]: Graf Zahl: 10, Phobus: 9, TechnoDoomed1: 6]&#10;[b]43. [url=https://www.doomworld.com/idgames/levels/doom2/Ports/d-f/distrbia]Disturbia[/url][/b] [[b]23[/b]: Paul977: 6, Sky: 7, darkreaver: 10]&#10;[b]43. [url=https://www.doomworld.com/idgames/levels/doom/Ports/megawads/neis]No End in Sight[/url][/b] [[b]23[/b]: Not Jabba: 5, Vorpal: 5, Woolie Wool: 1, ella guro: 6, yakfak: 5, NoisyVelvet: 1]&#10;[b]45. [url=https://www.doomworld.com/idgames/levels/doom/Ports/megawads/kdizd_12]Knee-Deep in ZDoom[/url][/b] [[b]22[/b]: Graf Zahl: 6, Voltcom9: 7, tchkb: 2, Apaul27: 7]&#10;[b]45. [url=https://www.doomworld.com/idgames/levels/doom2/Ports/s-u/unloved]Unloved[/url][/b] [[b]22[/b]: MFG38: 1, TechnoDoomed1: 3, bonnie: 10, everennui: 8]&#10;[b]47. [url=https://www.doomworld.com/idgames/levels/doom2/megawads/d2twid]Doom II the Way id Did[/url][/b] [[b]21[/b]: Dime: 8, dylux: 8, NoisyVelvet: 5]&#10;[b]47. [url=https://www.doomworld.com/idgames/levels/doom2/Ports/s-u/tutnt]The Ultimate Torment &amp; Torture[/url][/b] [[b]21[/b]: Greyenko: 4, HyperLuke: 8, Talvi: 4, TechnoDoomed1: 2, TheMightyHeracross: 3]&#10;[b]49. [url=https://www.doomworld.com/idgames/levels/doom2/Ports/megawads/cchest4]Community Chest 4[/url][/b] [[b]20[/b]: HUNdebLeonidasX: 4, JudgeDeadd: 3, Malrionn: 10, Phobus: 3]&#10;[b]50. [url=https://www.doomworld.com/idgames/levels/doom2/Ports/a-c/arcadia]Arcadia Demade[/url][/b] [[b]19[/b]: Jaws In Space: 9, Vorpal: 5, soner du: 5]&#10;[b]50. [url=https://www.doomworld.com/idgames/levels/doom2/Ports/d-f/equinox]Equinox[/url][/b] [[b]19[/b]: Grazza: 9, Sky: 5, ella guro: 5]&#10;[b]50. [url=https://www.doomworld.com/idgames/levels/doom2/Ports/megawads/ngmvmt2]Newgothic Movement 2[/url][/b] [[b]19[/b]: Nine Inch Heels: 8, Outrageous Videos: 9, ShotgunDemolition: 2]&#10;[b]50. [url=https://www.doomworld.com/idgames/levels/doom2/Ports/m-o/nuts]Nuts[/url][/b] [[b]19[/b]: AnonimVio: 9, roadworx: 4, stasiowygrzybek: 6]&#10;[b]50. [url=https://www.doomworld.com/forum/topic/85791-tnt-revilution-final-beta-ready-for-testing/]TNT: Revilution[/url][/b] [[b]19[/b]: GarrettChan: 1, Spectra: 9, bLOCKbOYgAMES: 2, dylux: 5, tmorrow: 2]&#10;[b]55. [url=https://www.doomworld.com/idgames/levels/doom/Ports/megawads/2002ado]2002: A Doom Odyssey[/url][/b] [[b]18[/b]: Philnemba: 8, soner du: 8, tmorrow: 2]&#10;[b]55. [url=https://www.doomworld.com/idgames/levels/doom2/Ports/a-c/bauhaus]Bauhaus[/url][/b] [[b]18[/b]: 7hm: 5, Grain of Salt: 3, ella guro: 9, NoisyVelvet: 1]&#10;[b]55. [url=https://www.doomworld.com/idgames/levels/doom2/megawads/dmonfear]Demonfear[/url][/b] [[b]18[/b]: NaZa: 1, Philnemba: 3, roadworx: 8, soner du: 6]&#10;[b]58. [url=https://www.doomworld.com/idgames/levels/doom2/Ports/a-c/breach]Breach[/url][/b] [[b]17[/b]: Dime: 10, Jaws In Space: 7]&#10;[b]58. [url=http://www.moddb.com/mods/brutal-doom/downloads/brutal-doom-hell-on-earth-starter-pack]Brutal Doom: Hell on Earth Starter Pack[/url][/b] [[b]17[/b]: Squadallah: 8, TechnoDoomed1: 9]&#10;[b]58. [url=http://www.theultimatedoom.com/download/chillax-v9.7.3_fixes_by_HiM_v1.1.zip]Chillax[/url][/b] [[b]17[/b]: AnonimVio: 5, Nine Inch Heels: 4, Outrageous Videos: 3, fveitsi: 5]&#10;[b]61. [url=https://www.doomworld.com/idgames/levels/doom2/Ports/megawads/mutiny]Mutiny[/url][/b] [[b]16[/b]: Doomkid: 3, Jaws In Space: 6, everennui: 2, NoisyVelvet: 1, m8f: 4]&#10;[b]61. [url=http://www.mustaine.com/about/video-game-work/perditions-gate/]Perdition's Gate[/url][/b] [[b]16[/b]: Nate River: 1, Vorpal: 5, bonnie: 10]&#10;[b]61. [url=https://www.doomworld.com/idgames/levels/doom2/megawads/ur]Unholy Realms[/url][/b] [[b]16[/b]: Bryan T: 1, Dime: 6, dylux: 7, tmorrow: 2]&#10;[b]64. [url=https://www.doomworld.com/idgames/levels/doom2/Ports/megawads/jenesis]Jenesis[/url][/b] [[b]15[/b]: Altima: 7, JudgeDeadd: 3, NaZa: 2, Not Jabba: 2, Poncho: 1]&#10;[b]64. [url=https://www.doomworld.com/idgames/levels/doom2/Ports/megawads/sf2012]Slaughterfest 2012[/url][/b] [[b]15[/b]: HyperLuke: 1, Outrageous Videos: 1, bemused: 2, Apaul27: 8, tmorrow: 3]&#10;[b]64. [url=https://www.doomworld.com/idgames/levels/doom2/Ports/a-c/action2]Urban Brawl: Action Doom 2[/url][/b] [[b]15[/b]: JudgeDeadd: 4, Phobus: 10, stasiowygrzybek: 1]&#10;[b]64. [url=https://www.doomworld.com/forum/topic/62496-winters-fury/]Winter's Fury[/url][/b] [[b]15[/b]: Dragonfly: 5, TechnoDoomed1: 10]&#10;[b]68. [url=https://www.doomworld.com/idgames/levels/doom2/Ports/megawads/bstain]Bloodstain[/url][/b] [[b]14[/b]: Forli: 4, NuMetalManiak: 5, everennui: 5]&#10;[b]68. [url=http://www.moddb.com/games/doom-ii/addons/eternal-slumber-party-v2]Eternal Slumber Party[/url][/b] [[b]14[/b]: Grain of Salt: 4, Outrageous Videos: 8, Roofi: 2]&#10;[b]68. [url=https://www.doomworld.com/idgames/levels/doom2/Ports/s-u/scl_top]Threshold of Pain[/url][/b] [[b]14[/b]: MFG38: 7, Malrionn: 7]&#10;[b]68. [url=https://www.doomworld.com/idgames/levels/doom2/Ports/s-u/uacultra]UAC Ultra[/url][/b] [[b]14[/b]: Malrionn: 10, Budoka: 4]&#10;[b]72. [url=https://www.doomworld.com/idgames/themes/batman/batman]Batman Doom[/url][/b] [[b]13[/b]: JudgeDeadd: 3, soner du: 10]&#10;[b]72. [url=https://www.doomworld.com/idgames/levels/doom2/Ports/d-f/elysion]Elysion[/url][/b] [[b]13[/b]: Sky: 8, darkreaver: 5]&#10;[b]72. [url=https://www.doomworld.com/idgames/levels/doom2/Ports/m-o/miasma]Miasma[/url][/b] [[b]13[/b]: Nirvana: 9, Soundblock: 2, WH-Wilou84: 1, NoisyVelvet: 1]&#10;[b]72. [url=https://www.doomworld.com/idgames/levels/doom2/megawads/darken2]The Darkening Episode 2[/url][/b] [[b]13[/b]: Graf Zahl: 4, Woolie Wool: 9]&#10;[b]72. [url=https://www.doomworld.com/idgames/levels/doom2/megawads/zone300]Zone 300[/url][/b] [[b]13[/b]: Bryan T: 2, Soundblock: 3, Voltcom9: 8]&#10;[b]77. [url=https://www.doomworld.com/idgames/levels/doom2/Ports/d-f/dv]Deus Vult[/url][/b] [[b]12[/b]: Mr. Freeze: 7, WH-Wilou84: 5]&#10;[b]77. [url=https://forum.zdoom.org/viewtopic.php?t=56668#p1000996]Rise of the Wool Ball[/url][/b] [[b]12[/b]: Apaul27: 9, TheMightyHeracross: 3]&#10;[b]77. [url=https://www.doomworld.com/idgames/levels/doom2/Ports/s-u/sd20x7]Stardate 20X7[/url][/b] [[b]12[/b]: Grain of Salt: 8, bemused: 4]&#10;[b]77. [url=https://www.doomworld.com/idgames/levels/doom2/Ports/megawads/swideath]Swift Death[/url][/b] [[b]12[/b]: Mason.: 5, Nine Inch Heels: 1, fveitsi: 5, NoisyVelvet: 1]&#10;[b]77. [url=https://www.doomworld.com/idgames/levels/doom2/Ports/megawads/zpack]ZPack[/url][/b] [[b]12[/b]: MFG38: 5, TechnoDoomed1: 4, Voltcom9: 3]&#10;[b]82. [url=https://www.doomworld.com/idgames/levels/doom2/Ports/a-c/comatose]Comatose[/url][/b] [[b]11[/b]: yakfak: 7, m8f: 4]&#10;[b]82. [url=https://www.doomworld.com/idgames/levels/doom2/Ports/megawads/cchest2]Community Chest 2[/url][/b] [[b]11[/b]: Sky: 10, tchkb: 1]&#10;[b]82. [url=https://www.doomworld.com/idgames/levels/doom2/Ports/a-c/crumpets]Crumpets[/url][/b] [[b]11[/b]: Nate River: 8, Nirvana: 1, everennui: 2]&#10;[b]82. [url=http://rabotik.nl/harmony.htm]Harmony[/url][/b] [[b]11[/b]: Not Jabba: 5, Sky: 6]&#10;[b]82. [url=https://www.doomworld.com/idgames/levels/doom2/Ports/a-c/ad2dow]Urban Brawl: Dead of Winter[/url][/b] [[b]11[/b]: Phobus: 5, Ralphis: 6]&#10;[b]82. [url=https://www.doomworld.com/forum/topic/50158-wip-vela-pax-beta-21-out-now-with-1-more-stuff/]Vela Pax[/url][/b] [[b]11[/b]: WH-Wilou84: 2, TheNerdTurtle2: 9]&#10;[b]82. [url=https://www.doomworld.com/idgames/levels/doom/v-z/wow]Wow[/url][/b] [[b]11[/b]: AnonimVio: 10, Apaul27: 1]&#10;[b]89. [url=https://www.doomworld.com/idgames/levels/doom/a-c/castevil]Castle of Evil[/url][/b] [[b]10[/b]: bzzrak: 10]&#10;[b]89. [url=https://www.doomworld.com/idgames/levels/doom2/Ports/d-f/exterror]Extreme Terror[/url][/b] [[b]10[/b]: Nine Inch Heels: 5, everennui: 5]&#10;[b]89. [url=https://www.doomworld.com/idgames/levels/doom2/g-i/grime]Grime[/url][/b] [[b]10[/b]: Paul977: 4, WH-Wilou84: 2, darkreaver: 4]&#10;[b]89. [url=https://doomwiki.org/wiki/Hell_To_Pay]Hell to Pay[/url][/b] [[b]10[/b]: bonnie: 10]&#10;[b]89. [url=https://www.doomworld.com/idgames/levels/doom2/Ports/j-l/legher]Legacy of Heroes[/url][/b] [[b]10[/b]: Roofi: 7, dylux: 3]&#10;[b]94. [url=https://www.doomworld.com/idgames/levels/doom2/Ports/a-c/brfinal]Beyond Reality[/url][/b] [[b]9[/b]: HUNdebLeonidasX: 6, Talvi: 3]&#10;[b]94. [url=https://www.doomworld.com/forum/topic/92135-deadair-v2/]Dead Air[/url][/b] [[b]9[/b]: HyperLuke: 2, Lorenz0: 7]&#10;[b]94. [url=https://www.doomworld.com/idgames/levels/doom/Ports/megawads/ddamn0.9]Doom: Damnation[/url][/b] [[b]9[/b]: bzzrak: 9]&#10;[b]94. [url=https://www.doomworld.com/idgames/levels/doom2/Ports/megawads/dump-1]Dump Episode 1: Fuck Time Limits[/url][/b] [[b]9[/b]: Voltcom9: 9]&#10;[b]94. [url=https://www.doomworld.com/forum/topic/88507-dump-episode-3-bfg-edition-maps-released/]Dump Episode 3: BFG Edition[/url][/b] [[b]9[/b]: HyperLuke: 9]&#10;[b]94. [url=https://www.doomworld.com/idgames/levels/doom2/Ports/g-i/hth2]Hi-Tech Hell 2: Alien Tech[/url][/b] [[b]9[/b]: Graf Zahl: 9]&#10;[b]94. [url=https://forum.zdoom.org/viewtopic.php?t=52301#p913612]Shadow Of The Wool Ball[/url][/b] [[b]9[/b]: Apaul27: 9]&#10;[b]94. [url=https://www.doomworld.com/idgames/levels/doom2/Ports/s-u/tnte1]Torment and Torture[/url][/b] [[b]9[/b]: MFG38: 9]&#10;[b]102. [url=https://www.doomworld.com/idgames/levels/doom2/Ports/d-f/disjunct]Disjunction[/url][/b] [[b]8[/b]: Lorenz0: 8]&#10;[b]102. [url=https://www.doomworld.com/forum/topic/69813-doom-the-golden-souls-mario-64-doom-definitive-edition-released/]Doom: The Golden Souls[/url][/b] [[b]8[/b]: everennui: 1, TheNerdTurtle2: 7]&#10;[b]102. [url=https://www.doomworld.com/idgames/levels/doom2/Ports/a-c/cybie]Doomguy's Pimp Ventures[/url][/b] [[b]8[/b]: AnonimVio: 8]&#10;[b]102. [url=https://www.doomworld.com/idgames/levels/doom2/Ports/g-i/holyhell]Holy Hell[/url][/b] [[b]8[/b]: Outrageous Videos: 2, bemused: 6]&#10;[b]102. [url=https://www.doomworld.com/idgames/levels/doom2/Ports/megawads/italo]Italo-Doom[/url][/b] [[b]8[/b]: bemused: 8]&#10;[b]102. [url=https://www.doomworld.com/idgames/levels/doom2/m-o/mangle]Mangle[/url][/b] [[b]8[/b]: bzzrak: 8]&#10;[b]102. [url=https://www.doomworld.com/idgames/levels/doom2/Ports/m-o/mohu1]Monster Hunter Ltd Part I[/url][/b] [[b]8[/b]: Jaws In Space: 4, m8f: 4]&#10;[b]102. [url=https://www.doomworld.com/idgames/levels/doom2/Ports/m-o/mohu2]Monster Hunter Ltd Part II[/url][/b] [[b]8[/b]: Jaws In Space: 4, m8f: 4]&#10;[b]102. [url=https://www.doomworld.com/idgames/levels/doom2/Ports/m-o/nimrod]Nimrod: Ixnay on the Hombre[/url][/b] [[b]8[/b]: Graf Zahl: 8]&#10;[b]102. [url=https://doomwiki.org/wiki/No_Rest_for_the_Living]No Rest for the Living[/url][/b] [[b]8[/b]: Vorpal: 5, Woolie Wool: 3]&#10;[b]102. [url=https://www.doomworld.com/idgames/levels/doom2/megawads/tvr]Revolution![/url][/b] [[b]8[/b]: Altima: 4, Grazza: 3, Not Jabba: 1]&#10;[b]102. [url=https://www.doomworld.com/idgames/levels/doom2/Ports/s-u/sacrment]Sacrament[/url][/b] [[b]8[/b]: ella guro: 8]&#10;[b]102. [url=https://www.doomworld.com/idgames/levels/doom2/Ports/s-u/scythex]Scythe X[/url][/b] [[b]8[/b]: 42PercentHealth: 2, Graf Zahl: 2, Talvi: 3, bLOCKbOYgAMES: 1]&#10;[b]102. [url=https://www.doomworld.com/idgames/levels/doom2/Ports/megawads/skuldash]Skulldash[/url][/b] [[b]8[/b]: everennui: 2, Lorenz0: 6]&#10;[b]102. [url=https://www.doomworld.com/idgames/levels/doom2/Ports/megawads/sf2011]Slaughterfest 2011[/url][/b] [[b]8[/b]: Outrageous Videos: 5, tmorrow: 3]&#10;[b]102. [url=https://www.doomworld.com/idgames/levels/doom2/Ports/megawads/sihr2fix]Survive in Hell[/url][/b] [[b]8[/b]: Spectra: 8]&#10;[b]102. [url=https://www.doomworld.com/idgames/levels/doom2/Ports/megawads/sp_usimp]Ultimate Simplicity[/url][/b] [[b]8[/b]: Dragonfly: 8]&#10;[b]102. [url=https://www.doomworld.com/idgames/levels/doom2/Ports/v-z/zdmcmp1]ZDoom Community Map Project: Take 1[/url][/b] [[b]8[/b]: Phobus: 8]&#10;[b]120. [url=https://www.doomworld.com/idgames/levels/doom2/Ports/megawads/50shades]50 Shades of Graytall[/url][/b] [[b]7[/b]: Nine Inch Heels: 2, Voltcom9: 2, NoisyVelvet: 3]&#10;[b]120. [url=http://www.moddb.com/games/doom/addons/castle-heng]Castle Heng[/url][/b] [[b]7[/b]: 7hm: 7]&#10;[b]120. [url=https://doomwiki.org/wiki/Chex_Quest#Chex_Quest_2]Chex Quest 2[/url][/b] [[b]7[/b]: bzzrak: 7]&#10;[b]120. [url=https://www.doomworld.com/idgames/levels/doom2/Ports/a-c/cah_se]Cold as Hell[/url][/b] [[b]7[/b]: Graf Zahl: 7]&#10;[b]120. [url=https://www.doomworld.com/idgames/levels/doom2/Ports/megawads/cif3]Community is Falling 3[/url][/b] [[b]7[/b]: NuMetalManiak: 3, Voltcom9: 4]&#10;[b]120. [url=https://www.doomworld.com/idgames/levels/doom2/d-f/doomcity]Doom City[/url][/b] [[b]7[/b]: Doomkid: 3, Jaws In Space: 4]&#10;[b]120. [url=http://www.moddb.com/mods/doomone/downloads/doomone-v04]Doom: One[/url][/b] [[b]7[/b]: Greyenko: 3, HyperLuke: 4]&#10;[b]120. [url=https://www.doomworld.com/idgames/levels/doom/s-u/uac_dead]Doomsday of UAC[/url][/b] [[b]7[/b]: Ed: 5, Jaws In Space: 2]&#10;[b]120. [url=https://www.doomworld.com/forum/topic/90173-eden/]Eden[/url][/b] [[b]7[/b]: Nirvana: 7]&#10;[b]120. [url=https://www.doomworld.com/idgames/levels/doom2/Ports/g-i/iedge]Insanity's Edge[/url][/b] [[b]7[/b]: TechnoDoomed1: 7]&#10;[b]120. [url=https://www.doomworld.com/idgames/levels/doom2/Ports/megawads/mock2]Mock 2: The Speed of Stupid[/url][/b] [[b]7[/b]: AnonimVio: 7]&#10;[b]120. [url=https://www.doomworld.com/idgames/levels/doom2/m-o/odessa_1]Odessa 1[/url][/b] [[b]7[/b]: 7hm: 7]&#10;[b]120. [url=https://www.doomworld.com/idgames/levels/doom2/Ports/p-r/pwfinal]Plutonium Winds[/url][/b] [[b]7[/b]: Spectra: 7]&#10;[b]120. [url=https://www.doomworld.com/idgames/levels/hexen/j-l/kaiser_28]Shadows of Chronos[/url][/b] [[b]7[/b]: Grain of Salt: 7]&#10;[b]120. [url=https://forum.zdoom.org/viewtopic.php?f=42&amp;t=55741]Waterlab GZD[/url][/b] [[b]7[/b]: Phobus: 7]&#10;[b]135. [url=https://www.doomworld.com/idgames/levels/doom2/Ports/d-f/frozent] Frozen Time[/url][/b] [[b]6[/b]: Budoka: 6]&#10;[b]135. [url=https://www.doomworld.com/forum/topic/92542-20-monsters-community-project-released/]20 Monsters Community Project[/url][/b] [[b]6[/b]: Voltcom9: 6]&#10;[b]135. [url=http://www.doomwadstation.net/main/aliens.html]Aliens TC[/url][/b] [[b]6[/b]: soner du: 2, yakfak: 4]&#10;[b]135. [url=https://www.doomworld.com/idgames/levels/doom2/Ports/s-u/teitenga]Assault on Tei Tenga[/url][/b] [[b]6[/b]: Ralphis: 6]&#10;[b]135. [url=https://www.doomworld.com/idgames/levels/doom2/a-c/castleof]Castle of the Damned[/url][/b] [[b]6[/b]: bzzrak: 6]&#10;[b]135. [url=https://www.doomworld.com/idgames/levels/doom2/Ports/megawads/drkenctr]Dark Encounters[/url][/b] [[b]6[/b]: Bryan T: 6]&#10;[b]135. [url=https://www.doomworld.com/idgames/levels/doom2/Ports/d-f/de-pkg]Demon Eclipse[/url][/b] [[b]6[/b]: Lazorinc: 1, Soundblock: 1, tchkb: 4]&#10;[b]135. [url=https://www.doomworld.com/idgames/levels/doom/Ports/d-f/dbimpact]Double Impact[/url][/b] [[b]6[/b]: Ralphis: 6]&#10;[b]135. [url=https://www.doomworld.com/idgames/levels/doom2/Ports/megawads/echelon]Echelon[/url][/b] [[b]6[/b]: Sky: 1, bzzrak: 5]&#10;[b]135. [url=https://www.doomworld.com/idgames/levels/heretic/Ports/elfgp]Elf Gets Pissed[/url][/b] [[b]6[/b]: Ralphis: 6]&#10;[b]135. [url=https://www.doomworld.com/idgames/levels/doom/0-9/01fava]Fava Beans[/url][/b] [[b]6[/b]: NaZa: 4, Philnemba: 2]&#10;[b]135. [url=https://www.doomworld.com/idgames/levels/doom2/Ports/megawads/5room]Five Rooms of Doom[/url][/b] [[b]6[/b]: HyperLuke: 6]&#10;[b]135. [url=https://www.doomworld.com/idgames/levels/doom2/deathmatch/j-l/judas23]Judas[/url][/b] [[b]6[/b]: antares031: 6]&#10;[b]135. [url=https://www.doomworld.com/idgames/levels/doom2/megawads/marsw301]Mars War[/url][/b] [[b]6[/b]: Roofi: 6]&#10;[b]135. [url=https://www.doomworld.com/idgames/levels/doom2/Ports/m-o/ngmvmt1]Newgothic Movement 1[/url][/b] [[b]6[/b]: Outrageous Videos: 4, everennui: 2]&#10;[b]135. [url=https://www.doomworld.com/idgames/levels/doom/m-o/nukemine]Nuke Mine (Come Get Some)[/url][/b] [[b]6[/b]: Soundblock: 6]&#10;[b]135. [url=https://www.doomworld.com/idgames/levels/doom/Ports/p-r/par-lutz]Phobos: Anomaly Reborn[/url][/b] [[b]6[/b]: Ed: 5, Graf Zahl: 1]&#10;[b]135. [url=http://www.wad-archive.com/wad/e5d863c72e1f5de577a3ae57745c107e]SSL2[/url][/b] [[b]6[/b]: antares031: 6]&#10;[b]135. [url=https://www.doomworld.com/idgames/levels/doom/Ports/d-f/e1m8b]Tech Gone Bad[/url][/b] [[b]6[/b]: Jaws In Space: 5, JudgeDeadd: 1]&#10;[b]135. [url=https://www.doomworld.com/idgames/levels/doom2/Ports/m-o/massm]The Adventures of MassMouth[/url][/b] [[b]6[/b]: Ralphis: 6]&#10;[b]135. [url=https://www.doomworld.com/idgames/levels/doom2/Ports/megawads/tj]The Journey[/url][/b] [[b]6[/b]: Spectra: 6]&#10;[b]135. [url=https://www.doomworld.com/idgames/themes/terrywads/uacmnnew]UAC Military Nightmare[/url][/b] [[b]6[/b]: AnonimVio: 6]&#10;[b]135. [url=https://www.doomworld.com/idgames/levels/doom2/deathmatch/Ports/megawads/udmx]Unidoom Deathmatch X[/url][/b] [[b]6[/b]: Ralphis: 6]&#10;[b]135. [url=https://www.doomworld.com/idgames/levels/doom2/megawads/urania]Urania[/url][/b] [[b]6[/b]: Spectre01: 6]&#10;[b]135. [url=https://www.doomworld.com/idgames/levels/doom2/Ports/megawads/wos]Whispers of Satan[/url][/b] [[b]6[/b]: Woolie Wool: 4, tmorrow: 2]&#10;[b]160. [url=https://www.doomworld.com/idgames/levels/doom2/Ports/a-c/bor_lost]Brotherhood of Ruin: The Lost Temple[/url][/b] [[b]5[/b]: Vorpal: 5]&#10;[b]160. [url=https://www.doomworld.com/idgames/levels/doom2/a-c/chordg]Chord G[/url][/b] [[b]5[/b]: JudgeDeadd: 2, Paul977: 3]&#10;[b]160. [url=https://www.doomworld.com/idgames/levels/doom2/Ports/s-u/tcotd21me]City of the Damned: Apocalypse[/url][/b] [[b]5[/b]: TechnoDoomed1: 5]&#10;[b]160. [url=https://www.doomworld.com/idgames/levels/doom2/Ports/megawads/1024clau]Claustrophobia 1024[/url][/b] [[b]5[/b]: m8f: 5]&#10;[b]160. [url=https://www.doomworld.com/idgames/levels/doom/d-f/dante666]Dante's Gate[/url][/b] [[b]5[/b]: Soundblock: 5]&#10;[b]160. [url=http://www.wad-archive.com/wad/DOOM-Barracks-Zone-1]Doom Barracks Zone[/url][/b] [[b]5[/b]: HUNdebLeonidasX: 3, TheMightyHeracross: 2]&#10;[b]160. [url=https://www.doomworld.com/forum/topic/54022-doom-center-do-you-know-that/]Doom Center[/url][/b] [[b]5[/b]: HUNdebLeonidasX: 5]&#10;[b]160. [url=https://www.doomworld.com/idgames/levels/doom2/Ports/d-f/dripfeed]Drip Feed[/url][/b] [[b]5[/b]: Vorpal: 5]&#10;[b]160. [url=https://www.doomworld.com/idgames/themes/TeamTNT/ed4_rfo/ed4_rfo1]Eternal DOOM IV: Return from Oblivion[/url][/b] [[b]5[/b]: m8f: 5]&#10;[b]160. [url=https://www.doomworld.com/idgames/levels/doom2/deathmatch/megawads/exec]Execution[/url][/b] [[b]5[/b]: Doomkid: 5]&#10;[b]160. [url=http://freedoom.github.io/download.html]Freedoom: Phase 2[/url][/b] [[b]5[/b]: Spectra: 1, Voltcom9: 1, TheMightyHeracross: 3]&#10;[b]160. [url=https://forum.zdoom.org/viewtopic.php?f=19&amp;t=46718]Gene-Tech: Before the Storm[/url][/b] [[b]5[/b]: Graf Zahl: 5]&#10;[b]160. [url=https://www.doomworld.com/idgames/levels/doom2/Ports/megawads/gmp]Good Morning Phobos[/url][/b] [[b]5[/b]: Bryan T: 5]&#10;[b]160. [url=https://www.doomworld.com/idgames/levels/doom2/deathmatch/Ports/megawads/gw2]Greenwar II[/url][/b] [[b]5[/b]: Ed: 5]&#10;[b]160. [url=https://www.doomworld.com/idgames/themes/hacx/hx11pack]Hacx[/url][/b] [[b]5[/b]: Grazza: 5]&#10;[b]160. [url=https://www.doomworld.com/idgames/levels/doom2/Ports/g-i/inncnx2]Innocence X2[/url][/b] [[b]5[/b]: Spectra: 5]&#10;[b]160. [url=https://www.doomworld.com/idgames/levels/doom2/m-o/mordeth]Mordeth[/url][/b] [[b]5[/b]: Vorpal: 5]&#10;[b]160. [url=https://www.doomworld.com/idgames/levels/doom2/Ports/megawads/nova2]Nova II: New Dawn[/url][/b] [[b]5[/b]: Not Jabba: 3, dylux: 2]&#10;[b]160. [url=http://www.mediafire.com/file/fuurx4c98tl198i/One_Doom_s_Day.wad]One Doom's Day[/url][/b] [[b]5[/b]: Apaul27: 5]&#10;[b]160. [url=https://www.doomworld.com/idgames/levels/doom2/m-o/osiris]Osiris[/url][/b] [[b]5[/b]: Vorpal: 5]&#10;[b]160. [url=https://www.doomworld.com/idgames/deathmatch/skulltag/spacedm9]SpaceDM9[/url][/b] [[b]5[/b]: Ed: 5]&#10;[b]160. [url=https://www.doomworld.com/idgames/levels/doom2/s-u/slayer]The Slayer[/url][/b] [[b]5[/b]: Vorpal: 5]&#10;[b]160. [url=https://www.doomworld.com/idgames/themes/university/trinity2]The Unholy Trinity[/url][/b] [[b]5[/b]: Soundblock: 2, yakfak: 3]&#10;[b]160. [url=https://www.doomworld.com/idgames/levels/doom2/Ports/v-z/vulkan]Vulkan Episode 1[/url][/b] [[b]5[/b]: HyperLuke: 5]&#10;[b]160. [url=https://www.doomworld.com/idgames/levels/doom2/Ports/v-z/zendyn_x]Zen Dynamics[/url][/b] [[b]5[/b]: Phobus: 4, TechnoDoomed1: 1]&#10;[b]185. [url=https://www.doomworld.com/idgames/levels/doom2/a-c/chord2]Chord 2[/url][/b] [[b]4[/b]: Paul977: 4]&#10;[b]185. [url=https://www.doomworld.com/idgames/levels/doom2/Ports/a-c/c-shock2]Combat Shock 2[/url][/b] [[b]4[/b]: Cynical: 1, Nate River: 3]&#10;[b]185. [url=https://www.doomworld.com/idgames/levels/doom2/Ports/a-c/crimsonh]Crimson Horizon[/url][/b] [[b]4[/b]: Paul977: 4]&#10;[b]185. [url=https://www.doomworld.com/idgames/levels/doom2/deathmatch/Ports/megawads/crudream]Crucified Dreams[/url][/b] [[b]4[/b]: Soundblock: 4]&#10;[b]185. [url=https://www.doomworld.com/idgames/levels/doom2/megawads/d2ino]Doom 2 In Name Only[/url][/b] [[b]4[/b]: Odal: 4]&#10;[b]185. [url=https://www.doomworld.com/idgames/levels/doom2/d-f/dyst3]Dystopia 3: Re-Birth of Anarchy[/url][/b] [[b]4[/b]: Soundblock: 3, valkiriforce: 1]&#10;[b]185. [url=https://www.doomworld.com/idgames/levels/doom2/d-f/earth]Earth[/url][/b] [[b]4[/b]: ShotgunDemolition: 3, TheNerdTurtle2: 1]&#10;[b]185. [url=https://www.doomworld.com/idgames/levels/doom2/Ports/g-i/impencse]Imp Encounter[/url][/b] [[b]4[/b]: AnonimVio: 4]&#10;[b]185. [url=https://www.doomworld.com/idgames/levels/doom2/Ports/j-l/jadearth]Jade Earth[/url][/b] [[b]4[/b]: Roofi: 4]&#10;[b]185. [url=https://www.doomworld.com/forum/topic/74792-jiffy-bag-a-speedmap-megawad-rc2-released/]Jiffy Bag[/url][/b] [[b]4[/b]: TheNerdTurtle2: 4]&#10;[b]185. [url=https://www.doomworld.com/idgames/levels/doom2/Ports/j-l/khorus]Khorus[/url][/b] [[b]4[/b]: NuMetalManiak: 4]&#10;[b]185. [url=https://www.doomworld.com/files/file/15671-mapgame/]Mapgame[/url][/b] [[b]4[/b]: m8f: 4]&#10;[b]185. [url=https://www.doomworld.com/idgames/levels/doom2/Ports/s-u/sinedie]Sine Die[/url][/b] [[b]4[/b]: bLOCKbOYgAMES: 4]&#10;[b]185. [url=http://stronghold.drdteam.org/download.html]Stronghold: On the Edge of Chaos[/url][/b] [[b]4[/b]: Dragonfly: 2, MFG38: 2]&#10;[b]185. [url=https://www.doomworld.com/idgames/levels/doom2/Ports/megawads/doomtrib]The DOOM Tribute Project[/url][/b] [[b]4[/b]: Lorenz0: 4]&#10;[b]185. [url=https://www.doomworld.com/idgames/levels/doom2/d-f/enigma]The Enigma Episode[/url][/b] [[b]4[/b]: T-Rex: 3, valkiriforce: 1]&#10;[b]185. [url=http://odamex.net/boards/index.php?topic=2246.0]UAC Ultra 2[/url][/b] [[b]4[/b]: Sky: 4]&#10;[b]185. [url=https://www.doomworld.com/idgames/levels/doom2/Ports/megawads/vile]Vile Flesh[/url][/b] [[b]4[/b]: Grazza: 4]&#10;[b]185. [url=https://www.doomworld.com/idgames/levels/doom2/Ports/v-z/vrack]Vrack[/url][/b] [[b]4[/b]: bzzrak: 4]&#10;[b]185. [url=https://www.doomworld.com/idgames/levels/doom2/Ports/v-z/vrack3]Vrack 3[/url][/b] [[b]4[/b]: Spectra: 4]&#10;[b]205. [url=https://cloud.mail.ru/public/83f617a62867/1993.WAD]1993[/url][/b] [[b]3[/b]: Apaul27: 3]&#10;[b]205. [url=https://www.doomworld.com/forum/topic/93734-doomworld-community-top-wads-of-all-time/?page=4]2castles[/url][/b] [[b]3[/b]: Soundblock: 3]&#10;[b]205. [url=https://www.doomworld.com/forum/topic/90605-v04-a-boy-and-his-barrel-a-secret-is-revealed/]A Boy and His Barrel[/url][/b] [[b]3[/b]: Dragonfly: 3]&#10;[b]205. [url=https://www.doomworld.com/files/file/18491-absolutely-killed/]Absolutely Killed[/url][/b] [[b]3[/b]: NoisyVelvet: 3]&#10;[b]205. [url=https://www.doomworld.com/idgames/levels/doom2/Ports/megawads/amdosia]Armadosia: The Mad Corridor[/url][/b] [[b]3[/b]: Roofi: 3]&#10;[b]205. [url=https://www.doomworld.com/idgames/levels/doom/Ports/a-c/aaawake]Awakening[/url][/b] [[b]3[/b]: Graf Zahl: 3]&#10;[b]205. [url=https://www.doomworld.com/idgames/levels/doom2/a-c/chord1]Chord 1[/url][/b] [[b]3[/b]: Paul977: 3]&#10;[b]205. [url=https://www.doomworld.com/idgames/levels/doom2/Ports/a-c/chord3]Chord 3[/url][/b] [[b]3[/b]: Paul977: 3]&#10;[b]205. [url=https://www.doomworld.com/idgames/levels/doom2/Ports/megawads/cchest3]Community Chest 3[/url][/b] [[b]3[/b]: Mr. Freeze: 3]&#10;[b]205. [url=https://www.doomworld.com/idgames/levels/doom2/d-f/darkcvnt]Dark Covenant[/url][/b] [[b]3[/b]: NuMetalManiak: 2, bonnie: 1]&#10;[b]205. [url=https://www.doomworld.com/idgames/levels/doom2/Ports/d-f/darknes2]Disciples of Darkness[/url][/b] [[b]3[/b]: Nirvana: 3]&#10;[b]205. [url=http://freedoom.github.io/download.html]Freedoom: Phase 1[/url][/b] [[b]3[/b]: stasiowygrzybek: 3]&#10;[b]205. [url=https://www.doomworld.com/idgames/levels/doom2/g-i/hellrun2]Hellrun[/url][/b] [[b]3[/b]: Doomkid: 3]&#10;[b]205. [url=https://www.doomworld.com/idgames/levels/doom2/Ports/j-l/los]Legacy of Suffering[/url][/b] [[b]3[/b]: MFG38: 3]&#10;[b]205. [url=https://www.doomworld.com/idgames/levels/doom2/p-r/phobos2]Phobos[/url][/b] [[b]3[/b]: Jaws In Space: 3]&#10;[b]205. [url=https://www.doomworld.com/idgames/levels/doom2/megawads/pizzas]Pizza Steve[/url][/b] [[b]3[/b]: Bryan T: 3]&#10;[b]205. [url=https://www.doomworld.com/idgames/levels/hexen/s-u/serpent]Serpent: Resurrection[/url][/b] [[b]3[/b]: TheMightyHeracross: 3]&#10;[b]205. [url=https://www.doomworld.com/idgames/levels/doom2/Ports/s-u/t3st]T3ST[/url][/b] [[b]3[/b]: bzzrak: 3]&#10;[b]205. [url=https://www.doomworld.com/idgames/levels/doom/s-u/smb_v102]The Sky May Be[/url][/b] [[b]3[/b]: AnonimVio: 3]&#10;[b]205. [url=https://www.doomworld.com/idgames/levels/doom2/deathmatch/s-u/udm3]Unidoom DM 3[/url][/b] [[b]3[/b]: Doomkid: 3]&#10;[b]225. [url=https://www.doomworld.com/idgames/levels/doom2/megawads/1monster]1 Monster Megawad[/url][/b] [[b]2[/b]: TheNerdTurtle2: 2]&#10;[b]225. [url=https://www.doomworld.com/idgames/levels/doom2/Ports/0-9/30kmaps]30,000 Levels[/url][/b] [[b]2[/b]: AnonimVio: 2]&#10;[b]225. [url=https://www.doomworld.com/idgames/levels/doom2/megawads/50monstr]50 Monsters[/url][/b] [[b]2[/b]: tmorrow: 2]&#10;[b]225. [url=https://www.doomworld.com/idgames/levels/doom2/Ports/a-c/aeternum]Aeternum[/url][/b] [[b]2[/b]: 42PercentHealth: 1, Budoka: 1]&#10;[b]225. [url=https://www.doomworld.com/idgames/levels/doom2/a-c/area51]Area 51[/url][/b] [[b]2[/b]: Doomkid: 2]&#10;[b]225. [url=https://www.doomworld.com/idgames/levels/doom/a-c/b2b]Back to Basics[/url][/b] [[b]2[/b]: WH-Wilou84: 2]&#10;[b]225. [url=https://www.doomworld.com/idgames/levels/doom2/Ports/a-c/bldstlp]Bloody Steel[/url][/b] [[b]2[/b]: ella guro: 2]&#10;[b]225. [url=https://www.doomworld.com/idgames/levels/doom2/Ports/s-u/tcotd]City of the Damned[/url][/b] [[b]2[/b]: HUNdebLeonidasX: 2]&#10;[b]225. [url=https://www.doomworld.com/idgames/levels/doom2/megawads/cleim20p]Cleimos 2[/url][/b] [[b]2[/b]: valkiriforce: 2]&#10;[b]225. [url=https://www.doomworld.com/forum/topic/103075-deathless-an-ultimate-doom-megawad-rc4/]Deathless[/url][/b] [[b]2[/b]: TheMightyHeracross: 2]&#10;[b]225. [url=https://www.doomworld.com/idgames/levels/doom2/megawads/d2reload]Doom 2 Reloaded[/url][/b] [[b]2[/b]: Odal: 2]&#10;[b]225. [url=https://www.doomworld.com/idgames/levels/doom2/Ports/d-f/fth666]Flashback to Hell[/url][/b] [[b]2[/b]: GarrettChan: 2]&#10;[b]225. [url=https://www.doomworld.com/idgames/levels/doom2/Ports/d-f/foursite]Foursite[/url][/b] [[b]2[/b]: Budoka: 2]&#10;[b]225. [url=http://www.mediafire.com/file/lgqjfqjy381ybic/Ice_Rage.zip]Ice Rage[/url][/b] [[b]2[/b]: stasiowygrzybek: 2]&#10;[b]225. [url=https://www.doomworld.com/idgames/levels/doom2/Ports/d-f/dmdjm01]Jagermorder: Chemical Lab[/url][/b] [[b]2[/b]: Soundblock: 2]&#10;[b]225. [url=https://www.doomworld.com/idgames/levels/doom2/megawads/kssht]Khorus' Speedy Shit[/url][/b] [[b]2[/b]: Phobus: 2]&#10;[b]225. [url=https://www.doomworld.com/idgames/levels/doom2/a-c/bldnight]One Bloody Night[/url][/b] [[b]2[/b]: T-Rex: 1, WH-Wilou84: 1]&#10;[b]225. [url=https://www.doomworld.com/idgames/levels/doom2/Ports/p-r/rf_1024]Rf 1024[/url][/b] [[b]2[/b]: JudgeDeadd: 2]&#10;[b]225. [url=https://www.doomworld.com/idgames/levels/doom2/Ports/p-r/rush]Rush[/url][/b] [[b]2[/b]: Nirvana: 2]&#10;[b]225. [url=https://www.doomworld.com/idgames/levels/doom2/0-9/666]Sector 666[/url][/b] [[b]2[/b]: bzzrak: 2]&#10;[b]225. [url=https://www.doomworld.com/idgames/levels/doom2/a-c/aboosysv]System Vices[/url][/b] [[b]2[/b]: Grazza: 2]&#10;[b]225. [url=https://www.doomworld.com/idgames/levels/doom2/Ports/megawads/thtthren]THT: Threnody[/url][/b] [[b]2[/b]: Doomkid: 2]&#10;[b]247. [url=https://www.doomworld.com/idgames/levels/doom2/Ports/a-c/action]Action Doom[/url][/b] [[b]1[/b]: Dragonfly: 1]&#10;[b]247. [url=https://www.doomworld.com/idgames/levels/doom2/Ports/a-c/bermuda]Bermuda Triangle[/url][/b] [[b]1[/b]: Doomkid: 1]&#10;[b]247. [url=https://www.doomworld.com/idgames/levels/doom2/Ports/a-c/coecits]Castle of Eternal Carrot in the Sky[/url][/b] [[b]1[/b]: Jaws In Space: 1]&#10;[b]247. [url=https://www.doomworld.com/idgames/levels/doom/a-c/cleim10]Cleimos[/url][/b] [[b]1[/b]: Soundblock: 1]&#10;[b]247. [url=https://www.doomworld.com/idgames/levels/doom2/Ports/a-c/c-shock]Combat Shock[/url][/b] [[b]1[/b]: WH-Wilou84: 1]&#10;[b]247. [url=https://www.doomworld.com/idgames/levels/doom2/a-c/cygnus20]Cygnus IV[/url][/b] [[b]1[/b]: Philnemba: 1]&#10;[b]247. [url=https://www.doomworld.com/idgames/levels/doom/megawads/et]Endless Torture[/url][/b] [[b]1[/b]: soner du: 1]&#10;[b]247. [url=https://www.doomworld.com/idgames/levels/doom/d-f/eternity]Eternity[/url][/b] [[b]1[/b]: bonnie: 1]&#10;[b]247. [url=https://www.doomworld.com/idgames/levels/doom/d-f/extremal]Extremal Doom[/url][/b] [[b]1[/b]: Grazza: 1]&#10;[b]247. [url=https://www.doomworld.com/idgames/levels/doom/g-i/galaxia]Galaxia[/url][/b] [[b]1[/b]: JudgeDeadd: 1]&#10;[b]247. [url=https://www.doomworld.com/idgames/levels/doom2/deathmatch/megawads/gothicdm]Gothic DM[/url][/b] [[b]1[/b]: Soundblock: 1]&#10;[b]247. [url=https://doomwiki.org/wiki/Grezzo_2]Grezzo 2[/url][/b] [[b]1[/b]: AnonimVio: 1]&#10;[b]247. [url=https://www.doomworld.com/idgames/levels/doom/j-l/lithe2m1]LithE2M1[/url][/b] [[b]1[/b]: bzzrak: 1]&#10;[b]247. [url=https://www.doomworld.com/idgames/levels/doom2/megawads/mlm12]Mini-Level Megawad[/url][/b] [[b]1[/b]: Phobus: 1]&#10;[b]247. [url=https://www.doomworld.com/forum/topic/85907-nefertitiwad-6-maps/#comment-1554820]Nefertiti[/url][/b] [[b]1[/b]: NoisyVelvet: 1]&#10;[b]247. [url=https://www.doomworld.com/idgames/levels/doom2/m-o/obtic11]Obituary[/url][/b] [[b]1[/b]: T-Rex: 1]&#10;[b]247. [url=https://www.doomworld.com/idgames/levels/doom2/Ports/megawads/pl1024]Plutonia 1024: The Plutinya Exeriment[/url][/b] [[b]1[/b]: JudgeDeadd: 1]&#10;[b]247. [url=http://thekinsie.com/reelism/]Reelism[/url][/b] [[b]1[/b]: HUNdebLeonidasX: 1]&#10;[b]247. [url=https://www.doomworld.com/forum/topic/94330-rise-of-the-wool-ball-3-v12-now-gzdoom-compatible/]Rise of the Wool Ball[/url][/b] [[b]1[/b]: Squadallah: 1]&#10;[b]247. [url=https://www.doomworld.com/idgames/levels/doom2/Ports/s-u/spagheti]Spicy Evil Spaghetti[/url][/b] [[b]1[/b]: everennui: 1]&#10;[b]247. [url=https://www.doomworld.com/idgames/levels/doom2/s-u/tdevil2]The Devilz Work[/url][/b] [[b]1[/b]: everennui: 1]&#10;[b]247. [url=https://www.doomworld.com/idgames/levels/doom2/megawads/rebirth]The Rebirth[/url][/b] [[b]1[/b]: Malrionn: 1]&#10;[b]247. [url=https://www.doomworld.com/idgames/levels/doom2/s-u/ttp-rp]The Troopers' Playground[/url][/b] [[b]1[/b]: T-Rex: 1]&#10;[b]247. [url=https://www.doomworld.com/idgames/levels/doom2/megawads/twzone]The Twilight Zone[/url][/b] [[b]1[/b]: T-Rex: 1]&#10;[b]247. [url=https://www.doomworld.com/forum/topic/65009-zdoom-the-ultimate-icon-of-sin/]The Ultimate Icon of Sin[/url][/b] [[b]1[/b]: Soundblock: 1]&#10;[b]247. [url=https://www.doomworld.com/idgames/levels/doom2/Ports/megawads/vilcore]The Vilecore[/url][/b] [[b]1[/b]: dylux: 1]&#10;[b]247. [url=https://www.doomworld.com/files/file/18387-vispire/]Vispire[/url][/b] [[b]1[/b]: NoisyVelvet: 1]&#10;&#10;Mods: 273&#10;Voters: 79" calcext:value-type="string" table:number-columns-spanned="3" table:number-rows-spanned="1">
            <text:p>[b]1. [url=https://www.doomworld.com/idgames/levels/doom2/megawads/av]Alien Vendetta[/url][/b] [[b]213[/b]: 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]</text:p>
            <text:p>[b]2. [url=https://www.doomworld.com/idgames/levels/doom2/Ports/megawads/scythe2]Scythe 2[/url][/b] [[b]198[/b]: 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]</text:p>
            <text:p>[b]3. [url=https://www.doomworld.com/idgames/levels/doom2/Ports/megawads/aaliens]Ancient Aliens[/url][/b] [[b]168[/b]: 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]</text:p>
            <text:p>[b]4. [url=https://www.doomworld.com/idgames/levels/doom2/megawads/scythe]Scythe[/url][/b] [[b]165[/b]: 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]</text:p>
            <text:p>[b]5. [url=https://www.doomworld.com/idgames/levels/doom2/Ports/megawads/valiant]Valiant[/url][/b] [[b]164[/b]: 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]</text:p>
            <text:p>[b]6. [url=https://www.doomworld.com/idgames/levels/doom2/Ports/megawads/sunlust]Sunlust[/url][/b] [[b]159[/b]: 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]</text:p>
            <text:p>[b]7. [url=https://www.doomworld.com/idgames/levels/doom2/megawads/btsx_e1]Back to Saturn X E1: Get Out of My Stations[/url][/b] [[b]148[/b]: 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]</text:p>
            <text:p>[b]8. [url=https://www.doomworld.com/idgames/levels/doom2/megawads/pl2]Plutonia 2[/url][/b] [[b]95[/b]: Archvile Hunter: 5, Ed: 5, Forli: 5, Grain of Salt: 6, Greyenko: 5, Malrionn: 2, Mr. Freeze: 6, Paul977: 10, SGS Man: 2, Spectra: 2, Spectre01: 5, Talvi: 3, antares031: 6, bLOCKbOYgAMES: 5, darkreaver: 7, justsomemusicguy: 5, soner du: 3, valkiriforce: 2, tmorrow: 2, Odal: 9]</text:p>
            <text:p>[b]9. [url=https://www.doomworld.com/idgames/themes/hr/hr]Hell Revealed[/url][/b] [[b]91[/b]: Altima: 10, Cynical: 9, Grazza: 10, Mr. Freeze: 10, NaZa: 8, Roofi: 5, Squadallah: 3, T-Rex: 9, WH-Wilou84: 4, antares031: 1, bonnie: 1, fveitsi: 5, roadworx: 7, tmorrow: 4, Budoka: 2, TheMightyHeracross: 3]</text:p>
            <text:p>[b]10. [url=https://www.doomworld.com/idgames/themes/mm/mm_allup]Memento Mori[/url][/b] [[b]87[/b]: 42PercentHealth: 4, Altima: 1, Doomkid: 10, JudgeDeadd: 2, Mason.: 5, NaZa: 10, Poncho: 4, Soundblock: 4, T-Rex: 2, Vorpal: 5, justsomemusicguy: 1, roadworx: 10, stasiowygrzybek: 9, valkiriforce: 10, tmorrow: 2, Odal: 8]</text:p>
            <text:p>[b]11. [url=https://www.doomworld.com/forum/topic/46002-sunder-updated-with-new-maps-huzzah/]Sunder[/url][/b] [[b]85[/b]: Ed: 5, Forli: 2, GarrettChan: 8, HyperLuke: 3, Lazorinc: 4, Nate River: 6, Nine Inch Heels: 9, Nirvana: 8, Outrageous Videos: 10, SGS Man: 1, Soundblock: 10, Talvi: 4, WH-Wilou84: 3, bemused: 10, yakfak: 2]</text:p>
            <text:p>[b]12. [url=https://www.doomworld.com/idgames/levels/doom2/Ports/megawads/gd]Going Down[/url][/b] [[b]78[/b]: 7hm: 4, Archvile Hunter: 5, Bryan T: 8, Dragonfly: 9, Ed: 5, HUNdebLeonidasX: 8, JudgeDeadd: 4, NuMetalManiak: 7, SGS Man: 3, Talvi: 1, antares031: 5, everennui: 4, fveitsi: 5, roadworx: 1, NoisyVelvet: 1, tmorrow: 3, Odal: 5]</text:p>
            <text:p>[b]13. [url=https://www.doomworld.com/idgames/levels/doom2/Ports/megawads/resurge]Resurgence[/url][/b] [[b]66[/b]: 42PercentHealth: 9, Archvile Hunter: 5, Bryan T: 4, Cynical: 4, GarrettChan: 3, Mason.: 5, Not Jabba: 6, Spectre01: 1, Talvi: 2, darkreaver: 2, fveitsi: 5, NoisyVelvet: 10, tmorrow: 2, Budoka: 8]</text:p>
            <text:p>[b]14. [url=https://www.doomworld.com/idgames/themes/hr/hr2final]Hell Revealed II[/url][/b] [[b]65[/b]: 42PercentHealth: 7, Altima: 3, Greyenko: 6, Lazorinc: 2, Mr. Freeze: 1, NuMetalManiak: 1, Outrageous Videos: 7, Philnemba: 4, Squadallah: 2, WH-Wilou84: 5, bLOCKbOYgAMES: 7, darkreaver: 6, fveitsi: 5, justsomemusicguy: 2, tchkb: 7]</text:p>
            <text:p>[b]15. [url=https://www.doomworld.com/idgames/levels/doom2/megawads/epic2]Epic 2[/url][/b] [[b]56[/b]: HUNdebLeonidasX: 9, NuMetalManiak: 9, Roofi: 9, ShotgunDemolition: 6, Spectre01: 7, Talvi: 2, yakfak: 9, TheMightyHeracross: 5]</text:p>
            <text:p>[b]16. [url=https://www.doomworld.com/idgames/levels/doom2/Ports/d-f/dvii-1i]Deus Vult II[/url][/b] [[b]55[/b]: Cynical: 10, Greyenko: 8, JudgeDeadd: 3, NuMetalManiak: 10, Philnemba: 9, Talvi: 4, bemused: 1, justsomemusicguy: 7, NoisyVelvet: 3]</text:p>
            <text:p>[b]16. [url=https://www.doomworld.com/idgames/levels/doom2/Ports/megawads/sodfinal]Speed of Doom[/url][/b] [[b]55[/b]: Archvile Hunter: 5, Grain of Salt: 4, Mason.: 5, Not Jabba: 2, Outrageous Videos: 6, Squadallah: 6, WH-Wilou84: 5, bemused: 5, darkreaver: 8, tmorrow: 3, Budoka: 6]</text:p>
            <text:p>[b]18. [url=https://www.doomworld.com/forum/topic/69960-back-to-saturn-x-episode-2-public-beta-2-critical-map15-fixes-included/]Back to Saturn X E2: Tower in the Fountain of Sparks[/url][/b] [[b]52[/b]: JudgeDeadd: 4, Malrionn: 6, Mason.: 10, Talvi: 4, dylux: 10, yakfak: 8, m8f: 10]</text:p>
            <text:p>[b]19. [url=https://www.doomworld.com/idgames/levels/doom2/Ports/megawads/hellbnd]Hellbound[/url][/b] [[b]48[/b]: Bryan T: 9, HUNdebLeonidasX: 7, Malrionn: 7, Not Jabba: 2, Spectre01: 8, bLOCKbOYgAMES: 9, Odal: 6]</text:p>
            <text:p>[b]19. [url=https://www.doomworld.com/idgames/levels/doom2/megawads/ksutra]Kama Sutra[/url][/b] [[b]48[/b]: Grain of Salt: 6, Grazza: 7, Mason.: 5, Philnemba: 7, Roofi: 10, T-Rex: 5, fveitsi: 5, tmorrow: 3]</text:p>
            <text:p>[b]21. [url=https://www.doomworld.com/idgames/levels/doom2/megawads/requiem]Requiem[/url][/b] [[b]45[/b]: NaZa: 6, T-Rex: 9, WH-Wilou84: 4, Woolie Wool: 7, ella guro: 1, justsomemusicguy: 8, roadworx: 2, valkiriforce: 6, tmorrow: 2]</text:p>
            <text:p>[b]22. [url=https://www.doomworld.com/idgames/levels/doom2/s-u/sid]Suspended in Dusk[/url][/b] [[b]37[/b]: Sky: 2, WH-Wilou84: 3, Woolie Wool: 10, bLOCKbOYgAMES: 8, soner du: 9, m8f: 5]</text:p>
            <text:p>[b]23. [url=https://www.doomworld.com/idgames/themes/mm/mm2]Memento Mori 2[/url][/b] [[b]36[/b]: Altima: 1, Dime: 2, Squadallah: 5, T-Rex: 2, bLOCKbOYgAMES: 6, ella guro: 3, justsomemusicguy: 4, valkiriforce: 10, Budoka: 3]</text:p>
            <text:p>[b]23. [url=https://www.doomworld.com/idgames/levels/doom2/Ports/v-z/vanguard]Vanguard[/url][/b] [[b]36[/b]: 7hm: 4, Cynical: 5, GarrettChan: 5, JudgeDeadd: 3, Nirvana: 4, Poncho: 9, Spectre01: 3, Budoka: 2, Lorenz0: 1]</text:p>
            <text:p>[b]25. [url=http://adventuresofsquare.com/downloads.php]The Adventures of Square[/url][/b] [[b]34[/b]: Ed: 5, ShotgunDemolition: 5, Sky: 9, Squadallah: 7, Woolie Wool: 8]</text:p>
            <text:p>[b]26. [url=https://www.doomworld.com/idgames/themes/TeamTNT/icarus/icarus]Icarus: Alien Vanguard[/url][/b] [[b]33[/b]: Grazza: 8, Mason.: 5, Ralphis: 6, T-Rex: 3, roadworx: 3, valkiriforce: 8]</text:p>
            <text:p>[b]26. [url=https://www.doomworld.com/idgames/levels/doom2/Ports/s-u/swtw]Swim With the Whales[/url][/b] [[b]33[/b]: Lazorinc: 6, Nate River: 9, Nirvana: 10, Soundblock: 3, WH-Wilou84: 2, NoisyVelvet: 3]</text:p>
            <text:p>[b]28. [url=https://www.doomworld.com/idgames/levels/doom2/Ports/megawads/1024]Congestion 1024[/url][/b] [[b]32[/b]: Dragonfly: 6, HyperLuke: 7, Mr. Freeze: 5, Philnemba: 5, Voltcom9: 5, bonnie: 4]</text:p>
            <text:p>[b]29. [url=https://www.doomworld.com/idgames/levels/doom/megawads/dtwid]Doom the Way id Did[/url][/b] [[b]31[/b]: Altima: 6, Greyenko: 9, MFG38: 4, Malrionn: 2, Mr. Freeze: 4, WH-Wilou84: 1, Woolie Wool: 5]</text:p>
            <text:p>[b]29. [url=https://www.doomworld.com/idgames/levels/doom2/Ports/megawads/prcp]Plutonia: Revisited Community Project[/url][/b] [[b]31[/b]: Altima: 5, Nine Inch Heels: 3, Paul977: 10, bLOCKbOYgAMES: 3, NoisyVelvet: 3, Odal: 7]</text:p>
            <text:p>[b]31. [url=https://www.doomworld.com/idgames/levels/doom2/Ports/p-r/pirates]Pirate Doom[/url][/b] [[b]30[/b]: Dime: 5, Dragonfly: 7, Jaws In Space: 10, Phobus: 6, Soundblock: 2]</text:p>
            <text:p>[b]32. [url=https://www.doomworld.com/idgames/levels/doom2/Ports/megawads/alt]A.L.T.[/url][/b] [[b]29[/b]: Not Jabba: 7, Spectre01: 2, ella guro: 10, yakfak: 10]</text:p>
            <text:p>[b]33. [url=https://www.doomworld.com/idgames/levels/doom2/megawads/cydreams]Cyberdreams[/url][/b] [[b]28[/b]: 42PercentHealth: 3, 7hm: 7, ShotgunDemolition: 1, bonnie: 7, justsomemusicguy: 3, NoisyVelvet: 4, TheNerdTurtle2: 3]</text:p>
            <text:p>[b]33. [url=https://www.doomworld.com/idgames/themes/TeamTNT/eternal/eternal]Eternal Doom[/url][/b] [[b]28[/b]: 7hm: 5, Greyenko: 1, T-Rex: 5, Vorpal: 5, Woolie Wool: 6, valkiriforce: 6]</text:p>
            <text:p>[b]33. [url=https://www.doomworld.com/idgames/levels/doom2/Ports/g-i/hg]Hell Ground[/url][/b] [[b]28[/b]: Cynical: 8, WH-Wilou84: 2, antares031: 5, darkreaver: 1, stasiowygrzybek: 7, Budoka: 5]</text:p>
            <text:p>[b]36. [url=https://www.doomworld.com/idgames/levels/doom2/Ports/megawads/jpcp]Japanese Community Project[/url][/b] [[b]27[/b]: Archvile Hunter: 5, JudgeDeadd: 3, Not Jabba: 6, Soundblock: 1, antares031: 5, ella guro: 7]</text:p>
            <text:p>[b]36. [url=https://www.doomworld.com/idgames/levels/doom2/megawads/strain10]Strain[/url][/b] [[b]27[/b]: Grazza: 6, JudgeDeadd: 1, Squadallah: 9, T-Rex: 1, ella guro: 4, roadworx: 6]</text:p>
            <text:p>[b]38. [url=https://www.doomworld.com/idgames/levels/doom2/Ports/s-u/stardate]Stardate 20X6[/url][/b] [[b]26[/b]: GarrettChan: 7, MFG38: 6, Nirvana: 6, Talvi: 1, WH-Wilou84: 3, bemused: 3]</text:p>
            <text:p>[b]39. [url=http://www.doom2.net/doom2/wads/DWANGO5.ZIP]DWANGO 5[/url][/b] [[b]25[/b]: Doomkid: 10, Ralphis: 7, antares031: 8]</text:p>
            <text:p>[b]39. [url=https://www.doomworld.com/idgames/levels/doom2/Ports/j-l/lunatic]Lunatic[/url][/b] [[b]25[/b]: Cynical: 6, Dime: 9, Nate River: 4, Poncho: 5, Budoka: 1]</text:p>
            <text:p>[b]39. [url=https://www.doomworld.com/idgames/levels/doom2/Ports/v-z/violence]Violence[/url][/b] [[b]25[/b]: Nate River: 2, everennui: 4, stasiowygrzybek: 10, Lorenz0: 9]</text:p>
            <text:p>[b]39. [url=https://www.doomworld.com/idgames/levels/doom2/Ports/megawads/zdcmp2]ZDoom Community Map Project II[/url][/b] [[b]25[/b]: Graf Zahl: 10, Phobus: 9, TechnoDoomed1: 6]</text:p>
            <text:p>[b]43. [url=https://www.doomworld.com/idgames/levels/doom2/Ports/d-f/distrbia]Disturbia[/url][/b] [[b]23[/b]: Paul977: 6, Sky: 7, darkreaver: 10]</text:p>
            <text:p>[b]43. [url=https://www.doomworld.com/idgames/levels/doom/Ports/megawads/neis]No End in Sight[/url][/b] [[b]23[/b]: Not Jabba: 5, Vorpal: 5, Woolie Wool: 1, ella guro: 6, yakfak: 5, NoisyVelvet: 1]</text:p>
            <text:p>[b]45. [url=https://www.doomworld.com/idgames/levels/doom/Ports/megawads/kdizd_12]Knee-Deep in ZDoom[/url][/b] [[b]22[/b]: Graf Zahl: 6, Voltcom9: 7, tchkb: 2, Apaul27: 7]</text:p>
            <text:p>[b]45. [url=https://www.doomworld.com/idgames/levels/doom2/Ports/s-u/unloved]Unloved[/url][/b] [[b]22[/b]: MFG38: 1, TechnoDoomed1: 3, bonnie: 10, everennui: 8]</text:p>
            <text:p>[b]47. [url=https://www.doomworld.com/idgames/levels/doom2/megawads/d2twid]Doom II the Way id Did[/url][/b] [[b]21[/b]: Dime: 8, dylux: 8, NoisyVelvet: 5]</text:p>
            <text:p>[b]47. [url=https://www.doomworld.com/idgames/levels/doom2/Ports/s-u/tutnt]The Ultimate Torment &amp; Torture[/url][/b] [[b]21[/b]: Greyenko: 4, HyperLuke: 8, Talvi: 4, TechnoDoomed1: 2, TheMightyHeracross: 3]</text:p>
            <text:p>[b]49. [url=https://www.doomworld.com/idgames/levels/doom2/Ports/megawads/cchest4]Community Chest 4[/url][/b] [[b]20[/b]: HUNdebLeonidasX: 4, JudgeDeadd: 3, Malrionn: 10, Phobus: 3]</text:p>
            <text:p>[b]50. [url=https://www.doomworld.com/idgames/levels/doom2/Ports/a-c/arcadia]Arcadia Demade[/url][/b] [[b]19[/b]: Jaws In Space: 9, Vorpal: 5, soner du: 5]</text:p>
            <text:p>[b]50. [url=https://www.doomworld.com/idgames/levels/doom2/Ports/d-f/equinox]Equinox[/url][/b] [[b]19[/b]: Grazza: 9, Sky: 5, ella guro: 5]</text:p>
            <text:p>[b]50. [url=https://www.doomworld.com/idgames/levels/doom2/Ports/megawads/ngmvmt2]Newgothic Movement 2[/url][/b] [[b]19[/b]: Nine Inch Heels: 8, Outrageous Videos: 9, ShotgunDemolition: 2]</text:p>
            <text:p>[b]50. [url=https://www.doomworld.com/idgames/levels/doom2/Ports/m-o/nuts]Nuts[/url][/b] [[b]19[/b]: AnonimVio: 9, roadworx: 4, stasiowygrzybek: 6]</text:p>
            <text:p>[b]50. [url=https://www.doomworld.com/forum/topic/85791-tnt-revilution-final-beta-ready-for-testing/]TNT: Revilution[/url][/b] [[b]19[/b]: GarrettChan: 1, Spectra: 9, bLOCKbOYgAMES: 2, dylux: 5, tmorrow: 2]</text:p>
            <text:p>[b]55. [url=https://www.doomworld.com/idgames/levels/doom/Ports/megawads/2002ado]2002: A Doom Odyssey[/url][/b] [[b]18[/b]: Philnemba: 8, soner du: 8, tmorrow: 2]</text:p>
            <text:p>[b]55. [url=https://www.doomworld.com/idgames/levels/doom2/Ports/a-c/bauhaus]Bauhaus[/url][/b] [[b]18[/b]: 7hm: 5, Grain of Salt: 3, ella guro: 9, NoisyVelvet: 1]</text:p>
            <text:p>[b]55. [url=https://www.doomworld.com/idgames/levels/doom2/megawads/dmonfear]Demonfear[/url][/b] [[b]18[/b]: NaZa: 1, Philnemba: 3, roadworx: 8, soner du: 6]</text:p>
            <text:p>[b]58. [url=https://www.doomworld.com/idgames/levels/doom2/Ports/a-c/breach]Breach[/url][/b] [[b]17[/b]: Dime: 10, Jaws In Space: 7]</text:p>
            <text:p>[b]58. [url=http://www.moddb.com/mods/brutal-doom/downloads/brutal-doom-hell-on-earth-starter-pack]Brutal Doom: Hell on Earth Starter Pack[/url][/b] [[b]17[/b]: Squadallah: 8, TechnoDoomed1: 9]</text:p>
            <text:p>[b]58. [url=http://www.theultimatedoom.com/download/chillax-v9.7.3_fixes_by_HiM_v1.1.zip]Chillax[/url][/b] [[b]17[/b]: AnonimVio: 5, Nine Inch Heels: 4, Outrageous Videos: 3, fveitsi: 5]</text:p>
            <text:p>[b]61. [url=https://www.doomworld.com/idgames/levels/doom2/Ports/megawads/mutiny]Mutiny[/url][/b] [[b]16[/b]: Doomkid: 3, Jaws In Space: 6, everennui: 2, NoisyVelvet: 1, m8f: 4]</text:p>
            <text:p>[b]61. [url=http://www.mustaine.com/about/video-game-work/perditions-gate/]Perdition's Gate[/url][/b] [[b]16[/b]: Nate River: 1, Vorpal: 5, bonnie: 10]</text:p>
            <text:p>[b]61. [url=https://www.doomworld.com/idgames/levels/doom2/megawads/ur]Unholy Realms[/url][/b] [[b]16[/b]: Bryan T: 1, Dime: 6, dylux: 7, tmorrow: 2]</text:p>
            <text:p>[b]64. [url=https://www.doomworld.com/idgames/levels/doom2/Ports/megawads/jenesis]Jenesis[/url][/b] [[b]15[/b]: Altima: 7, JudgeDeadd: 3, NaZa: 2, Not Jabba: 2, Poncho: 1]</text:p>
            <text:p>[b]64. [url=https://www.doomworld.com/idgames/levels/doom2/Ports/megawads/sf2012]Slaughterfest 2012[/url][/b] [[b]15[/b]: HyperLuke: 1, Outrageous Videos: 1, bemused: 2, Apaul27: 8, tmorrow: 3]</text:p>
            <text:p>[b]64. [url=https://www.doomworld.com/idgames/levels/doom2/Ports/a-c/action2]Urban Brawl: Action Doom 2[/url][/b] [[b]15[/b]: JudgeDeadd: 4, Phobus: 10, stasiowygrzybek: 1]</text:p>
            <text:p>[b]64. [url=https://www.doomworld.com/forum/topic/62496-winters-fury/]Winter's Fury[/url][/b] [[b]15[/b]: Dragonfly: 5, TechnoDoomed1: 10]</text:p>
            <text:p>[b]68. [url=https://www.doomworld.com/idgames/levels/doom2/Ports/megawads/bstain]Bloodstain[/url][/b] [[b]14[/b]: Forli: 4, NuMetalManiak: 5, everennui: 5]</text:p>
            <text:p>[b]68. [url=http://www.moddb.com/games/doom-ii/addons/eternal-slumber-party-v2]Eternal Slumber Party[/url][/b] [[b]14[/b]: Grain of Salt: 4, Outrageous Videos: 8, Roofi: 2]</text:p>
            <text:p>[b]68. [url=https://www.doomworld.com/idgames/levels/doom2/Ports/s-u/scl_top]Threshold of Pain[/url][/b] [[b]14[/b]: MFG38: 7, Malrionn: 7]</text:p>
            <text:p>[b]68. [url=https://www.doomworld.com/idgames/levels/doom2/Ports/s-u/uacultra]UAC Ultra[/url][/b] [[b]14[/b]: Malrionn: 10, Budoka: 4]</text:p>
            <text:p>[b]72. [url=https://www.doomworld.com/idgames/themes/batman/batman]Batman Doom[/url][/b] [[b]13[/b]: JudgeDeadd: 3, soner du: 10]</text:p>
            <text:p>[b]72. [url=https://www.doomworld.com/idgames/levels/doom2/Ports/d-f/elysion]Elysion[/url][/b] [[b]13[/b]: Sky: 8, darkreaver: 5]</text:p>
            <text:p>[b]72. [url=https://www.doomworld.com/idgames/levels/doom2/Ports/m-o/miasma]Miasma[/url][/b] [[b]13[/b]: Nirvana: 9, Soundblock: 2, WH-Wilou84: 1, NoisyVelvet: 1]</text:p>
            <text:p>[b]72. [url=https://www.doomworld.com/idgames/levels/doom2/megawads/darken2]The Darkening Episode 2[/url][/b] [[b]13[/b]: Graf Zahl: 4, Woolie Wool: 9]</text:p>
            <text:p>[b]72. [url=https://www.doomworld.com/idgames/levels/doom2/megawads/zone300]Zone 300[/url][/b] [[b]13[/b]: Bryan T: 2, Soundblock: 3, Voltcom9: 8]</text:p>
            <text:p>[b]77. [url=https://www.doomworld.com/idgames/levels/doom2/Ports/d-f/dv]Deus Vult[/url][/b] [[b]12[/b]: Mr. Freeze: 7, WH-Wilou84: 5]</text:p>
            <text:p>[b]77. [url=https://forum.zdoom.org/viewtopic.php?t=56668#p1000996]Rise of the Wool Ball[/url][/b] [[b]12[/b]: Apaul27: 9, TheMightyHeracross: 3]</text:p>
            <text:p>[b]77. [url=https://www.doomworld.com/idgames/levels/doom2/Ports/s-u/sd20x7]Stardate 20X7[/url][/b] [[b]12[/b]: Grain of Salt: 8, bemused: 4]</text:p>
            <text:p>[b]77. [url=https://www.doomworld.com/idgames/levels/doom2/Ports/megawads/swideath]Swift Death[/url][/b] [[b]12[/b]: Mason.: 5, Nine Inch Heels: 1, fveitsi: 5, NoisyVelvet: 1]</text:p>
            <text:p>[b]77. [url=https://www.doomworld.com/idgames/levels/doom2/Ports/megawads/zpack]ZPack[/url][/b] [[b]12[/b]: MFG38: 5, TechnoDoomed1: 4, Voltcom9: 3]</text:p>
            <text:p>[b]82. [url=https://www.doomworld.com/idgames/levels/doom2/Ports/a-c/comatose]Comatose[/url][/b] [[b]11[/b]: yakfak: 7, m8f: 4]</text:p>
            <text:p>[b]82. [url=https://www.doomworld.com/idgames/levels/doom2/Ports/megawads/cchest2]Community Chest 2[/url][/b] [[b]11[/b]: Sky: 10, tchkb: 1]</text:p>
            <text:p>[b]82. [url=https://www.doomworld.com/idgames/levels/doom2/Ports/a-c/crumpets]Crumpets[/url][/b] [[b]11[/b]: Nate River: 8, Nirvana: 1, everennui: 2]</text:p>
            <text:p>[b]82. [url=http://rabotik.nl/harmony.htm]Harmony[/url][/b] [[b]11[/b]: Not Jabba: 5, Sky: 6]</text:p>
            <text:p>[b]82. [url=https://www.doomworld.com/idgames/levels/doom2/Ports/a-c/ad2dow]Urban Brawl: Dead of Winter[/url][/b] [[b]11[/b]: Phobus: 5, Ralphis: 6]</text:p>
            <text:p>[b]82. [url=https://www.doomworld.com/forum/topic/50158-wip-vela-pax-beta-21-out-now-with-1-more-stuff/]Vela Pax[/url][/b] [[b]11[/b]: WH-Wilou84: 2, TheNerdTurtle2: 9]</text:p>
            <text:p>[b]82. [url=https://www.doomworld.com/idgames/levels/doom/v-z/wow]Wow[/url][/b] [[b]11[/b]: AnonimVio: 10, Apaul27: 1]</text:p>
            <text:p>[b]89. [url=https://www.doomworld.com/idgames/levels/doom/a-c/castevil]Castle of Evil[/url][/b] [[b]10[/b]: bzzrak: 10]</text:p>
            <text:p>[b]89. [url=https://www.doomworld.com/idgames/levels/doom2/Ports/d-f/exterror]Extreme Terror[/url][/b] [[b]10[/b]: Nine Inch Heels: 5, everennui: 5]</text:p>
            <text:p>[b]89. [url=https://www.doomworld.com/idgames/levels/doom2/g-i/grime]Grime[/url][/b] [[b]10[/b]: Paul977: 4, WH-Wilou84: 2, darkreaver: 4]</text:p>
            <text:p>[b]89. [url=https://doomwiki.org/wiki/Hell_To_Pay]Hell to Pay[/url][/b] [[b]10[/b]: bonnie: 10]</text:p>
            <text:p>[b]89. [url=https://www.doomworld.com/idgames/levels/doom2/Ports/j-l/legher]Legacy of Heroes[/url][/b] [[b]10[/b]: Roofi: 7, dylux: 3]</text:p>
            <text:p>[b]94. [url=https://www.doomworld.com/idgames/levels/doom2/Ports/a-c/brfinal]Beyond Reality[/url][/b] [[b]9[/b]: HUNdebLeonidasX: 6, Talvi: 3]</text:p>
            <text:p>[b]94. [url=https://www.doomworld.com/forum/topic/92135-deadair-v2/]Dead Air[/url][/b] [[b]9[/b]: HyperLuke: 2, Lorenz0: 7]</text:p>
            <text:p>[b]94. [url=https://www.doomworld.com/idgames/levels/doom/Ports/megawads/ddamn0.9]Doom: Damnation[/url][/b] [[b]9[/b]: bzzrak: 9]</text:p>
            <text:p>[b]94. [url=https://www.doomworld.com/idgames/levels/doom2/Ports/megawads/dump-1]Dump Episode 1: Fuck Time Limits[/url][/b] [[b]9[/b]: Voltcom9: 9]</text:p>
            <text:p>[b]94. [url=https://www.doomworld.com/forum/topic/88507-dump-episode-3-bfg-edition-maps-released/]Dump Episode 3: BFG Edition[/url][/b] [[b]9[/b]: HyperLuke: 9]</text:p>
            <text:p>[b]94. [url=https://www.doomworld.com/idgames/levels/doom2/Ports/g-i/hth2]Hi-Tech Hell 2: Alien Tech[/url][/b] [[b]9[/b]: Graf Zahl: 9]</text:p>
            <text:p>[b]94. [url=https://forum.zdoom.org/viewtopic.php?t=52301#p913612]Shadow Of The Wool Ball[/url][/b] [[b]9[/b]: Apaul27: 9]</text:p>
            <text:p>[b]94. [url=https://www.doomworld.com/idgames/levels/doom2/Ports/s-u/tnte1]Torment and Torture[/url][/b] [[b]9[/b]: MFG38: 9]</text:p>
            <text:p>[b]102. [url=https://www.doomworld.com/idgames/levels/doom2/Ports/d-f/disjunct]Disjunction[/url][/b] [[b]8[/b]: Lorenz0: 8]</text:p>
            <text:p>[b]102. [url=https://www.doomworld.com/forum/topic/69813-doom-the-golden-souls-mario-64-doom-definitive-edition-released/]Doom: The Golden Souls[/url][/b] [[b]8[/b]: everennui: 1, TheNerdTurtle2: 7]</text:p>
            <text:p>[b]102. [url=https://www.doomworld.com/idgames/levels/doom2/Ports/a-c/cybie]Doomguy's Pimp Ventures[/url][/b] [[b]8[/b]: AnonimVio: 8]</text:p>
            <text:p>[b]102. [url=https://www.doomworld.com/idgames/levels/doom2/Ports/g-i/holyhell]Holy Hell[/url][/b] [[b]8[/b]: Outrageous Videos: 2, bemused: 6]</text:p>
            <text:p>[b]102. [url=https://www.doomworld.com/idgames/levels/doom2/Ports/megawads/italo]Italo-Doom[/url][/b] [[b]8[/b]: bemused: 8]</text:p>
            <text:p>[b]102. [url=https://www.doomworld.com/idgames/levels/doom2/m-o/mangle]Mangle[/url][/b] [[b]8[/b]: bzzrak: 8]</text:p>
            <text:p>[b]102. [url=https://www.doomworld.com/idgames/levels/doom2/Ports/m-o/mohu1]Monster Hunter Ltd Part I[/url][/b] [[b]8[/b]: Jaws In Space: 4, m8f: 4]</text:p>
            <text:p>[b]102. [url=https://www.doomworld.com/idgames/levels/doom2/Ports/m-o/mohu2]Monster Hunter Ltd Part II[/url][/b] [[b]8[/b]: Jaws In Space: 4, m8f: 4]</text:p>
            <text:p>[b]102. [url=https://www.doomworld.com/idgames/levels/doom2/Ports/m-o/nimrod]Nimrod: Ixnay on the Hombre[/url][/b] [[b]8[/b]: Graf Zahl: 8]</text:p>
            <text:p>[b]102. [url=https://doomwiki.org/wiki/No_Rest_for_the_Living]No Rest for the Living[/url][/b] [[b]8[/b]: Vorpal: 5, Woolie Wool: 3]</text:p>
            <text:p>[b]102. [url=https://www.doomworld.com/idgames/levels/doom2/megawads/tvr]Revolution![/url][/b] [[b]8[/b]: Altima: 4, Grazza: 3, Not Jabba: 1]</text:p>
            <text:p>[b]102. [url=https://www.doomworld.com/idgames/levels/doom2/Ports/s-u/sacrment]Sacrament[/url][/b] [[b]8[/b]: ella guro: 8]</text:p>
            <text:p>[b]102. [url=https://www.doomworld.com/idgames/levels/doom2/Ports/s-u/scythex]Scythe X[/url][/b] [[b]8[/b]: 42PercentHealth: 2, Graf Zahl: 2, Talvi: 3, bLOCKbOYgAMES: 1]</text:p>
            <text:p>[b]102. [url=https://www.doomworld.com/idgames/levels/doom2/Ports/megawads/skuldash]Skulldash[/url][/b] [[b]8[/b]: everennui: 2, Lorenz0: 6]</text:p>
            <text:p>[b]102. [url=https://www.doomworld.com/idgames/levels/doom2/Ports/megawads/sf2011]Slaughterfest 2011[/url][/b] [[b]8[/b]: Outrageous Videos: 5, tmorrow: 3]</text:p>
            <text:p>[b]102. [url=https://www.doomworld.com/idgames/levels/doom2/Ports/megawads/sihr2fix]Survive in Hell[/url][/b] [[b]8[/b]: Spectra: 8]</text:p>
            <text:p>[b]102. [url=https://www.doomworld.com/idgames/levels/doom2/Ports/megawads/sp_usimp]Ultimate Simplicity[/url][/b] [[b]8[/b]: Dragonfly: 8]</text:p>
            <text:p>[b]102. [url=https://www.doomworld.com/idgames/levels/doom2/Ports/v-z/zdmcmp1]ZDoom Community Map Project: Take 1[/url][/b] [[b]8[/b]: Phobus: 8]</text:p>
            <text:p>[b]120. [url=https://www.doomworld.com/idgames/levels/doom2/Ports/megawads/50shades]50 Shades of Graytall[/url][/b] [[b]7[/b]: Nine Inch Heels: 2, Voltcom9: 2, NoisyVelvet: 3]</text:p>
            <text:p>[b]120. [url=http://www.moddb.com/games/doom/addons/castle-heng]Castle Heng[/url][/b] [[b]7[/b]: 7hm: 7]</text:p>
            <text:p>[b]120. [url=https://doomwiki.org/wiki/Chex_Quest#Chex_Quest_2]Chex Quest 2[/url][/b] [[b]7[/b]: bzzrak: 7]</text:p>
            <text:p>[b]120. [url=https://www.doomworld.com/idgames/levels/doom2/Ports/a-c/cah_se]Cold as Hell[/url][/b] [[b]7[/b]: Graf Zahl: 7]</text:p>
            <text:p>[b]120. [url=https://www.doomworld.com/idgames/levels/doom2/Ports/megawads/cif3]Community is Falling 3[/url][/b] [[b]7[/b]: NuMetalManiak: 3, Voltcom9: 4]</text:p>
            <text:p>[b]120. [url=https://www.doomworld.com/idgames/levels/doom2/d-f/doomcity]Doom City[/url][/b] [[b]7[/b]: Doomkid: 3, Jaws In Space: 4]</text:p>
            <text:p>[b]120. [url=http://www.moddb.com/mods/doomone/downloads/doomone-v04]Doom: One[/url][/b] [[b]7[/b]: Greyenko: 3, HyperLuke: 4]</text:p>
            <text:p>[b]120. [url=https://www.doomworld.com/idgames/levels/doom/s-u/uac_dead]Doomsday of UAC[/url][/b] [[b]7[/b]: Ed: 5, Jaws In Space: 2]</text:p>
            <text:p>[b]120. [url=https://www.doomworld.com/forum/topic/90173-eden/]Eden[/url][/b] [[b]7[/b]: Nirvana: 7]</text:p>
            <text:p>[b]120. [url=https://www.doomworld.com/idgames/levels/doom2/Ports/g-i/iedge]Insanity's Edge[/url][/b] [[b]7[/b]: TechnoDoomed1: 7]</text:p>
            <text:p>[b]120. [url=https://www.doomworld.com/idgames/levels/doom2/Ports/megawads/mock2]Mock 2: The Speed of Stupid[/url][/b] [[b]7[/b]: AnonimVio: 7]</text:p>
            <text:p>[b]120. [url=https://www.doomworld.com/idgames/levels/doom2/m-o/odessa_1]Odessa 1[/url][/b] [[b]7[/b]: 7hm: 7]</text:p>
            <text:p>[b]120. [url=https://www.doomworld.com/idgames/levels/doom2/Ports/p-r/pwfinal]Plutonium Winds[/url][/b] [[b]7[/b]: Spectra: 7]</text:p>
            <text:p>[b]120. [url=https://www.doomworld.com/idgames/levels/hexen/j-l/kaiser_28]Shadows of Chronos[/url][/b] [[b]7[/b]: Grain of Salt: 7]</text:p>
            <text:p>[b]120. [url=https://forum.zdoom.org/viewtopic.php?f=42&amp;t=55741]Waterlab GZD[/url][/b] [[b]7[/b]: Phobus: 7]</text:p>
            <text:p>[b]135. [url=https://www.doomworld.com/idgames/levels/doom2/Ports/d-f/frozent] Frozen Time[/url][/b] [[b]6[/b]: Budoka: 6]</text:p>
            <text:p>[b]135. [url=https://www.doomworld.com/forum/topic/92542-20-monsters-community-project-released/]20 Monsters Community Project[/url][/b] [[b]6[/b]: Voltcom9: 6]</text:p>
            <text:p>[b]135. [url=http://www.doomwadstation.net/main/aliens.html]Aliens TC[/url][/b] [[b]6[/b]: soner du: 2, yakfak: 4]</text:p>
            <text:p>[b]135. [url=https://www.doomworld.com/idgames/levels/doom2/Ports/s-u/teitenga]Assault on Tei Tenga[/url][/b] [[b]6[/b]: Ralphis: 6]</text:p>
            <text:p>[b]135. [url=https://www.doomworld.com/idgames/levels/doom2/a-c/castleof]Castle of the Damned[/url][/b] [[b]6[/b]: bzzrak: 6]</text:p>
            <text:p>[b]135. [url=https://www.doomworld.com/idgames/levels/doom2/Ports/megawads/drkenctr]Dark Encounters[/url][/b] [[b]6[/b]: Bryan T: 6]</text:p>
            <text:p>[b]135. [url=https://www.doomworld.com/idgames/levels/doom2/Ports/d-f/de-pkg]Demon Eclipse[/url][/b] [[b]6[/b]: Lazorinc: 1, Soundblock: 1, tchkb: 4]</text:p>
            <text:p>[b]135. [url=https://www.doomworld.com/idgames/levels/doom/Ports/d-f/dbimpact]Double Impact[/url][/b] [[b]6[/b]: Ralphis: 6]</text:p>
            <text:p>[b]135. [url=https://www.doomworld.com/idgames/levels/doom2/Ports/megawads/echelon]Echelon[/url][/b] [[b]6[/b]: Sky: 1, bzzrak: 5]</text:p>
            <text:p>[b]135. [url=https://www.doomworld.com/idgames/levels/heretic/Ports/elfgp]Elf Gets Pissed[/url][/b] [[b]6[/b]: Ralphis: 6]</text:p>
            <text:p>[b]135. [url=https://www.doomworld.com/idgames/levels/doom/0-9/01fava]Fava Beans[/url][/b] [[b]6[/b]: NaZa: 4, Philnemba: 2]</text:p>
            <text:p>[b]135. [url=https://www.doomworld.com/idgames/levels/doom2/Ports/megawads/5room]Five Rooms of Doom[/url][/b] [[b]6[/b]: HyperLuke: 6]</text:p>
            <text:p>[b]135. [url=https://www.doomworld.com/idgames/levels/doom2/deathmatch/j-l/judas23]Judas[/url][/b] [[b]6[/b]: antares031: 6]</text:p>
            <text:p>[b]135. [url=https://www.doomworld.com/idgames/levels/doom2/megawads/marsw301]Mars War[/url][/b] [[b]6[/b]: Roofi: 6]</text:p>
            <text:p>[b]135. [url=https://www.doomworld.com/idgames/levels/doom2/Ports/m-o/ngmvmt1]Newgothic Movement 1[/url][/b] [[b]6[/b]: Outrageous Videos: 4, everennui: 2]</text:p>
            <text:p>[b]135. [url=https://www.doomworld.com/idgames/levels/doom/m-o/nukemine]Nuke Mine (Come Get Some)[/url][/b] [[b]6[/b]: Soundblock: 6]</text:p>
            <text:p>[b]135. [url=https://www.doomworld.com/idgames/levels/doom/Ports/p-r/par-lutz]Phobos: Anomaly Reborn[/url][/b] [[b]6[/b]: Ed: 5, Graf Zahl: 1]</text:p>
            <text:p>[b]135. [url=http://www.wad-archive.com/wad/e5d863c72e1f5de577a3ae57745c107e]SSL2[/url][/b] [[b]6[/b]: antares031: 6]</text:p>
            <text:p>[b]135. [url=https://www.doomworld.com/idgames/levels/doom/Ports/d-f/e1m8b]Tech Gone Bad[/url][/b] [[b]6[/b]: Jaws In Space: 5, JudgeDeadd: 1]</text:p>
            <text:p>[b]135. [url=https://www.doomworld.com/idgames/levels/doom2/Ports/m-o/massm]The Adventures of MassMouth[/url][/b] [[b]6[/b]: Ralphis: 6]</text:p>
            <text:p>[b]135. [url=https://www.doomworld.com/idgames/levels/doom2/Ports/megawads/tj]The Journey[/url][/b] [[b]6[/b]: Spectra: 6]</text:p>
            <text:p>[b]135. [url=https://www.doomworld.com/idgames/themes/terrywads/uacmnnew]UAC Military Nightmare[/url][/b] [[b]6[/b]: AnonimVio: 6]</text:p>
            <text:p>[b]135. [url=https://www.doomworld.com/idgames/levels/doom2/deathmatch/Ports/megawads/udmx]Unidoom Deathmatch X[/url][/b] [[b]6[/b]: Ralphis: 6]</text:p>
            <text:p>[b]135. [url=https://www.doomworld.com/idgames/levels/doom2/megawads/urania]Urania[/url][/b] [[b]6[/b]: Spectre01: 6]</text:p>
            <text:p>[b]135. [url=https://www.doomworld.com/idgames/levels/doom2/Ports/megawads/wos]Whispers of Satan[/url][/b] [[b]6[/b]: Woolie Wool: 4, tmorrow: 2]</text:p>
            <text:p>[b]160. [url=https://www.doomworld.com/idgames/levels/doom2/Ports/a-c/bor_lost]Brotherhood of Ruin: The Lost Temple[/url][/b] [[b]5[/b]: Vorpal: 5]</text:p>
            <text:p>[b]160. [url=https://www.doomworld.com/idgames/levels/doom2/a-c/chordg]Chord G[/url][/b] [[b]5[/b]: JudgeDeadd: 2, Paul977: 3]</text:p>
            <text:p>[b]160. [url=https://www.doomworld.com/idgames/levels/doom2/Ports/s-u/tcotd21me]City of the Damned: Apocalypse[/url][/b] [[b]5[/b]: TechnoDoomed1: 5]</text:p>
            <text:p>[b]160. [url=https://www.doomworld.com/idgames/levels/doom2/Ports/megawads/1024clau]Claustrophobia 1024[/url][/b] [[b]5[/b]: m8f: 5]</text:p>
            <text:p>[b]160. [url=https://www.doomworld.com/idgames/levels/doom/d-f/dante666]Dante's Gate[/url][/b] [[b]5[/b]: Soundblock: 5]</text:p>
            <text:p>[b]160. [url=http://www.wad-archive.com/wad/DOOM-Barracks-Zone-1]Doom Barracks Zone[/url][/b] [[b]5[/b]: HUNdebLeonidasX: 3, TheMightyHeracross: 2]</text:p>
            <text:p>[b]160. [url=https://www.doomworld.com/forum/topic/54022-doom-center-do-you-know-that/]Doom Center[/url][/b] [[b]5[/b]: HUNdebLeonidasX: 5]</text:p>
            <text:p>[b]160. [url=https://www.doomworld.com/idgames/levels/doom2/Ports/d-f/dripfeed]Drip Feed[/url][/b] [[b]5[/b]: Vorpal: 5]</text:p>
            <text:p>[b]160. [url=https://www.doomworld.com/idgames/themes/TeamTNT/ed4_rfo/ed4_rfo1]Eternal DOOM IV: Return from Oblivion[/url][/b] [[b]5[/b]: m8f: 5]</text:p>
            <text:p>[b]160. [url=https://www.doomworld.com/idgames/levels/doom2/deathmatch/megawads/exec]Execution[/url][/b] [[b]5[/b]: Doomkid: 5]</text:p>
            <text:p>[b]160. [url=http://freedoom.github.io/download.html]Freedoom: Phase 2[/url][/b] [[b]5[/b]: Spectra: 1, Voltcom9: 1, TheMightyHeracross: 3]</text:p>
            <text:p>[b]160. [url=https://forum.zdoom.org/viewtopic.php?f=19&amp;t=46718]Gene-Tech: Before the Storm[/url][/b] [[b]5[/b]: Graf Zahl: 5]</text:p>
            <text:p>[b]160. [url=https://www.doomworld.com/idgames/levels/doom2/Ports/megawads/gmp]Good Morning Phobos[/url][/b] [[b]5[/b]: Bryan T: 5]</text:p>
            <text:p>[b]160. [url=https://www.doomworld.com/idgames/levels/doom2/deathmatch/Ports/megawads/gw2]Greenwar II[/url][/b] [[b]5[/b]: Ed: 5]</text:p>
            <text:p>[b]160. [url=https://www.doomworld.com/idgames/themes/hacx/hx11pack]Hacx[/url][/b] [[b]5[/b]: Grazza: 5]</text:p>
            <text:p>[b]160. [url=https://www.doomworld.com/idgames/levels/doom2/Ports/g-i/inncnx2]Innocence X2[/url][/b] [[b]5[/b]: Spectra: 5]</text:p>
            <text:p>[b]160. [url=https://www.doomworld.com/idgames/levels/doom2/m-o/mordeth]Mordeth[/url][/b] [[b]5[/b]: Vorpal: 5]</text:p>
            <text:p>[b]160. [url=https://www.doomworld.com/idgames/levels/doom2/Ports/megawads/nova2]Nova II: New Dawn[/url][/b] [[b]5[/b]: Not Jabba: 3, dylux: 2]</text:p>
            <text:p>[b]160. [url=http://www.mediafire.com/file/fuurx4c98tl198i/One_Doom_s_Day.wad]One Doom's Day[/url][/b] [[b]5[/b]: Apaul27: 5]</text:p>
            <text:p>[b]160. [url=https://www.doomworld.com/idgames/levels/doom2/m-o/osiris]Osiris[/url][/b] [[b]5[/b]: Vorpal: 5]</text:p>
            <text:p>[b]160. [url=https://www.doomworld.com/idgames/deathmatch/skulltag/spacedm9]SpaceDM9[/url][/b] [[b]5[/b]: Ed: 5]</text:p>
            <text:p>[b]160. [url=https://www.doomworld.com/idgames/levels/doom2/s-u/slayer]The Slayer[/url][/b] [[b]5[/b]: Vorpal: 5]</text:p>
            <text:p>[b]160. [url=https://www.doomworld.com/idgames/themes/university/trinity2]The Unholy Trinity[/url][/b] [[b]5[/b]: Soundblock: 2, yakfak: 3]</text:p>
            <text:p>[b]160. [url=https://www.doomworld.com/idgames/levels/doom2/Ports/v-z/vulkan]Vulkan Episode 1[/url][/b] [[b]5[/b]: HyperLuke: 5]</text:p>
            <text:p>[b]160. [url=https://www.doomworld.com/idgames/levels/doom2/Ports/v-z/zendyn_x]Zen Dynamics[/url][/b] [[b]5[/b]: Phobus: 4, TechnoDoomed1: 1]</text:p>
            <text:p>[b]185. [url=https://www.doomworld.com/idgames/levels/doom2/a-c/chord2]Chord 2[/url][/b] [[b]4[/b]: Paul977: 4]</text:p>
            <text:p>[b]185. [url=https://www.doomworld.com/idgames/levels/doom2/Ports/a-c/c-shock2]Combat Shock 2[/url][/b] [[b]4[/b]: Cynical: 1, Nate River: 3]</text:p>
            <text:p>[b]185. [url=https://www.doomworld.com/idgames/levels/doom2/Ports/a-c/crimsonh]Crimson Horizon[/url][/b] [[b]4[/b]: Paul977: 4]</text:p>
            <text:p>[b]185. [url=https://www.doomworld.com/idgames/levels/doom2/deathmatch/Ports/megawads/crudream]Crucified Dreams[/url][/b] [[b]4[/b]: Soundblock: 4]</text:p>
            <text:p>[b]185. [url=https://www.doomworld.com/idgames/levels/doom2/megawads/d2ino]Doom 2 In Name Only[/url][/b] [[b]4[/b]: Odal: 4]</text:p>
            <text:p>[b]185. [url=https://www.doomworld.com/idgames/levels/doom2/d-f/dyst3]Dystopia 3: Re-Birth of Anarchy[/url][/b] [[b]4[/b]: Soundblock: 3, valkiriforce: 1]</text:p>
            <text:p>[b]185. [url=https://www.doomworld.com/idgames/levels/doom2/d-f/earth]Earth[/url][/b] [[b]4[/b]: ShotgunDemolition: 3, TheNerdTurtle2: 1]</text:p>
            <text:p>[b]185. [url=https://www.doomworld.com/idgames/levels/doom2/Ports/g-i/impencse]Imp Encounter[/url][/b] [[b]4[/b]: AnonimVio: 4]</text:p>
            <text:p>[b]185. [url=https://www.doomworld.com/idgames/levels/doom2/Ports/j-l/jadearth]Jade Earth[/url][/b] [[b]4[/b]: Roofi: 4]</text:p>
            <text:p>[b]185. [url=https://www.doomworld.com/forum/topic/74792-jiffy-bag-a-speedmap-megawad-rc2-released/]Jiffy Bag[/url][/b] [[b]4[/b]: TheNerdTurtle2: 4]</text:p>
            <text:p>[b]185. [url=https://www.doomworld.com/idgames/levels/doom2/Ports/j-l/khorus]Khorus[/url][/b] [[b]4[/b]: NuMetalManiak: 4]</text:p>
            <text:p>[b]185. [url=https://www.doomworld.com/files/file/15671-mapgame/]Mapgame[/url][/b] [[b]4[/b]: m8f: 4]</text:p>
            <text:p>[b]185. [url=https://www.doomworld.com/idgames/levels/doom2/Ports/s-u/sinedie]Sine Die[/url][/b] [[b]4[/b]: bLOCKbOYgAMES: 4]</text:p>
            <text:p>[b]185. [url=http://stronghold.drdteam.org/download.html]Stronghold: On the Edge of Chaos[/url][/b] [[b]4[/b]: Dragonfly: 2, MFG38: 2]</text:p>
            <text:p>[b]185. [url=https://www.doomworld.com/idgames/levels/doom2/Ports/megawads/doomtrib]The DOOM Tribute Project[/url][/b] [[b]4[/b]: Lorenz0: 4]</text:p>
            <text:p>[b]185. [url=https://www.doomworld.com/idgames/levels/doom2/d-f/enigma]The Enigma Episode[/url][/b] [[b]4[/b]: T-Rex: 3, valkiriforce: 1]</text:p>
            <text:p>[b]185. [url=http://odamex.net/boards/index.php?topic=2246.0]UAC Ultra 2[/url][/b] [[b]4[/b]: Sky: 4]</text:p>
            <text:p>[b]185. [url=https://www.doomworld.com/idgames/levels/doom2/Ports/megawads/vile]Vile Flesh[/url][/b] [[b]4[/b]: Grazza: 4]</text:p>
            <text:p>[b]185. [url=https://www.doomworld.com/idgames/levels/doom2/Ports/v-z/vrack]Vrack[/url][/b] [[b]4[/b]: bzzrak: 4]</text:p>
            <text:p>[b]185. [url=https://www.doomworld.com/idgames/levels/doom2/Ports/v-z/vrack3]Vrack 3[/url][/b] [[b]4[/b]: Spectra: 4]</text:p>
            <text:p>[b]205. [url=https://cloud.mail.ru/public/83f617a62867/1993.WAD]1993[/url][/b] [[b]3[/b]: Apaul27: 3]</text:p>
            <text:p>[b]205. [url=https://www.doomworld.com/forum/topic/93734-doomworld-community-top-wads-of-all-time/?page=4]2castles[/url][/b] [[b]3[/b]: Soundblock: 3]</text:p>
            <text:p>[b]205. [url=https://www.doomworld.com/forum/topic/90605-v04-a-boy-and-his-barrel-a-secret-is-revealed/]A Boy and His Barrel[/url][/b] [[b]3[/b]: Dragonfly: 3]</text:p>
            <text:p>[b]205. [url=https://www.doomworld.com/files/file/18491-absolutely-killed/]Absolutely Killed[/url][/b] [[b]3[/b]: NoisyVelvet: 3]</text:p>
            <text:p>[b]205. [url=https://www.doomworld.com/idgames/levels/doom2/Ports/megawads/amdosia]Armadosia: The Mad Corridor[/url][/b] [[b]3[/b]: Roofi: 3]</text:p>
            <text:p>[b]205. [url=https://www.doomworld.com/idgames/levels/doom/Ports/a-c/aaawake]Awakening[/url][/b] [[b]3[/b]: Graf Zahl: 3]</text:p>
            <text:p>[b]205. [url=https://www.doomworld.com/idgames/levels/doom2/a-c/chord1]Chord 1[/url][/b] [[b]3[/b]: Paul977: 3]</text:p>
            <text:p>[b]205. [url=https://www.doomworld.com/idgames/levels/doom2/Ports/a-c/chord3]Chord 3[/url][/b] [[b]3[/b]: Paul977: 3]</text:p>
            <text:p>[b]205. [url=https://www.doomworld.com/idgames/levels/doom2/Ports/megawads/cchest3]Community Chest 3[/url][/b] [[b]3[/b]: Mr. Freeze: 3]</text:p>
            <text:p>[b]205. [url=https://www.doomworld.com/idgames/levels/doom2/d-f/darkcvnt]Dark Covenant[/url][/b] [[b]3[/b]: NuMetalManiak: 2, bonnie: 1]</text:p>
            <text:p>[b]205. [url=https://www.doomworld.com/idgames/levels/doom2/Ports/d-f/darknes2]Disciples of Darkness[/url][/b] [[b]3[/b]: Nirvana: 3]</text:p>
            <text:p>[b]205. [url=http://freedoom.github.io/download.html]Freedoom: Phase 1[/url][/b] [[b]3[/b]: stasiowygrzybek: 3]</text:p>
            <text:p>[b]205. [url=https://www.doomworld.com/idgames/levels/doom2/g-i/hellrun2]Hellrun[/url][/b] [[b]3[/b]: Doomkid: 3]</text:p>
            <text:p>[b]205. [url=https://www.doomworld.com/idgames/levels/doom2/Ports/j-l/los]Legacy of Suffering[/url][/b] [[b]3[/b]: MFG38: 3]</text:p>
            <text:p>[b]205. [url=https://www.doomworld.com/idgames/levels/doom2/p-r/phobos2]Phobos[/url][/b] [[b]3[/b]: Jaws In Space: 3]</text:p>
            <text:p>[b]205. [url=https://www.doomworld.com/idgames/levels/doom2/megawads/pizzas]Pizza Steve[/url][/b] [[b]3[/b]: Bryan T: 3]</text:p>
            <text:p>[b]205. [url=https://www.doomworld.com/idgames/levels/hexen/s-u/serpent]Serpent: Resurrection[/url][/b] [[b]3[/b]: TheMightyHeracross: 3]</text:p>
            <text:p>[b]205. [url=https://www.doomworld.com/idgames/levels/doom2/Ports/s-u/t3st]T3ST[/url][/b] [[b]3[/b]: bzzrak: 3]</text:p>
            <text:p>[b]205. [url=https://www.doomworld.com/idgames/levels/doom/s-u/smb_v102]The Sky May Be[/url][/b] [[b]3[/b]: AnonimVio: 3]</text:p>
            <text:p>[b]205. [url=https://www.doomworld.com/idgames/levels/doom2/deathmatch/s-u/udm3]Unidoom DM 3[/url][/b] [[b]3[/b]: Doomkid: 3]</text:p>
            <text:p>[b]225. [url=https://www.doomworld.com/idgames/levels/doom2/megawads/1monster]1 Monster Megawad[/url][/b] [[b]2[/b]: TheNerdTurtle2: 2]</text:p>
            <text:p>[b]225. [url=https://www.doomworld.com/idgames/levels/doom2/Ports/0-9/30kmaps]30,000 Levels[/url][/b] [[b]2[/b]: AnonimVio: 2]</text:p>
            <text:p>[b]225. [url=https://www.doomworld.com/idgames/levels/doom2/megawads/50monstr]50 Monsters[/url][/b] [[b]2[/b]: tmorrow: 2]</text:p>
            <text:p>[b]225. [url=https://www.doomworld.com/idgames/levels/doom2/Ports/a-c/aeternum]Aeternum[/url][/b] [[b]2[/b]: 42PercentHealth: 1, Budoka: 1]</text:p>
            <text:p>[b]225. [url=https://www.doomworld.com/idgames/levels/doom2/a-c/area51]Area 51[/url][/b] [[b]2[/b]: Doomkid: 2]</text:p>
            <text:p>[b]225. [url=https://www.doomworld.com/idgames/levels/doom/a-c/b2b]Back to Basics[/url][/b] [[b]2[/b]: WH-Wilou84: 2]</text:p>
            <text:p>[b]225. [url=https://www.doomworld.com/idgames/levels/doom2/Ports/a-c/bldstlp]Bloody Steel[/url][/b] [[b]2[/b]: ella guro: 2]</text:p>
            <text:p>[b]225. [url=https://www.doomworld.com/idgames/levels/doom2/Ports/s-u/tcotd]City of the Damned[/url][/b] [[b]2[/b]: HUNdebLeonidasX: 2]</text:p>
            <text:p>[b]225. [url=https://www.doomworld.com/idgames/levels/doom2/megawads/cleim20p]Cleimos 2[/url][/b] [[b]2[/b]: valkiriforce: 2]</text:p>
            <text:p>[b]225. [url=https://www.doomworld.com/forum/topic/103075-deathless-an-ultimate-doom-megawad-rc4/]Deathless[/url][/b] [[b]2[/b]: TheMightyHeracross: 2]</text:p>
            <text:p>[b]225. [url=https://www.doomworld.com/idgames/levels/doom2/megawads/d2reload]Doom 2 Reloaded[/url][/b] [[b]2[/b]: Odal: 2]</text:p>
            <text:p>[b]225. [url=https://www.doomworld.com/idgames/levels/doom2/Ports/d-f/fth666]Flashback to Hell[/url][/b] [[b]2[/b]: GarrettChan: 2]</text:p>
            <text:p>[b]225. [url=https://www.doomworld.com/idgames/levels/doom2/Ports/d-f/foursite]Foursite[/url][/b] [[b]2[/b]: Budoka: 2]</text:p>
            <text:p>[b]225. [url=http://www.mediafire.com/file/lgqjfqjy381ybic/Ice_Rage.zip]Ice Rage[/url][/b] [[b]2[/b]: stasiowygrzybek: 2]</text:p>
            <text:p>[b]225. [url=https://www.doomworld.com/idgames/levels/doom2/Ports/d-f/dmdjm01]Jagermorder: Chemical Lab[/url][/b] [[b]2[/b]: Soundblock: 2]</text:p>
            <text:p>[b]225. [url=https://www.doomworld.com/idgames/levels/doom2/megawads/kssht]Khorus' Speedy Shit[/url][/b] [[b]2[/b]: Phobus: 2]</text:p>
            <text:p>[b]225. [url=https://www.doomworld.com/idgames/levels/doom2/a-c/bldnight]One Bloody Night[/url][/b] [[b]2[/b]: T-Rex: 1, WH-Wilou84: 1]</text:p>
            <text:p>[b]225. [url=https://www.doomworld.com/idgames/levels/doom2/Ports/p-r/rf_1024]Rf 1024[/url][/b] [[b]2[/b]: JudgeDeadd: 2]</text:p>
            <text:p>[b]225. [url=https://www.doomworld.com/idgames/levels/doom2/Ports/p-r/rush]Rush[/url][/b] [[b]2[/b]: Nirvana: 2]</text:p>
            <text:p>[b]225. [url=https://www.doomworld.com/idgames/levels/doom2/0-9/666]Sector 666[/url][/b] [[b]2[/b]: bzzrak: 2]</text:p>
            <text:p>[b]225. [url=https://www.doomworld.com/idgames/levels/doom2/a-c/aboosysv]System Vices[/url][/b] [[b]2[/b]: Grazza: 2]</text:p>
            <text:p>[b]225. [url=https://www.doomworld.com/idgames/levels/doom2/Ports/megawads/thtthren]THT: Threnody[/url][/b] [[b]2[/b]: Doomkid: 2]</text:p>
            <text:p>[b]247. [url=https://www.doomworld.com/idgames/levels/doom2/Ports/a-c/action]Action Doom[/url][/b] [[b]1[/b]: Dragonfly: 1]</text:p>
            <text:p>[b]247. [url=https://www.doomworld.com/idgames/levels/doom2/Ports/a-c/bermuda]Bermuda Triangle[/url][/b] [[b]1[/b]: Doomkid: 1]</text:p>
            <text:p>[b]247. [url=https://www.doomworld.com/idgames/levels/doom2/Ports/a-c/coecits]Castle of Eternal Carrot in the Sky[/url][/b] [[b]1[/b]: Jaws In Space: 1]</text:p>
            <text:p>[b]247. [url=https://www.doomworld.com/idgames/levels/doom/a-c/cleim10]Cleimos[/url][/b] [[b]1[/b]: Soundblock: 1]</text:p>
            <text:p>[b]247. [url=https://www.doomworld.com/idgames/levels/doom2/Ports/a-c/c-shock]Combat Shock[/url][/b] [[b]1[/b]: WH-Wilou84: 1]</text:p>
            <text:p>[b]247. [url=https://www.doomworld.com/idgames/levels/doom2/a-c/cygnus20]Cygnus IV[/url][/b] [[b]1[/b]: Philnemba: 1]</text:p>
            <text:p>[b]247. [url=https://www.doomworld.com/idgames/levels/doom/megawads/et]Endless Torture[/url][/b] [[b]1[/b]: soner du: 1]</text:p>
            <text:p>[b]247. [url=https://www.doomworld.com/idgames/levels/doom/d-f/eternity]Eternity[/url][/b] [[b]1[/b]: bonnie: 1]</text:p>
            <text:p>[b]247. [url=https://www.doomworld.com/idgames/levels/doom/d-f/extremal]Extremal Doom[/url][/b] [[b]1[/b]: Grazza: 1]</text:p>
            <text:p>[b]247. [url=https://www.doomworld.com/idgames/levels/doom/g-i/galaxia]Galaxia[/url][/b] [[b]1[/b]: JudgeDeadd: 1]</text:p>
            <text:p>[b]247. [url=https://www.doomworld.com/idgames/levels/doom2/deathmatch/megawads/gothicdm]Gothic DM[/url][/b] [[b]1[/b]: Soundblock: 1]</text:p>
            <text:p>[b]247. [url=https://doomwiki.org/wiki/Grezzo_2]Grezzo 2[/url][/b] [[b]1[/b]: AnonimVio: 1]</text:p>
            <text:p>[b]247. [url=https://www.doomworld.com/idgames/levels/doom/j-l/lithe2m1]LithE2M1[/url][/b] [[b]1[/b]: bzzrak: 1]</text:p>
            <text:p>[b]247. [url=https://www.doomworld.com/idgames/levels/doom2/megawads/mlm12]Mini-Level Megawad[/url][/b] [[b]1[/b]: Phobus: 1]</text:p>
            <text:p>[b]247. [url=https://www.doomworld.com/forum/topic/85907-nefertitiwad-6-maps/#comment-1554820]Nefertiti[/url][/b] [[b]1[/b]: NoisyVelvet: 1]</text:p>
            <text:p>[b]247. [url=https://www.doomworld.com/idgames/levels/doom2/m-o/obtic11]Obituary[/url][/b] [[b]1[/b]: T-Rex: 1]</text:p>
            <text:p>[b]247. [url=https://www.doomworld.com/idgames/levels/doom2/Ports/megawads/pl1024]Plutonia 1024: The Plutinya Exeriment[/url][/b] [[b]1[/b]: JudgeDeadd: 1]</text:p>
            <text:p>[b]247. [url=http://thekinsie.com/reelism/]Reelism[/url][/b] [[b]1[/b]: HUNdebLeonidasX: 1]</text:p>
            <text:p>[b]247. [url=https://www.doomworld.com/forum/topic/94330-rise-of-the-wool-ball-3-v12-now-gzdoom-compatible/]Rise of the Wool Ball[/url][/b] [[b]1[/b]: Squadallah: 1]</text:p>
            <text:p>[b]247. [url=https://www.doomworld.com/idgames/levels/doom2/Ports/s-u/spagheti]Spicy Evil Spaghetti[/url][/b] [[b]1[/b]: everennui: 1]</text:p>
            <text:p>[b]247. [url=https://www.doomworld.com/idgames/levels/doom2/s-u/tdevil2]The Devilz Work[/url][/b] [[b]1[/b]: everennui: 1]</text:p>
            <text:p>[b]247. [url=https://www.doomworld.com/idgames/levels/doom2/megawads/rebirth]The Rebirth[/url][/b] [[b]1[/b]: Malrionn: 1]</text:p>
            <text:p>[b]247. [url=https://www.doomworld.com/idgames/levels/doom2/s-u/ttp-rp]The Troopers' Playground[/url][/b] [[b]1[/b]: T-Rex: 1]</text:p>
            <text:p>[b]247. [url=https://www.doomworld.com/idgames/levels/doom2/megawads/twzone]The Twilight Zone[/url][/b] [[b]1[/b]: T-Rex: 1]</text:p>
            <text:p>[b]247. [url=https://www.doomworld.com/forum/topic/65009-zdoom-the-ultimate-icon-of-sin/]The Ultimate Icon of Sin[/url][/b] [[b]1[/b]: Soundblock: 1]</text:p>
            <text:p>[b]247. [url=https://www.doomworld.com/idgames/levels/doom2/Ports/megawads/vilcore]The Vilecore[/url][/b] [[b]1[/b]: dylux: 1]</text:p>
            <text:p>[b]247. [url=https://www.doomworld.com/files/file/18387-vispire/]Vispire[/url][/b] [[b]1[/b]: NoisyVelvet: 1]</text:p>
            <text:p/>
            <text:p>Mods: 273</text:p>
            <text:p>Voters: 7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73" calcext:value-type="string">
            <text:p>Mods: 273</text:p>
          </table:table-cell>
          <table:table-cell table:style-name="ce2" table:formula="of:=&quot;Voters: &quot; &amp; SUMPRODUCT(NOT(ISBLANK([.H2:.AMJ2])))" office:value-type="string" office:string-value="Voters: 79" calcext:value-type="string">
            <text:p>Voters: 7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4342" calcext:value-type="float">
            <text:p>434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42PercentHealth</text:p>
          </table:table-cell>
          <table:table-cell table:style-name="ce14" office:value-type="string" calcext:value-type="string">
            <text:p>7hm</text:p>
          </table:table-cell>
          <table:table-cell table:style-name="ce15" office:value-type="string" calcext:value-type="string">
            <text:p>Altima</text:p>
          </table:table-cell>
          <table:table-cell table:style-name="ce16" office:value-type="string" calcext:value-type="string">
            <text:p>AnonimVio</text:p>
          </table:table-cell>
          <table:table-cell table:style-name="ce17" office:value-type="string" calcext:value-type="string">
            <text:p>Archvile Hunter</text:p>
          </table:table-cell>
          <table:table-cell table:style-name="ce17" office:value-type="string" calcext:value-type="string">
            <text:p>Bryan T</text:p>
          </table:table-cell>
          <table:table-cell table:style-name="ce18" office:value-type="string" calcext:value-type="string">
            <text:p>Cynical</text:p>
          </table:table-cell>
          <table:table-cell table:style-name="ce17" office:value-type="string" calcext:value-type="string">
            <text:p>Dime</text:p>
          </table:table-cell>
          <table:table-cell table:style-name="ce19" office:value-type="string" calcext:value-type="string">
            <text:p>Doomkid</text:p>
          </table:table-cell>
          <table:table-cell table:style-name="ce17" office:value-type="string" calcext:value-type="string">
            <text:p>Dragonfly</text:p>
          </table:table-cell>
          <table:table-cell table:style-name="ce17" office:value-type="string" calcext:value-type="string">
            <text:p>Ed</text:p>
          </table:table-cell>
          <table:table-cell table:style-name="ce17" office:value-type="string" calcext:value-type="string">
            <text:p>Forli</text:p>
          </table:table-cell>
          <table:table-cell table:style-name="ce17" office:value-type="string" calcext:value-type="string">
            <text:p>GarrettChan</text:p>
          </table:table-cell>
          <table:table-cell table:style-name="ce17" office:value-type="string" calcext:value-type="string">
            <text:p>Graf Zahl</text:p>
          </table:table-cell>
          <table:table-cell table:style-name="ce17" office:value-type="string" calcext:value-type="string">
            <text:p>Grain of Salt</text:p>
          </table:table-cell>
          <table:table-cell table:style-name="ce17" office:value-type="string" calcext:value-type="string">
            <text:p>Grazza</text:p>
          </table:table-cell>
          <table:table-cell table:style-name="ce17" office:value-type="string" calcext:value-type="string">
            <text:p>Greyenko</text:p>
          </table:table-cell>
          <table:table-cell table:style-name="ce17" office:value-type="string" calcext:value-type="string">
            <text:p>HUNdebLeonidasX</text:p>
          </table:table-cell>
          <table:table-cell table:style-name="ce17" office:value-type="string" calcext:value-type="string">
            <text:p>HyperLuke</text:p>
          </table:table-cell>
          <table:table-cell table:style-name="ce17" office:value-type="string" calcext:value-type="string">
            <text:p>Jaws In Space</text:p>
          </table:table-cell>
          <table:table-cell table:style-name="ce17" office:value-type="string" calcext:value-type="string">
            <text:p>JudgeDeadd</text:p>
          </table:table-cell>
          <table:table-cell table:style-name="ce17" office:value-type="string" calcext:value-type="string">
            <text:p>Lazorinc</text:p>
          </table:table-cell>
          <table:table-cell table:style-name="ce17" office:value-type="string" calcext:value-type="string">
            <text:p>MFG38</text:p>
          </table:table-cell>
          <table:table-cell table:style-name="ce17" office:value-type="string" calcext:value-type="string">
            <text:p>Malrionn</text:p>
          </table:table-cell>
          <table:table-cell table:style-name="ce17" office:value-type="string" calcext:value-type="string">
            <text:p>Mason.</text:p>
          </table:table-cell>
          <table:table-cell table:style-name="ce17" office:value-type="string" calcext:value-type="string">
            <text:p>Mr. Freeze</text:p>
          </table:table-cell>
          <table:table-cell table:style-name="ce17" office:value-type="string" calcext:value-type="string">
            <text:p>NaZa</text:p>
          </table:table-cell>
          <table:table-cell table:style-name="ce20" office:value-type="string" calcext:value-type="string">
            <text:p>Nate River</text:p>
          </table:table-cell>
          <table:table-cell table:style-name="ce17" office:value-type="string" calcext:value-type="string">
            <text:p>Nine Inch Heels</text:p>
          </table:table-cell>
          <table:table-cell table:style-name="ce17" office:value-type="string" calcext:value-type="string">
            <text:p>Nirvana</text:p>
          </table:table-cell>
          <table:table-cell table:style-name="ce17" office:value-type="string" calcext:value-type="string">
            <text:p>Not Jabba</text:p>
          </table:table-cell>
          <table:table-cell table:style-name="ce17" office:value-type="string" calcext:value-type="string">
            <text:p>NuMetalManiak</text:p>
          </table:table-cell>
          <table:table-cell table:style-name="ce17" office:value-type="string" calcext:value-type="string">
            <text:p>Outrageous Videos</text:p>
          </table:table-cell>
          <table:table-cell table:style-name="ce17" office:value-type="string" calcext:value-type="string">
            <text:p>Paul977</text:p>
          </table:table-cell>
          <table:table-cell table:style-name="ce17" office:value-type="string" calcext:value-type="string">
            <text:p>Philnemba</text:p>
          </table:table-cell>
          <table:table-cell table:style-name="ce17" office:value-type="string" calcext:value-type="string">
            <text:p>Phobus</text:p>
          </table:table-cell>
          <table:table-cell table:style-name="ce17" office:value-type="string" calcext:value-type="string">
            <text:p>Poncho</text:p>
          </table:table-cell>
          <table:table-cell table:style-name="ce17" office:value-type="string" calcext:value-type="string">
            <text:p>Ralphis</text:p>
          </table:table-cell>
          <table:table-cell table:style-name="ce17" office:value-type="string" calcext:value-type="string">
            <text:p>Roofi</text:p>
          </table:table-cell>
          <table:table-cell table:style-name="ce17" office:value-type="string" calcext:value-type="string">
            <text:p>SGS Man</text:p>
          </table:table-cell>
          <table:table-cell table:style-name="ce17" office:value-type="string" calcext:value-type="string">
            <text:p>ShotgunDemolition</text:p>
          </table:table-cell>
          <table:table-cell table:style-name="ce17" office:value-type="string" calcext:value-type="string">
            <text:p>Sky</text:p>
          </table:table-cell>
          <table:table-cell table:style-name="ce17" office:value-type="string" calcext:value-type="string">
            <text:p>Soundblock</text:p>
          </table:table-cell>
          <table:table-cell table:style-name="ce17" office:value-type="string" calcext:value-type="string">
            <text:p>Spectra</text:p>
          </table:table-cell>
          <table:table-cell table:style-name="ce17" office:value-type="string" calcext:value-type="string">
            <text:p>Spectre01</text:p>
          </table:table-cell>
          <table:table-cell table:style-name="ce17" office:value-type="string" calcext:value-type="string">
            <text:p>Squadallah</text:p>
          </table:table-cell>
          <table:table-cell table:style-name="ce17" office:value-type="string" calcext:value-type="string">
            <text:p>T-Rex</text:p>
          </table:table-cell>
          <table:table-cell table:style-name="ce17" office:value-type="string" calcext:value-type="string">
            <text:p>Talvi</text:p>
          </table:table-cell>
          <table:table-cell table:style-name="ce21" office:value-type="string" calcext:value-type="string">
            <text:p>TechnoDoomed1</text:p>
          </table:table-cell>
          <table:table-cell table:style-name="ce22" office:value-type="string" calcext:value-type="string">
            <text:p>Voltcom9</text:p>
          </table:table-cell>
          <table:table-cell table:style-name="ce17" office:value-type="string" calcext:value-type="string">
            <text:p>Vorpal</text:p>
          </table:table-cell>
          <table:table-cell table:style-name="ce17" office:value-type="string" calcext:value-type="string">
            <text:p>WH-Wilou84</text:p>
          </table:table-cell>
          <table:table-cell table:style-name="ce17" office:value-type="string" calcext:value-type="string">
            <text:p>Woolie Wool</text:p>
          </table:table-cell>
          <table:table-cell table:style-name="ce17" office:value-type="string" calcext:value-type="string">
            <text:p>antares031</text:p>
          </table:table-cell>
          <table:table-cell table:style-name="ce17" office:value-type="string" calcext:value-type="string">
            <text:p>bLOCKbOYgAMES</text:p>
          </table:table-cell>
          <table:table-cell table:style-name="ce17" office:value-type="string" calcext:value-type="string">
            <text:p>bemused</text:p>
          </table:table-cell>
          <table:table-cell table:style-name="ce17" office:value-type="string" calcext:value-type="string">
            <text:p>bonnie</text:p>
          </table:table-cell>
          <table:table-cell table:style-name="ce23" office:value-type="string" calcext:value-type="string">
            <text:p>bzzrak</text:p>
          </table:table-cell>
          <table:table-cell table:style-name="ce24" office:value-type="string" calcext:value-type="string">
            <text:p>darkreaver</text:p>
          </table:table-cell>
          <table:table-cell table:style-name="ce17" office:value-type="string" calcext:value-type="string">
            <text:p>dylux</text:p>
          </table:table-cell>
          <table:table-cell table:style-name="ce25" office:value-type="string" calcext:value-type="string">
            <text:p>ella guro</text:p>
          </table:table-cell>
          <table:table-cell table:style-name="ce26" office:value-type="string" calcext:value-type="string">
            <text:p>everennui</text:p>
          </table:table-cell>
          <table:table-cell table:style-name="ce27" office:value-type="string" calcext:value-type="string">
            <text:p>fveitsi</text:p>
          </table:table-cell>
          <table:table-cell table:style-name="ce25" office:value-type="string" calcext:value-type="string">
            <text:p>justsomemusicguy</text:p>
          </table:table-cell>
          <table:table-cell table:style-name="ce25" office:value-type="string" calcext:value-type="string">
            <text:p>roadworx</text:p>
          </table:table-cell>
          <table:table-cell table:style-name="ce25" office:value-type="string" calcext:value-type="string">
            <text:p>soner du</text:p>
          </table:table-cell>
          <table:table-cell table:style-name="ce25" office:value-type="string" calcext:value-type="string">
            <text:p>stasiowygrzybek</text:p>
          </table:table-cell>
          <table:table-cell table:style-name="ce25" office:value-type="string" calcext:value-type="string">
            <text:p>tchkb</text:p>
          </table:table-cell>
          <table:table-cell table:style-name="ce25" office:value-type="string" calcext:value-type="string">
            <text:p>valkiriforce</text:p>
          </table:table-cell>
          <table:table-cell table:style-name="ce28" office:value-type="string" calcext:value-type="string">
            <text:p>yakfak</text:p>
          </table:table-cell>
          <table:table-cell table:style-name="ce22" office:value-type="string" calcext:value-type="string">
            <text:p>NoisyVelvet</text:p>
          </table:table-cell>
          <table:table-cell table:style-name="ce29" office:value-type="string" calcext:value-type="string">
            <text:p>Apaul27</text:p>
          </table:table-cell>
          <table:table-cell table:style-name="ce17" office:value-type="string" calcext:value-type="string">
            <text:p>tmorrow</text:p>
          </table:table-cell>
          <table:table-cell table:style-name="ce17" office:value-type="string" calcext:value-type="string">
            <text:p>Odal</text:p>
          </table:table-cell>
          <table:table-cell table:style-name="ce17" office:value-type="string" calcext:value-type="string">
            <text:p>m8f</text:p>
          </table:table-cell>
          <table:table-cell table:style-name="ce17" office:value-type="string" calcext:value-type="string">
            <text:p>Budoka</text:p>
          </table:table-cell>
          <table:table-cell table:style-name="ce17" office:value-type="string" calcext:value-type="string">
            <text:p>TheNerdTurtle2</text:p>
          </table:table-cell>
          <table:table-cell table:style-name="ce17" office:value-type="string" calcext:value-type="string">
            <text:p>TheMightyHeracross</text:p>
          </table:table-cell>
          <table:table-cell table:style-name="ce17" office:value-type="string" calcext:value-type="string">
            <text:p>Lorenz0</text:p>
          </table:table-cell>
          <table:table-cell table:style-name="ce17" table:number-columns-repeated="93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13" calcext:value-type="float">
            <text:p>21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" calcext:value-type="string">
            <text:p>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</text:p>
          </table:table-cell>
          <table:table-cell table:style-name="ce12" table:formula="of:=SUMPRODUCT(NOT(ISBLANK([.H4:.AMJ4])))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3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198" calcext:value-type="float">
            <text:p>19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" calcext:value-type="string">
            <text:p>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</text:p>
          </table:table-cell>
          <table:table-cell table:style-name="ce12" table:formula="of:=SUMPRODUCT(NOT(ISBLANK([.H5:.AMJ5]))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168" calcext:value-type="float">
            <text:p>16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" calcext:value-type="string">
            <text:p>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</text:p>
          </table:table-cell>
          <table:table-cell table:style-name="ce12" table:formula="of:=SUMPRODUCT(NOT(ISBLANK([.H6:.AMJ6]))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3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65" calcext:value-type="float">
            <text:p>165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" calcext:value-type="string">
            <text:p>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</text:p>
          </table:table-cell>
          <table:table-cell table:style-name="ce12" table:formula="of:=SUMPRODUCT(NOT(ISBLANK([.H7:.AMJ7]))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64" calcext:value-type="float">
            <text:p>16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" calcext:value-type="string">
            <text:p>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</text:p>
          </table:table-cell>
          <table:table-cell table:style-name="ce12" table:formula="of:=SUMPRODUCT(NOT(ISBLANK([.H8:.AMJ8])))"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59" calcext:value-type="float">
            <text:p>159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" calcext:value-type="string">
            <text:p>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</text:p>
          </table:table-cell>
          <table:table-cell table:style-name="ce12" table:formula="of:=SUMPRODUCT(NOT(ISBLANK([.H9:.AMJ9])))"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48" calcext:value-type="float">
            <text:p>148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" calcext:value-type="string">
            <text:p>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</text:p>
          </table:table-cell>
          <table:table-cell table:style-name="ce12" table:formula="of:=SUMPRODUCT(NOT(ISBLANK([.H10:.AMJ10])))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95" calcext:value-type="float">
            <text:p>95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Ed: 5, Forli: 5, Grain of Salt: 6, Greyenko: 5, Malrionn: 2, Mr. Freeze: 6, Paul977: 10, SGS Man: 2, Spectra: 2, Spectre01: 5, Talvi: 3, antares031: 6, bLOCKbOYgAMES: 5, darkreaver: 7, justsomemusicguy: 5, soner du: 3, valkiriforce: 2, tmorrow: 2, Odal: 9" calcext:value-type="string">
            <text:p>Archvile Hunter: 5, Ed: 5, Forli: 5, Grain of Salt: 6, Greyenko: 5, Malrionn: 2, Mr. Freeze: 6, Paul977: 10, SGS Man: 2, Spectra: 2, Spectre01: 5, Talvi: 3, antares031: 6, bLOCKbOYgAMES: 5, darkreaver: 7, justsomemusicguy: 5, soner du: 3, valkiriforce: 2, tmorrow: 2, Odal: 9</text:p>
          </table:table-cell>
          <table:table-cell table:style-name="ce12" table:formula="of:=SUMPRODUCT(NOT(ISBLANK([.H11:.AMJ11])))" office:value-type="float" office:value="20" calcext:value-type="float">
            <text:p>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1" calcext:value-type="float">
            <text:p>91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ltima: 10, Cynical: 9, Grazza: 10, Mr. Freeze: 10, NaZa: 8, Roofi: 5, Squadallah: 3, T-Rex: 9, WH-Wilou84: 4, antares031: 1, bonnie: 1, fveitsi: 5, roadworx: 7, tmorrow: 4, Budoka: 2, TheMightyHeracross: 3" calcext:value-type="string">
            <text:p>Altima: 10, Cynical: 9, Grazza: 10, Mr. Freeze: 10, NaZa: 8, Roofi: 5, Squadallah: 3, T-Rex: 9, WH-Wilou84: 4, antares031: 1, bonnie: 1, fveitsi: 5, roadworx: 7, tmorrow: 4, Budoka: 2, TheMightyHeracross: 3</text:p>
          </table:table-cell>
          <table:table-cell table:style-name="ce12" table:formula="of:=SUMPRODUCT(NOT(ISBLANK([.H12:.AMJ12])))"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42PercentHealth: 4, Altima: 1, Doomkid: 10, JudgeDeadd: 2, Mason.: 5, NaZa: 10, Poncho: 4, Soundblock: 4, T-Rex: 2, Vorpal: 5, justsomemusicguy: 1, roadworx: 10, stasiowygrzybek: 9, valkiriforce: 10, tmorrow: 2, Odal: 8" calcext:value-type="string">
            <text:p>42PercentHealth: 4, Altima: 1, Doomkid: 10, JudgeDeadd: 2, Mason.: 5, NaZa: 10, Poncho: 4, Soundblock: 4, T-Rex: 2, Vorpal: 5, justsomemusicguy: 1, roadworx: 10, stasiowygrzybek: 9, valkiriforce: 10, tmorrow: 2, Odal: 8</text:p>
          </table:table-cell>
          <table:table-cell table:style-name="ce12" table:formula="of:=SUMPRODUCT(NOT(ISBLANK([.H13:.AMJ13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5" calcext:value-type="float">
            <text:p>8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Ed: 5, Forli: 2, GarrettChan: 8, HyperLuke: 3, Lazorinc: 4, Nate River: 6, Nine Inch Heels: 9, Nirvana: 8, Outrageous Videos: 10, SGS Man: 1, Soundblock: 10, Talvi: 4, WH-Wilou84: 3, bemused: 10, yakfak: 2" calcext:value-type="string">
            <text:p>Ed: 5, Forli: 2, GarrettChan: 8, HyperLuke: 3, Lazorinc: 4, Nate River: 6, Nine Inch Heels: 9, Nirvana: 8, Outrageous Videos: 10, SGS Man: 1, Soundblock: 10, Talvi: 4, WH-Wilou84: 3, bemused: 10, yakfak: 2</text:p>
          </table:table-cell>
          <table:table-cell table:style-name="ce12" table:formula="of:=SUMPRODUCT(NOT(ISBLANK([.H14:.AMJ14])))" office:value-type="float" office:value="15" calcext:value-type="float">
            <text:p>1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78" calcext:value-type="float">
            <text:p>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7hm: 4, Archvile Hunter: 5, Bryan T: 8, Dragonfly: 9, Ed: 5, HUNdebLeonidasX: 8, JudgeDeadd: 4, NuMetalManiak: 7, SGS Man: 3, Talvi: 1, antares031: 5, everennui: 4, fveitsi: 5, roadworx: 1, NoisyVelvet: 1, tmorrow: 3, Odal: 5" calcext:value-type="string">
            <text:p>7hm: 4, Archvile Hunter: 5, Bryan T: 8, Dragonfly: 9, Ed: 5, HUNdebLeonidasX: 8, JudgeDeadd: 4, NuMetalManiak: 7, SGS Man: 3, Talvi: 1, antares031: 5, everennui: 4, fveitsi: 5, roadworx: 1, NoisyVelvet: 1, tmorrow: 3, Odal: 5</text:p>
          </table:table-cell>
          <table:table-cell table:style-name="ce12" table:formula="of:=SUMPRODUCT(NOT(ISBLANK([.H15:.AMJ15])))"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9, Archvile Hunter: 5, Bryan T: 4, Cynical: 4, GarrettChan: 3, Mason.: 5, Not Jabba: 6, Spectre01: 1, Talvi: 2, darkreaver: 2, fveitsi: 5, NoisyVelvet: 10, tmorrow: 2, Budoka: 8" calcext:value-type="string">
            <text:p>42PercentHealth: 9, Archvile Hunter: 5, Bryan T: 4, Cynical: 4, GarrettChan: 3, Mason.: 5, Not Jabba: 6, Spectre01: 1, Talvi: 2, darkreaver: 2, fveitsi: 5, NoisyVelvet: 10, tmorrow: 2, Budoka: 8</text:p>
          </table:table-cell>
          <table:table-cell table:style-name="ce12" table:formula="of:=SUMPRODUCT(NOT(ISBLANK([.H16:.AMJ16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5" calcext:value-type="float">
            <text:p>65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Altima: 3, Greyenko: 6, Lazorinc: 2, Mr. Freeze: 1, NuMetalManiak: 1, Outrageous Videos: 7, Philnemba: 4, Squadallah: 2, WH-Wilou84: 5, bLOCKbOYgAMES: 7, darkreaver: 6, fveitsi: 5, justsomemusicguy: 2, tchkb: 7" calcext:value-type="string">
            <text:p>42PercentHealth: 7, Altima: 3, Greyenko: 6, Lazorinc: 2, Mr. Freeze: 1, NuMetalManiak: 1, Outrageous Videos: 7, Philnemba: 4, Squadallah: 2, WH-Wilou84: 5, bLOCKbOYgAMES: 7, darkreaver: 6, fveitsi: 5, justsomemusicguy: 2, tchkb: 7</text:p>
          </table:table-cell>
          <table:table-cell table:style-name="ce12" table:formula="of:=SUMPRODUCT(NOT(ISBLANK([.H17:.AMJ17]))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56" calcext:value-type="float">
            <text:p>56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HUNdebLeonidasX: 9, NuMetalManiak: 9, Roofi: 9, ShotgunDemolition: 6, Spectre01: 7, Talvi: 2, yakfak: 9, TheMightyHeracross: 5" calcext:value-type="string">
            <text:p>HUNdebLeonidasX: 9, NuMetalManiak: 9, Roofi: 9, ShotgunDemolition: 6, Spectre01: 7, Talvi: 2, yakfak: 9, TheMightyHeracross: 5</text:p>
          </table:table-cell>
          <table:table-cell table:style-name="ce12" table:formula="of:=SUMPRODUCT(NOT(ISBLANK([.H18:.AMJ18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55" calcext:value-type="float">
            <text:p>55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ynical: 10, Greyenko: 8, JudgeDeadd: 3, NuMetalManiak: 10, Philnemba: 9, Talvi: 4, bemused: 1, justsomemusicguy: 7, NoisyVelvet: 3" calcext:value-type="string">
            <text:p>Cynical: 10, Greyenko: 8, JudgeDeadd: 3, NuMetalManiak: 10, Philnemba: 9, Talvi: 4, bemused: 1, justsomemusicguy: 7, NoisyVelvet: 3</text:p>
          </table:table-cell>
          <table:table-cell table:style-name="ce12" table:formula="of:=SUMPRODUCT(NOT(ISBLANK([.H19:.AMJ19])))" office:value-type="float" office:value="9" calcext:value-type="float">
            <text:p>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55" calcext:value-type="float">
            <text:p>55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Archvile Hunter: 5, Grain of Salt: 4, Mason.: 5, Not Jabba: 2, Outrageous Videos: 6, Squadallah: 6, WH-Wilou84: 5, bemused: 5, darkreaver: 8, tmorrow: 3, Budoka: 6" calcext:value-type="string">
            <text:p>Archvile Hunter: 5, Grain of Salt: 4, Mason.: 5, Not Jabba: 2, Outrageous Videos: 6, Squadallah: 6, WH-Wilou84: 5, bemused: 5, darkreaver: 8, tmorrow: 3, Budoka: 6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2" calcext:value-type="float">
            <text:p>5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JudgeDeadd: 4, Malrionn: 6, Mason.: 10, Talvi: 4, dylux: 10, yakfak: 8, m8f: 10" calcext:value-type="string">
            <text:p>JudgeDeadd: 4, Malrionn: 6, Mason.: 10, Talvi: 4, dylux: 10, yakfak: 8, m8f: 10</text:p>
          </table:table-cell>
          <table:table-cell table:style-name="ce12" table:formula="of:=SUMPRODUCT(NOT(ISBLANK([.H21:.AMJ21])))" office:value-type="float" office:value="7" calcext:value-type="float">
            <text:p>7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48" calcext:value-type="float">
            <text:p>48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Bryan T: 9, HUNdebLeonidasX: 7, Malrionn: 7, Not Jabba: 2, Spectre01: 8, bLOCKbOYgAMES: 9, Odal: 6" calcext:value-type="string">
            <text:p>Bryan T: 9, HUNdebLeonidasX: 7, Malrionn: 7, Not Jabba: 2, Spectre01: 8, bLOCKbOYgAMES: 9, Odal: 6</text:p>
          </table:table-cell>
          <table:table-cell table:style-name="ce12" table:formula="of:=SUMPRODUCT(NOT(ISBLANK([.H22:.AMJ22])))"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4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48" calcext:value-type="float">
            <text:p>4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Grain of Salt: 6, Grazza: 7, Mason.: 5, Philnemba: 7, Roofi: 10, T-Rex: 5, fveitsi: 5, tmorrow: 3" calcext:value-type="string">
            <text:p>Grain of Salt: 6, Grazza: 7, Mason.: 5, Philnemba: 7, Roofi: 10, T-Rex: 5, fveitsi: 5, tmorrow: 3</text:p>
          </table:table-cell>
          <table:table-cell table:style-name="ce12" table:formula="of:=SUMPRODUCT(NOT(ISBLANK([.H23:.AMJ23])))" office:value-type="float" office:value="8" calcext:value-type="float">
            <text:p>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5" calcext:value-type="float">
            <text:p>4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aZa: 6, T-Rex: 9, WH-Wilou84: 4, Woolie Wool: 7, ella guro: 1, justsomemusicguy: 8, roadworx: 2, valkiriforce: 6, tmorrow: 2" calcext:value-type="string">
            <text:p>NaZa: 6, T-Rex: 9, WH-Wilou84: 4, Woolie Wool: 7, ella guro: 1, justsomemusicguy: 8, roadworx: 2, valkiriforce: 6, tmorrow: 2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Sky: 2, WH-Wilou84: 3, Woolie Wool: 10, bLOCKbOYgAMES: 8, soner du: 9, m8f: 5" calcext:value-type="string">
            <text:p>Sky: 2, WH-Wilou84: 3, Woolie Wool: 10, bLOCKbOYgAMES: 8, soner du: 9, m8f: 5</text:p>
          </table:table-cell>
          <table:table-cell table:style-name="ce12" table:formula="of:=SUMPRODUCT(NOT(ISBLANK([.H25:.AMJ25])))" office:value-type="float" office:value="6" calcext:value-type="float">
            <text:p>6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36" calcext:value-type="float">
            <text:p>3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Altima: 1, Dime: 2, Squadallah: 5, T-Rex: 2, bLOCKbOYgAMES: 6, ella guro: 3, justsomemusicguy: 4, valkiriforce: 10, Budoka: 3" calcext:value-type="string">
            <text:p>Altima: 1, Dime: 2, Squadallah: 5, T-Rex: 2, bLOCKbOYgAMES: 6, ella guro: 3, justsomemusicguy: 4, valkiriforce: 10, Budoka: 3</text:p>
          </table:table-cell>
          <table:table-cell table:style-name="ce12" table:formula="of:=SUMPRODUCT(NOT(ISBLANK([.H26:.AMJ26]))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36" calcext:value-type="float">
            <text:p>3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7hm: 4, Cynical: 5, GarrettChan: 5, JudgeDeadd: 3, Nirvana: 4, Poncho: 9, Spectre01: 3, Budoka: 2, Lorenz0: 1" calcext:value-type="string">
            <text:p>7hm: 4, Cynical: 5, GarrettChan: 5, JudgeDeadd: 3, Nirvana: 4, Poncho: 9, Spectre01: 3, Budoka: 2, Lorenz0: 1</text:p>
          </table:table-cell>
          <table:table-cell table:style-name="ce12" table:formula="of:=SUMPRODUCT(NOT(ISBLANK([.H27:.AMJ27]))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Ed: 5, ShotgunDemolition: 5, Sky: 9, Squadallah: 7, Woolie Wool: 8" calcext:value-type="string">
            <text:p>Ed: 5, ShotgunDemolition: 5, Sky: 9, Squadallah: 7, Woolie Wool: 8</text:p>
          </table:table-cell>
          <table:table-cell table:style-name="ce12" table:formula="of:=SUMPRODUCT(NOT(ISBLANK([.H28:.AMJ28])))"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6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Grazza: 8, Mason.: 5, Ralphis: 6, T-Rex: 3, roadworx: 3, valkiriforce: 8" calcext:value-type="string">
            <text:p>Grazza: 8, Mason.: 5, Ralphis: 6, T-Rex: 3, roadworx: 3, valkiriforce: 8</text:p>
          </table:table-cell>
          <table:table-cell table:style-name="ce12" table:formula="of:=SUMPRODUCT(NOT(ISBLANK([.H29:.AMJ29])))" office:value-type="float" office:value="6" calcext:value-type="float">
            <text:p>6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4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azorinc: 6, Nate River: 9, Nirvana: 10, Soundblock: 3, WH-Wilou84: 2, NoisyVelvet: 3" calcext:value-type="string">
            <text:p>Lazorinc: 6, Nate River: 9, Nirvana: 10, Soundblock: 3, WH-Wilou84: 2, NoisyVelvet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Dragonfly: 6, HyperLuke: 7, Mr. Freeze: 5, Philnemba: 5, Voltcom9: 5, bonnie: 4" calcext:value-type="string">
            <text:p>Dragonfly: 6, HyperLuke: 7, Mr. Freeze: 5, Philnemba: 5, Voltcom9: 5, bonnie: 4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1" calcext:value-type="float">
            <text:p>31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Altima: 6, Greyenko: 9, MFG38: 4, Malrionn: 2, Mr. Freeze: 4, WH-Wilou84: 1, Woolie Wool: 5" calcext:value-type="string">
            <text:p>Altima: 6, Greyenko: 9, MFG38: 4, Malrionn: 2, Mr. Freeze: 4, WH-Wilou84: 1, Woolie Wool: 5</text:p>
          </table:table-cell>
          <table:table-cell table:style-name="ce12" table:formula="of:=SUMPRODUCT(NOT(ISBLANK([.H32:.AMJ32])))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Altima: 5, Nine Inch Heels: 3, Paul977: 10, bLOCKbOYgAMES: 3, NoisyVelvet: 3, Odal: 7" calcext:value-type="string">
            <text:p>Altima: 5, Nine Inch Heels: 3, Paul977: 10, bLOCKbOYgAMES: 3, NoisyVelvet: 3, Odal: 7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30" calcext:value-type="float">
            <text:p>30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Dime: 5, Dragonfly: 7, Jaws In Space: 10, Phobus: 6, Soundblock: 2" calcext:value-type="string">
            <text:p>Dime: 5, Dragonfly: 7, Jaws In Space: 10, Phobus: 6, Soundblock: 2</text:p>
          </table:table-cell>
          <table:table-cell table:style-name="ce12" table:formula="of:=SUMPRODUCT(NOT(ISBLANK([.H34:.AMJ34])))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29" calcext:value-type="float">
            <text:p>2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7, Spectre01: 2, ella guro: 10, yakfak: 10" calcext:value-type="string">
            <text:p>Not Jabba: 7, Spectre01: 2, ella guro: 10, yakfak: 10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3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4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42PercentHealth: 3, 7hm: 7, ShotgunDemolition: 1, bonnie: 7, justsomemusicguy: 3, NoisyVelvet: 4, TheNerdTurtle2: 3" calcext:value-type="string">
            <text:p>42PercentHealth: 3, 7hm: 7, ShotgunDemolition: 1, bonnie: 7, justsomemusicguy: 3, NoisyVelvet: 4, TheNerdTurtle2: 3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28" calcext:value-type="float">
            <text:p>2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7hm: 5, Greyenko: 1, T-Rex: 5, Vorpal: 5, Woolie Wool: 6, valkiriforce: 6" calcext:value-type="string">
            <text:p>7hm: 5, Greyenko: 1, T-Rex: 5, Vorpal: 5, Woolie Wool: 6, valkiriforce: 6</text:p>
          </table:table-cell>
          <table:table-cell table:style-name="ce12" table:formula="of:=SUMPRODUCT(NOT(ISBLANK([.H37:.AMJ37]))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Cynical: 8, WH-Wilou84: 2, antares031: 5, darkreaver: 1, stasiowygrzybek: 7, Budoka: 5" calcext:value-type="string">
            <text:p>Cynical: 8, WH-Wilou84: 2, antares031: 5, darkreaver: 1, stasiowygrzybek: 7, Budoka: 5</text:p>
          </table:table-cell>
          <table:table-cell table:style-name="ce12" table:formula="of:=SUMPRODUCT(NOT(ISBLANK([.H38:.AMJ38])))"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Archvile Hunter: 5, JudgeDeadd: 3, Not Jabba: 6, Soundblock: 1, antares031: 5, ella guro: 7" calcext:value-type="string">
            <text:p>Archvile Hunter: 5, JudgeDeadd: 3, Not Jabba: 6, Soundblock: 1, antares031: 5, ella guro: 7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razza: 6, JudgeDeadd: 1, Squadallah: 9, T-Rex: 1, ella guro: 4, roadworx: 6" calcext:value-type="string">
            <text:p>Grazza: 6, JudgeDeadd: 1, Squadallah: 9, T-Rex: 1, ella guro: 4, roadworx: 6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GarrettChan: 7, MFG38: 6, Nirvana: 6, Talvi: 1, WH-Wilou84: 3, bemused: 3" calcext:value-type="string">
            <text:p>GarrettChan: 7, MFG38: 6, Nirvana: 6, Talvi: 1, WH-Wilou84: 3, bemused: 3</text:p>
          </table:table-cell>
          <table:table-cell table:style-name="ce12" table:formula="of:=SUMPRODUCT(NOT(ISBLANK([.H41:.AMJ41])))" office:value-type="float" office:value="6" calcext:value-type="float">
            <text:p>6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oomkid: 10, Ralphis: 7, antares031: 8" calcext:value-type="string">
            <text:p>Doomkid: 10, Ralphis: 7, antares031: 8</text:p>
          </table:table-cell>
          <table:table-cell table:style-name="ce12" table:formula="of:=SUMPRODUCT(NOT(ISBLANK([.H42:.AMJ42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25" calcext:value-type="float">
            <text:p>2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Cynical: 6, Dime: 9, Nate River: 4, Poncho: 5, Budoka: 1" calcext:value-type="string">
            <text:p>Cynical: 6, Dime: 9, Nate River: 4, Poncho: 5, Budoka: 1</text:p>
          </table:table-cell>
          <table:table-cell table:style-name="ce12" table:formula="of:=SUMPRODUCT(NOT(ISBLANK([.H43:.AMJ43])))"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Nate River: 2, everennui: 4, stasiowygrzybek: 10, Lorenz0: 9" calcext:value-type="string">
            <text:p>Nate River: 2, everennui: 4, stasiowygrzybek: 10, Lorenz0: 9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raf Zahl: 10, Phobus: 9, TechnoDoomed1: 6" calcext:value-type="string">
            <text:p>Graf Zahl: 10, Phobus: 9, TechnoDoomed1: 6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23" calcext:value-type="float">
            <text:p>23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Paul977: 6, Sky: 7, darkreaver: 10" calcext:value-type="string">
            <text:p>Paul977: 6, Sky: 7, darkreaver: 10</text:p>
          </table:table-cell>
          <table:table-cell table:style-name="ce12" table:formula="of:=SUMPRODUCT(NOT(ISBLANK([.H46:.AMJ46])))" office:value-type="float" office:value="3" calcext:value-type="float">
            <text:p>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95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23" calcext:value-type="float">
            <text:p>2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5, Vorpal: 5, Woolie Wool: 1, ella guro: 6, yakfak: 5, NoisyVelvet: 1" calcext:value-type="string">
            <text:p>Not Jabba: 5, Vorpal: 5, Woolie Wool: 1, ella guro: 6, yakfak: 5, NoisyVelvet: 1</text:p>
          </table:table-cell>
          <table:table-cell table:style-name="ce12" table:formula="of:=SUMPRODUCT(NOT(ISBLANK([.H47:.AMJ47])))" office:value-type="float" office:value="6" calcext:value-type="float">
            <text:p>6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22" calcext:value-type="float">
            <text:p>22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raf Zahl: 6, Voltcom9: 7, tchkb: 2, Apaul27: 7" calcext:value-type="string">
            <text:p>Graf Zahl: 6, Voltcom9: 7, tchkb: 2, Apaul27: 7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FG38: 1, TechnoDoomed1: 3, bonnie: 10, everennui: 8" calcext:value-type="string">
            <text:p>MFG38: 1, TechnoDoomed1: 3, bonnie: 10, everennui: 8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5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1" calcext:value-type="float">
            <text:p>2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ime: 8, dylux: 8, NoisyVelvet: 5" calcext:value-type="string">
            <text:p>Dime: 8, dylux: 8, NoisyVelvet: 5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5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4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1" calcext:value-type="float">
            <text:p>21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Greyenko: 4, HyperLuke: 8, Talvi: 4, TechnoDoomed1: 2, TheMightyHeracross: 3" calcext:value-type="string">
            <text:p>Greyenko: 4, HyperLuke: 8, Talvi: 4, TechnoDoomed1: 2, TheMightyHeracross: 3</text:p>
          </table:table-cell>
          <table:table-cell table:style-name="ce12" table:formula="of:=SUMPRODUCT(NOT(ISBLANK([.H51:.AMJ51])))" office:value-type="float" office:value="5" calcext:value-type="float">
            <text:p>5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0" calcext:value-type="float">
            <text:p>2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HUNdebLeonidasX: 4, JudgeDeadd: 3, Malrionn: 10, Phobus: 3" calcext:value-type="string">
            <text:p>HUNdebLeonidasX: 4, JudgeDeadd: 3, Malrionn: 10, Phobus: 3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Jaws In Space: 9, Vorpal: 5, soner du: 5" calcext:value-type="string">
            <text:p>Jaws In Space: 9, Vorpal: 5, soner du: 5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zza: 9, Sky: 5, ella guro: 5" calcext:value-type="string">
            <text:p>Grazza: 9, Sky: 5, ella guro: 5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Nine Inch Heels: 8, Outrageous Videos: 9, ShotgunDemolition: 2" calcext:value-type="string">
            <text:p>Nine Inch Heels: 8, Outrageous Videos: 9, ShotgunDemolition: 2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AnonimVio: 9, roadworx: 4, stasiowygrzybek: 6" calcext:value-type="string">
            <text:p>AnonimVio: 9, roadworx: 4, stasiowygrzybek: 6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0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arrettChan: 1, Spectra: 9, bLOCKbOYgAMES: 2, dylux: 5, tmorrow: 2" calcext:value-type="string">
            <text:p>GarrettChan: 1, Spectra: 9, bLOCKbOYgAMES: 2, dylux: 5, tmorrow: 2</text:p>
          </table:table-cell>
          <table:table-cell table:style-name="ce12" table:formula="of:=SUMPRODUCT(NOT(ISBLANK([.H57:.AMJ57])))"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Philnemba: 8, soner du: 8, tmorrow: 2" calcext:value-type="string">
            <text:p>Philnemba: 8, soner du: 8, tmorrow: 2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34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7hm: 5, Grain of Salt: 3, ella guro: 9, NoisyVelvet: 1" calcext:value-type="string">
            <text:p>7hm: 5, Grain of Salt: 3, ella guro: 9, NoisyVelvet: 1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NaZa: 1, Philnemba: 3, roadworx: 8, soner du: 6" calcext:value-type="string">
            <text:p>NaZa: 1, Philnemba: 3, roadworx: 8, soner du: 6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17" calcext:value-type="float">
            <text:p>1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Dime: 10, Jaws In Space: 7" calcext:value-type="string">
            <text:p>Dime: 10, Jaws In Space: 7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17" calcext:value-type="float">
            <text:p>17</text:p>
          </table:table-cell>
          <table:table-cell office:value-type="string" calcext:value-type="string">
            <text:p>Brutal Doom: Hell on Earth Starter Pack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quadallah: 8, TechnoDoomed1: 9" calcext:value-type="string">
            <text:p>Squadallah: 8, TechnoDoomed1: 9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4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17" calcext:value-type="float">
            <text:p>17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AnonimVio: 5, Nine Inch Heels: 4, Outrageous Videos: 3, fveitsi: 5" calcext:value-type="string">
            <text:p>AnonimVio: 5, Nine Inch Heels: 4, Outrageous Videos: 3, fveitsi: 5</text:p>
          </table:table-cell>
          <table:table-cell table:style-name="ce12" table:formula="of:=SUMPRODUCT(NOT(ISBLANK([.H63:.AMJ63])))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Doomkid: 3, Jaws In Space: 6, everennui: 2, NoisyVelvet: 1, m8f: 4" calcext:value-type="string">
            <text:p>Doomkid: 3, Jaws In Space: 6, everennui: 2, NoisyVelvet: 1, m8f: 4</text:p>
          </table:table-cell>
          <table:table-cell table:style-name="ce12" table:formula="of:=SUMPRODUCT(NOT(ISBLANK([.H64:.AMJ64])))"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Nate River: 1, Vorpal: 5, bonnie: 10" calcext:value-type="string">
            <text:p>Nate River: 1, Vorpal: 5, bonnie: 10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Bryan T: 1, Dime: 6, dylux: 7, tmorrow: 2" calcext:value-type="string">
            <text:p>Bryan T: 1, Dime: 6, dylux: 7, tmorrow: 2</text:p>
          </table:table-cell>
          <table:table-cell table:style-name="ce12" table:formula="of:=SUMPRODUCT(NOT(ISBLANK([.H66:.AMJ66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15" calcext:value-type="float">
            <text:p>1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Altima: 7, JudgeDeadd: 3, NaZa: 2, Not Jabba: 2, Poncho: 1" calcext:value-type="string">
            <text:p>Altima: 7, JudgeDeadd: 3, NaZa: 2, Not Jabba: 2, Poncho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15" calcext:value-type="float">
            <text:p>1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HyperLuke: 1, Outrageous Videos: 1, bemused: 2, Apaul27: 8, tmorrow: 3" calcext:value-type="string">
            <text:p>HyperLuke: 1, Outrageous Videos: 1, bemused: 2, Apaul27: 8, tmorrow: 3</text:p>
          </table:table-cell>
          <table:table-cell table:style-name="ce12" table:formula="of:=SUMPRODUCT(NOT(ISBLANK([.H68:.AMJ68])))"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JudgeDeadd: 4, Phobus: 10, stasiowygrzybek: 1" calcext:value-type="string">
            <text:p>JudgeDeadd: 4, Phobus: 10, stasiowygrzybek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15" calcext:value-type="float">
            <text:p>1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Dragonfly: 5, TechnoDoomed1: 10" calcext:value-type="string">
            <text:p>Dragonfly: 5, TechnoDoomed1: 10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Forli: 4, NuMetalManiak: 5, everennui: 5" calcext:value-type="string">
            <text:p>Forli: 4, NuMetalManiak: 5, everennui: 5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5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14" calcext:value-type="float">
            <text:p>14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Grain of Salt: 4, Outrageous Videos: 8, Roofi: 2" calcext:value-type="string">
            <text:p>Grain of Salt: 4, Outrageous Videos: 8, Roofi: 2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14" calcext:value-type="float">
            <text:p>14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FG38: 7, Malrionn: 7" calcext:value-type="string">
            <text:p>MFG38: 7, Malrionn: 7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22"/>
          <table:table-cell table:number-columns-repeated="2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lrionn: 10, Budoka: 4" calcext:value-type="string">
            <text:p>Malrionn: 10, Budoka: 4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3" calcext:value-type="float">
            <text:p>13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udgeDeadd: 3, soner du: 10" calcext:value-type="string">
            <text:p>JudgeDeadd: 3, soner du: 10</text:p>
          </table:table-cell>
          <table:table-cell table:style-name="ce12" table:formula="of:=SUMPRODUCT(NOT(ISBLANK([.H75:.AMJ75])))"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95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ky: 8, darkreaver: 5" calcext:value-type="string">
            <text:p>Sky: 8, darkreaver: 5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5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Nirvana: 9, Soundblock: 2, WH-Wilou84: 1, NoisyVelvet: 1" calcext:value-type="string">
            <text:p>Nirvana: 9, Soundblock: 2, WH-Wilou84: 1, NoisyVelvet: 1</text:p>
          </table:table-cell>
          <table:table-cell table:style-name="ce12" table:formula="of:=SUMPRODUCT(NOT(ISBLANK([.H77:.AMJ77])))" office:value-type="float" office:value="4" calcext:value-type="float">
            <text:p>4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Graf Zahl: 4, Woolie Wool: 9" calcext:value-type="string">
            <text:p>Graf Zahl: 4, Woolie Wool: 9</text:p>
          </table:table-cell>
          <table:table-cell table:style-name="ce12" table:formula="of:=SUMPRODUCT(NOT(ISBLANK([.H78:.AMJ78])))"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9" calcext:value-type="float">
            <text:p>9</text:p>
          </table:table-cell>
          <table:table-cell table:number-columns-repeated="96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13" calcext:value-type="float">
            <text:p>13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yan T: 2, Soundblock: 3, Voltcom9: 8" calcext:value-type="string">
            <text:p>Bryan T: 2, Soundblock: 3, Voltcom9: 8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6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r. Freeze: 7, WH-Wilou84: 5" calcext:value-type="string">
            <text:p>Mr. Freeze: 7, WH-Wilou84: 5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Apaul27: 9, TheMightyHeracross: 3" calcext:value-type="string">
            <text:p>Apaul27: 9, TheMightyHeracross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12" calcext:value-type="float">
            <text:p>1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Grain of Salt: 8, bemused: 4" calcext:value-type="string">
            <text:p>Grain of Salt: 8, bemused: 4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on.: 5, Nine Inch Heels: 1, fveitsi: 5, NoisyVelvet: 1" calcext:value-type="string">
            <text:p>Mason.: 5, Nine Inch Heels: 1, fveitsi: 5, NoisyVelvet: 1</text:p>
          </table:table-cell>
          <table:table-cell table:style-name="ce12" table:formula="of:=SUMPRODUCT(NOT(ISBLANK([.H83:.AMJ83])))" office:value-type="float" office:value="4" calcext:value-type="float">
            <text:p>4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12" calcext:value-type="float">
            <text:p>1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FG38: 5, TechnoDoomed1: 4, Voltcom9: 3" calcext:value-type="string">
            <text:p>MFG38: 5, TechnoDoomed1: 4, Voltcom9: 3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yakfak: 7, m8f: 4" calcext:value-type="string">
            <text:p>yakfak: 7, m8f: 4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69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Sky: 10, tchkb: 1" calcext:value-type="string">
            <text:p>Sky: 10, tchkb: 1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Nate River: 8, Nirvana: 1, everennui: 2" calcext:value-type="string">
            <text:p>Nate River: 8, Nirvana: 1, everennui: 2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5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Not Jabba: 5, Sky: 6" calcext:value-type="string">
            <text:p>Not Jabba: 5, Sky: 6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7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Phobus: 5, Ralphis: 6" calcext:value-type="string">
            <text:p>Phobus: 5, Ralphis: 6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WH-Wilou84: 2, TheNerdTurtle2: 9" calcext:value-type="string">
            <text:p>WH-Wilou84: 2, TheNerdTurtle2: 9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AnonimVio: 10, Apaul27: 1" calcext:value-type="string">
            <text:p>AnonimVio: 10, Apaul27: 1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zzrak: 10" calcext:value-type="string">
            <text:p>bzzrak: 10</text:p>
          </table:table-cell>
          <table:table-cell table:style-name="ce12" table:formula="of:=SUMPRODUCT(NOT(ISBLANK([.H92:.AMJ92])))" office:value-type="float" office:value="1" calcext:value-type="float">
            <text:p>1</text:p>
          </table:table-cell>
          <table:table-cell table:number-columns-repeated="57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0" calcext:value-type="float">
            <text:p>10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ine Inch Heels: 5, everennui: 5" calcext:value-type="string">
            <text:p>Nine Inch Heels: 5, everennui: 5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95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Paul977: 4, WH-Wilou84: 2, darkreaver: 4" calcext:value-type="string">
            <text:p>Paul977: 4, WH-Wilou84: 2, darkreaver: 4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onnie: 10" calcext:value-type="string">
            <text:p>bonnie: 10</text:p>
          </table:table-cell>
          <table:table-cell table:style-name="ce12" table:formula="of:=SUMPRODUCT(NOT(ISBLANK([.H95:.AMJ95])))" office:value-type="float" office:value="1" calcext:value-type="float">
            <text:p>1</text:p>
          </table:table-cell>
          <table:table-cell table:number-columns-repeated="56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0" calcext:value-type="float">
            <text:p>10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Roofi: 7, dylux: 3" calcext:value-type="string">
            <text:p>Roofi: 7, dylux: 3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38"/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H97:.AMJ9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UNdebLeonidasX: 6, Talvi: 3" calcext:value-type="string">
            <text:p>HUNdebLeonidasX: 6, Talvi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H98:.AMJ98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yperLuke: 2, Lorenz0: 7" calcext:value-type="string">
            <text:p>HyperLuke: 2, Lorenz0: 7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H99:.AMJ99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zzrak: 9" calcext:value-type="string">
            <text:p>bzzrak: 9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57"/>
          <table:table-cell office:value-type="float" office:value="9" calcext:value-type="float">
            <text:p>9</text:p>
          </table:table-cell>
          <table:table-cell table:number-columns-repeated="95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H100:.AMJ100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Voltcom9: 9" calcext:value-type="string">
            <text:p>Voltcom9: 9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49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H101:.AMJ101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yperLuke: 9" calcext:value-type="string">
            <text:p>HyperLuke: 9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4" calcext:value-type="float">
            <text:p>94</text:p>
          </table:table-cell>
          <table:table-cell table:formula="of:=SUM([.H102:.AMJ10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raf Zahl: 9" calcext:value-type="string">
            <text:p>Graf Zahl: 9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4" calcext:value-type="float">
            <text:p>94</text:p>
          </table:table-cell>
          <table:table-cell table:formula="of:=SUM([.H103:.AMJ103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Apaul27: 9" calcext:value-type="string">
            <text:p>Apaul27: 9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4" calcext:value-type="float">
            <text:p>94</text:p>
          </table:table-cell>
          <table:table-cell table:formula="of:=SUM([.H104:.AMJ104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MFG38: 9" calcext:value-type="string">
            <text:p>MFG38: 9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H105:.AMJ10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orenz0: 8" calcext:value-type="string">
            <text:p>Lorenz0: 8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H106:.AMJ10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everennui: 1, TheNerdTurtle2: 7" calcext:value-type="string">
            <text:p>everennui: 1, TheNerdTurtle2: 7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H107:.AMJ10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AnonimVio: 8" calcext:value-type="string">
            <text:p>AnonimVio: 8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H108:.AMJ10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Outrageous Videos: 2, bemused: 6" calcext:value-type="string">
            <text:p>Outrageous Videos: 2, bemused: 6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H109:.AMJ10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bemused: 8" calcext:value-type="string">
            <text:p>bemused: 8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55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H110:.AMJ11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bzzrak: 8" calcext:value-type="string">
            <text:p>bzzrak: 8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57"/>
          <table:table-cell office:value-type="float" office:value="8" calcext:value-type="float">
            <text:p>8</text:p>
          </table:table-cell>
          <table:table-cell table:number-columns-repeated="95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H111:.AMJ11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Jaws In Space: 4, m8f: 4" calcext:value-type="string">
            <text:p>Jaws In Space: 4, m8f: 4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2" calcext:value-type="float">
            <text:p>102</text:p>
          </table:table-cell>
          <table:table-cell table:formula="of:=SUM([.H112:.AMJ11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Jaws In Space: 4, m8f: 4" calcext:value-type="string">
            <text:p>Jaws In Space: 4, m8f: 4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2" calcext:value-type="float">
            <text:p>102</text:p>
          </table:table-cell>
          <table:table-cell table:formula="of:=SUM([.H113:.AMJ11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Graf Zahl: 8" calcext:value-type="string">
            <text:p>Graf Zahl: 8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2" calcext:value-type="float">
            <text:p>102</text:p>
          </table:table-cell>
          <table:table-cell table:formula="of:=SUM([.H114:.AMJ114])" office:value-type="float" office:value="8" calcext:value-type="float">
            <text:p>8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Vorpal: 5, Woolie Wool: 3" calcext:value-type="string">
            <text:p>Vorpal: 5, Woolie Wool: 3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2" calcext:value-type="float">
            <text:p>102</text:p>
          </table:table-cell>
          <table:table-cell table:formula="of:=SUM([.H115:.AMJ115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Altima: 4, Grazza: 3, Not Jabba: 1" calcext:value-type="string">
            <text:p>Altima: 4, Grazza: 3, Not Jabba: 1</text:p>
          </table:table-cell>
          <table:table-cell table:style-name="ce12" table:formula="of:=SUMPRODUCT(NOT(ISBLANK([.H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2" calcext:value-type="float">
            <text:p>102</text:p>
          </table:table-cell>
          <table:table-cell table:formula="of:=SUM([.H116:.AMJ116])" office:value-type="float" office:value="8" calcext:value-type="float">
            <text:p>8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lla guro: 8" calcext:value-type="string">
            <text:p>ella guro: 8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60"/>
          <table:table-cell office:value-type="float" office:value="8" calcext:value-type="float">
            <text:p>8</text:p>
          </table:table-cell>
          <table:table-cell table:number-columns-repeated="95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2" calcext:value-type="float">
            <text:p>102</text:p>
          </table:table-cell>
          <table:table-cell table:formula="of:=SUM([.H117:.AMJ11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2" table:formula="of:=SUMPRODUCT(NOT(ISBLANK([.H117:.AMJ117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2" calcext:value-type="float">
            <text:p>102</text:p>
          </table:table-cell>
          <table:table-cell table:formula="of:=SUM([.H118:.AMJ118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everennui: 2, Lorenz0: 6" calcext:value-type="string">
            <text:p>everennui: 2, Lorenz0: 6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2" calcext:value-type="float">
            <text:p>102</text:p>
          </table:table-cell>
          <table:table-cell table:formula="of:=SUM([.H119:.AMJ119])" office:value-type="float" office:value="8" calcext:value-type="float">
            <text:p>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Outrageous Videos: 5, tmorrow: 3" calcext:value-type="string">
            <text:p>Outrageous Videos: 5, tmorrow: 3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2" calcext:value-type="float">
            <text:p>102</text:p>
          </table:table-cell>
          <table:table-cell table:formula="of:=SUM([.H120:.AMJ120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pectra: 8" calcext:value-type="string">
            <text:p>Spectra: 8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43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2" calcext:value-type="float">
            <text:p>102</text:p>
          </table:table-cell>
          <table:table-cell table:formula="of:=SUM([.H121:.AMJ121])" office:value-type="float" office:value="8" calcext:value-type="float">
            <text:p>8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ragonfly: 8" calcext:value-type="string">
            <text:p>Dragonfly: 8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2" calcext:value-type="float">
            <text:p>102</text:p>
          </table:table-cell>
          <table:table-cell table:formula="of:=SUM([.H122:.AMJ122])" office:value-type="float" office:value="8" calcext:value-type="float">
            <text:p>8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Phobus: 8" calcext:value-type="string">
            <text:p>Phobus: 8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 table:number-columns-repeated="98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2" table:formula="of:=SUMPRODUCT(NOT(ISBLANK([.H123:.AMJ123])))" office:value-type="float" office:value="3" calcext:value-type="float">
            <text:p>3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7hm: 7" calcext:value-type="string">
            <text:p>7hm: 7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bzzrak: 7" calcext:value-type="string">
            <text:p>bzzrak: 7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7"/>
          <table:table-cell office:value-type="float" office:value="7" calcext:value-type="float">
            <text:p>7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raf Zahl: 7" calcext:value-type="string">
            <text:p>Graf Zahl: 7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NuMetalManiak: 3, Voltcom9: 4" calcext:value-type="string">
            <text:p>NuMetalManiak: 3, Voltcom9: 4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oomkid: 3, Jaws In Space: 4" calcext:value-type="string">
            <text:p>Doomkid: 3, Jaws In Space: 4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reyenko: 3, HyperLuke: 4" calcext:value-type="string">
            <text:p>Greyenko: 3, HyperLuke: 4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Ed: 5, Jaws In Space: 2" calcext:value-type="string">
            <text:p>Ed: 5, Jaws In Space: 2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irvana: 7" calcext:value-type="string">
            <text:p>Nirvana: 7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29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echnoDoomed1: 7" calcext:value-type="string">
            <text:p>TechnoDoomed1: 7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AnonimVio: 7" calcext:value-type="string">
            <text:p>AnonimVio: 7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7hm: 7" calcext:value-type="string">
            <text:p>7hm: 7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pectra: 7" calcext:value-type="string">
            <text:p>Spectra: 7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Grain of Salt: 7" calcext:value-type="string">
            <text:p>Grain of Salt: 7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Phobus: 7" calcext:value-type="string">
            <text:p>Phobus: 7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H138:.AMJ138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Budoka: 6" calcext:value-type="string">
            <text:p>Budoka: 6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H139:.AMJ13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Voltcom9: 6" calcext:value-type="string">
            <text:p>Voltcom9: 6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49"/>
          <table:table-cell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H140:.AMJ140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ner du: 2, yakfak: 4" calcext:value-type="string">
            <text:p>soner du: 2, yakfak: 4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6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H141:.AMJ14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lphis: 6" calcext:value-type="string">
            <text:p>Ralphis: 6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H142:.AMJ14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bzzrak: 6" calcext:value-type="string">
            <text:p>bzzrak: 6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95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H143:.AMJ143])" office:value-type="float" office:value="6" calcext:value-type="float">
            <text:p>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Bryan T: 6" calcext:value-type="string">
            <text:p>Bryan T: 6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5" calcext:value-type="float">
            <text:p>135</text:p>
          </table:table-cell>
          <table:table-cell table:formula="of:=SUM([.H144:.AMJ14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azorinc: 1, Soundblock: 1, tchkb: 4" calcext:value-type="string">
            <text:p>Lazorinc: 1, Soundblock: 1, tchkb: 4</text:p>
          </table:table-cell>
          <table:table-cell table:style-name="ce12" table:formula="of:=SUMPRODUCT(NOT(ISBLANK([.H144:.AMJ14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5" calcext:value-type="float">
            <text:p>135</text:p>
          </table:table-cell>
          <table:table-cell table:formula="of:=SUM([.H145:.AMJ14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lphis: 6" calcext:value-type="string">
            <text:p>Ralphis: 6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5" calcext:value-type="float">
            <text:p>135</text:p>
          </table:table-cell>
          <table:table-cell table:formula="of:=SUM([.H146:.AMJ14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ky: 1, bzzrak: 5" calcext:value-type="string">
            <text:p>Sky: 1, bzzrak: 5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5" calcext:value-type="float">
            <text:p>135</text:p>
          </table:table-cell>
          <table:table-cell table:formula="of:=SUM([.H147:.AMJ14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lphis: 6" calcext:value-type="string">
            <text:p>Ralphis: 6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5" calcext:value-type="float">
            <text:p>135</text:p>
          </table:table-cell>
          <table:table-cell table:formula="of:=SUM([.H148:.AMJ14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NaZa: 4, Philnemba: 2" calcext:value-type="string">
            <text:p>NaZa: 4, Philnemba: 2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5" calcext:value-type="float">
            <text:p>135</text:p>
          </table:table-cell>
          <table:table-cell table:formula="of:=SUM([.H149:.AMJ14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yperLuke: 6" calcext:value-type="string">
            <text:p>HyperLuke: 6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5" calcext:value-type="float">
            <text:p>135</text:p>
          </table:table-cell>
          <table:table-cell table:formula="of:=SUM([.H150:.AMJ150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antares031: 6" calcext:value-type="string">
            <text:p>antares031: 6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5" calcext:value-type="float">
            <text:p>135</text:p>
          </table:table-cell>
          <table:table-cell table:formula="of:=SUM([.H151:.AMJ151])" office:value-type="float" office:value="6" calcext:value-type="float">
            <text:p>6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oofi: 6" calcext:value-type="string">
            <text:p>Roofi: 6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38"/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5" calcext:value-type="float">
            <text:p>135</text:p>
          </table:table-cell>
          <table:table-cell table:formula="of:=SUM([.H152:.AMJ152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Outrageous Videos: 4, everennui: 2" calcext:value-type="string">
            <text:p>Outrageous Videos: 4, everennui: 2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95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5" calcext:value-type="float">
            <text:p>135</text:p>
          </table:table-cell>
          <table:table-cell table:formula="of:=SUM([.H153:.AMJ15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Soundblock: 6" calcext:value-type="string">
            <text:p>Soundblock: 6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42"/>
          <table:table-cell office:value-type="float" office:value="6" calcext:value-type="float">
            <text:p>6</text:p>
          </table:table-cell>
          <table:table-cell table:number-columns-repeated="97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5" calcext:value-type="float">
            <text:p>135</text:p>
          </table:table-cell>
          <table:table-cell table:formula="of:=SUM([.H154:.AMJ154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Ed: 5, Graf Zahl: 1" calcext:value-type="string">
            <text:p>Ed: 5, Graf Zahl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5" calcext:value-type="float">
            <text:p>135</text:p>
          </table:table-cell>
          <table:table-cell table:formula="of:=SUM([.H155:.AMJ155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antares031: 6" calcext:value-type="string">
            <text:p>antares031: 6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5" calcext:value-type="float">
            <text:p>135</text:p>
          </table:table-cell>
          <table:table-cell table:formula="of:=SUM([.H156:.AMJ156])" office:value-type="float" office:value="6" calcext:value-type="float">
            <text:p>6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ws In Space: 5, JudgeDeadd: 1" calcext:value-type="string">
            <text:p>Jaws In Space: 5, JudgeDeadd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5" calcext:value-type="float">
            <text:p>135</text:p>
          </table:table-cell>
          <table:table-cell table:formula="of:=SUM([.H157:.AMJ15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lphis: 6" calcext:value-type="string">
            <text:p>Ralphis: 6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5" calcext:value-type="float">
            <text:p>135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pectra: 6" calcext:value-type="string">
            <text:p>Spectra: 6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97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5" calcext:value-type="float">
            <text:p>135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nonimVio: 6" calcext:value-type="string">
            <text:p>AnonimVio: 6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5" calcext:value-type="float">
            <text:p>135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lphis: 6" calcext:value-type="string">
            <text:p>Ralphis: 6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5" calcext:value-type="float">
            <text:p>135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pectre01: 6" calcext:value-type="string">
            <text:p>Spectre01: 6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4"/>
          <table:table-cell office:value-type="float" office:value="6" calcext:value-type="float">
            <text:p>6</text:p>
          </table:table-cell>
          <table:table-cell table:number-columns-repeated="97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5" calcext:value-type="float">
            <text:p>135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Woolie Wool: 4, tmorrow: 2" calcext:value-type="string">
            <text:p>Woolie Wool: 4, tmorrow: 2</text:p>
          </table:table-cell>
          <table:table-cell table:style-name="ce12" table:formula="of:=SUMPRODUCT(NOT(ISBLANK([.H162:.AMJ162])))" office:value-type="float" office:value="2" calcext:value-type="float">
            <text:p>2</text:p>
          </table:table-cell>
          <table:table-cell table:number-columns-repeated="52"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60" calcext:value-type="float">
            <text:p>160</text:p>
          </table:table-cell>
          <table:table-cell table:formula="of:=SUM([.H163:.AMJ163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Vorpal: 5" calcext:value-type="string">
            <text:p>Vorpal: 5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0" calcext:value-type="float">
            <text:p>160</text:p>
          </table:table-cell>
          <table:table-cell table:formula="of:=SUM([.H164:.AMJ164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udgeDeadd: 2, Paul977: 3" calcext:value-type="string">
            <text:p>JudgeDeadd: 2, Paul977: 3</text:p>
          </table:table-cell>
          <table:table-cell table:style-name="ce12" table:formula="of:=SUMPRODUCT(NOT(ISBLANK([.H164:.AMJ164])))"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0" calcext:value-type="float">
            <text:p>160</text:p>
          </table:table-cell>
          <table:table-cell table:formula="of:=SUM([.H165:.AMJ165])" office:value-type="float" office:value="5" calcext:value-type="float">
            <text:p>5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echnoDoomed1: 5" calcext:value-type="string">
            <text:p>TechnoDoomed1: 5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0" calcext:value-type="float">
            <text:p>160</text:p>
          </table:table-cell>
          <table:table-cell table:formula="of:=SUM([.H166:.AMJ166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8f: 5" calcext:value-type="string">
            <text:p>m8f: 5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0" calcext:value-type="float">
            <text:p>160</text:p>
          </table:table-cell>
          <table:table-cell table:formula="of:=SUM([.H167:.AMJ16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oundblock: 5" calcext:value-type="string">
            <text:p>Soundblock: 5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0" calcext:value-type="float">
            <text:p>160</text:p>
          </table:table-cell>
          <table:table-cell table:formula="of:=SUM([.H168:.AMJ16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UNdebLeonidasX: 3, TheMightyHeracross: 2" calcext:value-type="string">
            <text:p>HUNdebLeonidasX: 3, TheMightyHeracross: 2</text:p>
          </table:table-cell>
          <table:table-cell table:style-name="ce12" table:formula="of:=SUMPRODUCT(NOT(ISBLANK([.H168:.AMJ168])))" office:value-type="float" office:value="2" calcext:value-type="float">
            <text:p>2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0" calcext:value-type="float">
            <text:p>160</text:p>
          </table:table-cell>
          <table:table-cell table:formula="of:=SUM([.H169:.AMJ16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UNdebLeonidasX: 5" calcext:value-type="string">
            <text:p>HUNdebLeonidasX: 5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0" calcext:value-type="float">
            <text:p>160</text:p>
          </table:table-cell>
          <table:table-cell table:formula="of:=SUM([.H170:.AMJ17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Vorpal: 5" calcext:value-type="string">
            <text:p>Vorpal: 5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0" calcext:value-type="float">
            <text:p>160</text:p>
          </table:table-cell>
          <table:table-cell table:formula="of:=SUM([.H171:.AMJ171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8f: 5" calcext:value-type="string">
            <text:p>m8f: 5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0" calcext:value-type="float">
            <text:p>160</text:p>
          </table:table-cell>
          <table:table-cell table:formula="of:=SUM([.H172:.AMJ17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Doomkid: 5" calcext:value-type="string">
            <text:p>Doomkid: 5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0" calcext:value-type="float">
            <text:p>160</text:p>
          </table:table-cell>
          <table:table-cell table:formula="of:=SUM([.H173:.AMJ173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2" table:formula="of:=SUMPRODUCT(NOT(ISBLANK([.H173:.AMJ173])))" office:value-type="float" office:value="3" calcext:value-type="float">
            <text:p>3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0" calcext:value-type="float">
            <text:p>160</text:p>
          </table:table-cell>
          <table:table-cell table:formula="of:=SUM([.H174:.AMJ17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Graf Zahl: 5" calcext:value-type="string">
            <text:p>Graf Zahl: 5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0" calcext:value-type="float">
            <text:p>160</text:p>
          </table:table-cell>
          <table:table-cell table:formula="of:=SUM([.H175:.AMJ175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ryan T: 5" calcext:value-type="string">
            <text:p>Bryan T: 5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0" calcext:value-type="float">
            <text:p>160</text:p>
          </table:table-cell>
          <table:table-cell table:formula="of:=SUM([.H176:.AMJ176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Ed: 5" calcext:value-type="string">
            <text:p>Ed: 5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0" calcext:value-type="float">
            <text:p>160</text:p>
          </table:table-cell>
          <table:table-cell table:formula="of:=SUM([.H177:.AMJ177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Grazza: 5" calcext:value-type="string">
            <text:p>Grazza: 5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0" calcext:value-type="float">
            <text:p>160</text:p>
          </table:table-cell>
          <table:table-cell table:formula="of:=SUM([.H178:.AMJ178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pectra: 5" calcext:value-type="string">
            <text:p>Spectra: 5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0" calcext:value-type="float">
            <text:p>160</text:p>
          </table:table-cell>
          <table:table-cell table:formula="of:=SUM([.H179:.AMJ17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Vorpal: 5" calcext:value-type="string">
            <text:p>Vorpal: 5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0" calcext:value-type="float">
            <text:p>160</text:p>
          </table:table-cell>
          <table:table-cell table:formula="of:=SUM([.H180:.AMJ180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Not Jabba: 3, dylux: 2" calcext:value-type="string">
            <text:p>Not Jabba: 3, dylux: 2</text:p>
          </table:table-cell>
          <table:table-cell table:style-name="ce12" table:formula="of:=SUMPRODUCT(NOT(ISBLANK([.H180:.AMJ180])))" office:value-type="float" office:value="2" calcext:value-type="float">
            <text:p>2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0" calcext:value-type="float">
            <text:p>160</text:p>
          </table:table-cell>
          <table:table-cell table:formula="of:=SUM([.H181:.AMJ181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paul27: 5" calcext:value-type="string">
            <text:p>Apaul27: 5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0" calcext:value-type="float">
            <text:p>160</text:p>
          </table:table-cell>
          <table:table-cell table:formula="of:=SUM([.H182:.AMJ182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Vorpal: 5" calcext:value-type="string">
            <text:p>Vorpal: 5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0" calcext:value-type="float">
            <text:p>160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Ed: 5" calcext:value-type="string">
            <text:p>Ed: 5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0" calcext:value-type="float">
            <text:p>160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Vorpal: 5" calcext:value-type="string">
            <text:p>Vorpal: 5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0" calcext:value-type="float">
            <text:p>160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oundblock: 2, yakfak: 3" calcext:value-type="string">
            <text:p>Soundblock: 2, yakfak: 3</text:p>
          </table:table-cell>
          <table:table-cell table:style-name="ce12" table:formula="of:=SUMPRODUCT(NOT(ISBLANK([.H185:.AMJ185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0" calcext:value-type="float">
            <text:p>160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yperLuke: 5" calcext:value-type="string">
            <text:p>HyperLuke: 5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0" calcext:value-type="float">
            <text:p>160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Phobus: 4, TechnoDoomed1: 1" calcext:value-type="string">
            <text:p>Phobus: 4, TechnoDoomed1: 1</text:p>
          </table:table-cell>
          <table:table-cell table:style-name="ce12" table:formula="of:=SUMPRODUCT(NOT(ISBLANK([.H187:.AMJ187])))" office:value-type="float" office:value="2" calcext:value-type="float">
            <text:p>2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5" calcext:value-type="float">
            <text:p>185</text:p>
          </table:table-cell>
          <table:table-cell table:formula="of:=SUM([.H188:.AMJ188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Paul977: 4" calcext:value-type="string">
            <text:p>Paul977: 4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98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5" calcext:value-type="float">
            <text:p>185</text:p>
          </table:table-cell>
          <table:table-cell table:formula="of:=SUM([.H189:.AMJ18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nical: 1, Nate River: 3" calcext:value-type="string">
            <text:p>Cynical: 1, Nate River: 3</text:p>
          </table:table-cell>
          <table:table-cell table:style-name="ce12" table:formula="of:=SUMPRODUCT(NOT(ISBLANK([.H189:.AMJ189])))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5" calcext:value-type="float">
            <text:p>185</text:p>
          </table:table-cell>
          <table:table-cell table:formula="of:=SUM([.H190:.AMJ19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Paul977: 4" calcext:value-type="string">
            <text:p>Paul977: 4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98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5" calcext:value-type="float">
            <text:p>185</text:p>
          </table:table-cell>
          <table:table-cell table:formula="of:=SUM([.H191:.AMJ19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oundblock: 4" calcext:value-type="string">
            <text:p>Soundblock: 4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42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5" calcext:value-type="float">
            <text:p>185</text:p>
          </table:table-cell>
          <table:table-cell table:formula="of:=SUM([.H192:.AMJ192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Odal: 4" calcext:value-type="string">
            <text:p>Odal: 4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5" calcext:value-type="float">
            <text:p>185</text:p>
          </table:table-cell>
          <table:table-cell table:formula="of:=SUM([.H193:.AMJ193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Soundblock: 3, valkiriforce: 1" calcext:value-type="string">
            <text:p>Soundblock: 3, valkiriforce: 1</text:p>
          </table:table-cell>
          <table:table-cell table:style-name="ce12" table:formula="of:=SUMPRODUCT(NOT(ISBLANK([.H193:.AMJ193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5" calcext:value-type="float">
            <text:p>185</text:p>
          </table:table-cell>
          <table:table-cell table:formula="of:=SUM([.H194:.AMJ19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hotgunDemolition: 3, TheNerdTurtle2: 1" calcext:value-type="string">
            <text:p>ShotgunDemolition: 3, TheNerdTurtle2: 1</text:p>
          </table:table-cell>
          <table:table-cell table:style-name="ce12" table:formula="of:=SUMPRODUCT(NOT(ISBLANK([.H194:.AMJ194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5" calcext:value-type="float">
            <text:p>185</text:p>
          </table:table-cell>
          <table:table-cell table:formula="of:=SUM([.H195:.AMJ19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AnonimVio: 4" calcext:value-type="string">
            <text:p>AnonimVio: 4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5" calcext:value-type="float">
            <text:p>185</text:p>
          </table:table-cell>
          <table:table-cell table:formula="of:=SUM([.H196:.AMJ196])" office:value-type="float" office:value="4" calcext:value-type="float">
            <text:p>4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oofi: 4" calcext:value-type="string">
            <text:p>Roofi: 4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38"/>
          <table:table-cell office:value-type="float" office:value="4" calcext:value-type="float">
            <text:p>4</text:p>
          </table:table-cell>
          <table:table-cell table:number-columns-repeated="9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5" calcext:value-type="float">
            <text:p>185</text:p>
          </table:table-cell>
          <table:table-cell table:formula="of:=SUM([.H197:.AMJ19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TheNerdTurtle2: 4" calcext:value-type="string">
            <text:p>TheNerdTurtle2: 4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5" calcext:value-type="float">
            <text:p>185</text:p>
          </table:table-cell>
          <table:table-cell table:formula="of:=SUM([.H198:.AMJ19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NuMetalManiak: 4" calcext:value-type="string">
            <text:p>NuMetalManiak: 4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5" calcext:value-type="float">
            <text:p>185</text:p>
          </table:table-cell>
          <table:table-cell table:formula="of:=SUM([.H199:.AMJ19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4" calcext:value-type="string">
            <text:p>m8f: 4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5" calcext:value-type="float">
            <text:p>185</text:p>
          </table:table-cell>
          <table:table-cell table:formula="of:=SUM([.H200:.AMJ20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bLOCKbOYgAMES: 4" calcext:value-type="string">
            <text:p>bLOCKbOYgAMES: 4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96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5" calcext:value-type="float">
            <text:p>185</text:p>
          </table:table-cell>
          <table:table-cell table:formula="of:=SUM([.H201:.AMJ201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Dragonfly: 2, MFG38: 2" calcext:value-type="string">
            <text:p>Dragonfly: 2, MFG38: 2</text:p>
          </table:table-cell>
          <table:table-cell table:style-name="ce12" table:formula="of:=SUMPRODUCT(NOT(ISBLANK([.H201:.AMJ201]))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5" calcext:value-type="float">
            <text:p>185</text:p>
          </table:table-cell>
          <table:table-cell table:formula="of:=SUM([.H202:.AMJ202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Lorenz0: 4" calcext:value-type="string">
            <text:p>Lorenz0: 4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5" calcext:value-type="float">
            <text:p>185</text:p>
          </table:table-cell>
          <table:table-cell table:formula="of:=SUM([.H203:.AMJ203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T-Rex: 3, valkiriforce: 1" calcext:value-type="string">
            <text:p>T-Rex: 3, valkiriforce: 1</text:p>
          </table:table-cell>
          <table:table-cell table:style-name="ce12" table:formula="of:=SUMPRODUCT(NOT(ISBLANK([.H203:.AMJ203])))" office:value-type="float" office:value="2" calcext:value-type="float">
            <text:p>2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5" calcext:value-type="float">
            <text:p>185</text:p>
          </table:table-cell>
          <table:table-cell table:formula="of:=SUM([.H204:.AMJ20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ky: 4" calcext:value-type="string">
            <text:p>Sky: 4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75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5" calcext:value-type="float">
            <text:p>185</text:p>
          </table:table-cell>
          <table:table-cell table:formula="of:=SUM([.H205:.AMJ205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Grazza: 4" calcext:value-type="string">
            <text:p>Grazza: 4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5" calcext:value-type="float">
            <text:p>185</text:p>
          </table:table-cell>
          <table:table-cell table:formula="of:=SUM([.H206:.AMJ20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zzrak: 4" calcext:value-type="string">
            <text:p>bzzrak: 4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7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5" calcext:value-type="float">
            <text:p>185</text:p>
          </table:table-cell>
          <table:table-cell table:formula="of:=SUM([.H207:.AMJ207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pectra: 4" calcext:value-type="string">
            <text:p>Spectra: 4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5" calcext:value-type="float">
            <text:p>205</text:p>
          </table:table-cell>
          <table:table-cell table:formula="of:=SUM([.H208:.AMJ208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paul27: 3" calcext:value-type="string">
            <text:p>Apaul27: 3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5" calcext:value-type="float">
            <text:p>205</text:p>
          </table:table-cell>
          <table:table-cell table:formula="of:=SUM([.H209:.AMJ209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oundblock: 3" calcext:value-type="string">
            <text:p>Soundblock: 3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7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5" calcext:value-type="float">
            <text:p>205</text:p>
          </table:table-cell>
          <table:table-cell table:formula="of:=SUM([.H210:.AMJ210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agonfly: 3" calcext:value-type="string">
            <text:p>Dragonfly: 3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5" calcext:value-type="float">
            <text:p>205</text:p>
          </table:table-cell>
          <table:table-cell table:formula="of:=SUM([.H211:.AMJ211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NoisyVelvet: 3" calcext:value-type="string">
            <text:p>NoisyVelvet: 3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5" calcext:value-type="float">
            <text:p>205</text:p>
          </table:table-cell>
          <table:table-cell table:formula="of:=SUM([.H212:.AMJ212])" office:value-type="float" office:value="3" calcext:value-type="float">
            <text:p>3</text:p>
          </table:table-cell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oofi: 3" calcext:value-type="string">
            <text:p>Roofi: 3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5" calcext:value-type="float">
            <text:p>205</text:p>
          </table:table-cell>
          <table:table-cell table:formula="of:=SUM([.H213:.AMJ213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Graf Zahl: 3" calcext:value-type="string">
            <text:p>Graf Zahl: 3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5" calcext:value-type="float">
            <text:p>205</text:p>
          </table:table-cell>
          <table:table-cell table:formula="of:=SUM([.H214:.AMJ21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Paul977: 3" calcext:value-type="string">
            <text:p>Paul977: 3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5" calcext:value-type="float">
            <text:p>205</text:p>
          </table:table-cell>
          <table:table-cell table:formula="of:=SUM([.H215:.AMJ21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Paul977: 3" calcext:value-type="string">
            <text:p>Paul977: 3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5" calcext:value-type="float">
            <text:p>205</text:p>
          </table:table-cell>
          <table:table-cell table:formula="of:=SUM([.H216:.AMJ216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Mr. Freeze: 3" calcext:value-type="string">
            <text:p>Mr. Freeze: 3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5" calcext:value-type="float">
            <text:p>205</text:p>
          </table:table-cell>
          <table:table-cell table:formula="of:=SUM([.H217:.AMJ217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NuMetalManiak: 2, bonnie: 1" calcext:value-type="string">
            <text:p>NuMetalManiak: 2, bonnie: 1</text:p>
          </table:table-cell>
          <table:table-cell table:style-name="ce12" table:formula="of:=SUMPRODUCT(NOT(ISBLANK([.H217:.AMJ21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5" calcext:value-type="float">
            <text:p>205</text:p>
          </table:table-cell>
          <table:table-cell table:formula="of:=SUM([.H218:.AMJ218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Nirvana: 3" calcext:value-type="string">
            <text:p>Nirvana: 3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5" calcext:value-type="float">
            <text:p>205</text:p>
          </table:table-cell>
          <table:table-cell table:formula="of:=SUM([.H219:.AMJ21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tasiowygrzybek: 3" calcext:value-type="string">
            <text:p>stasiowygrzybek: 3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66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5" calcext:value-type="float">
            <text:p>205</text:p>
          </table:table-cell>
          <table:table-cell table:formula="of:=SUM([.H220:.AMJ220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Doomkid: 3" calcext:value-type="string">
            <text:p>Doomkid: 3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5" calcext:value-type="float">
            <text:p>205</text:p>
          </table:table-cell>
          <table:table-cell table:formula="of:=SUM([.H221:.AMJ22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MFG38: 3" calcext:value-type="string">
            <text:p>MFG38: 3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5" calcext:value-type="float">
            <text:p>205</text:p>
          </table:table-cell>
          <table:table-cell table:formula="of:=SUM([.H222:.AMJ22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Jaws In Space: 3" calcext:value-type="string">
            <text:p>Jaws In Space: 3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5" calcext:value-type="float">
            <text:p>205</text:p>
          </table:table-cell>
          <table:table-cell table:formula="of:=SUM([.H223:.AMJ22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Bryan T: 3" calcext:value-type="string">
            <text:p>Bryan T: 3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5" calcext:value-type="float">
            <text:p>205</text:p>
          </table:table-cell>
          <table:table-cell table:formula="of:=SUM([.H224:.AMJ224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5" calcext:value-type="float">
            <text:p>205</text:p>
          </table:table-cell>
          <table:table-cell table:formula="of:=SUM([.H225:.AMJ22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bzzrak: 3" calcext:value-type="string">
            <text:p>bzzrak: 3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5" calcext:value-type="float">
            <text:p>205</text:p>
          </table:table-cell>
          <table:table-cell table:formula="of:=SUM([.H226:.AMJ226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AnonimVio: 3" calcext:value-type="string">
            <text:p>AnonimVio: 3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5" calcext:value-type="float">
            <text:p>205</text:p>
          </table:table-cell>
          <table:table-cell table:formula="of:=SUM([.H227:.AMJ227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Doomkid: 3" calcext:value-type="string">
            <text:p>Doomkid: 3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5" calcext:value-type="float">
            <text:p>225</text:p>
          </table:table-cell>
          <table:table-cell table:formula="of:=SUM([.H228:.AMJ228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TheNerdTurtle2: 2" calcext:value-type="string">
            <text:p>TheNerdTurtle2: 2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5" calcext:value-type="float">
            <text:p>225</text:p>
          </table:table-cell>
          <table:table-cell table:formula="of:=SUM([.H229:.AMJ2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AnonimVio: 2" calcext:value-type="string">
            <text:p>AnonimVio: 2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5" calcext:value-type="float">
            <text:p>225</text:p>
          </table:table-cell>
          <table:table-cell table:formula="of:=SUM([.H230:.AMJ230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morrow: 2" calcext:value-type="string">
            <text:p>tmorrow: 2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5" calcext:value-type="float">
            <text:p>225</text:p>
          </table:table-cell>
          <table:table-cell table:formula="of:=SUM([.H231:.AMJ231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42PercentHealth: 1, Budoka: 1" calcext:value-type="string">
            <text:p>42PercentHealth: 1, Budoka: 1</text:p>
          </table:table-cell>
          <table:table-cell table:style-name="ce12" table:formula="of:=SUMPRODUCT(NOT(ISBLANK([.H231:.AMJ23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5" calcext:value-type="float">
            <text:p>225</text:p>
          </table:table-cell>
          <table:table-cell table:formula="of:=SUM([.H232:.AMJ23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Doomkid: 2" calcext:value-type="string">
            <text:p>Doomkid: 2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5" calcext:value-type="float">
            <text:p>225</text:p>
          </table:table-cell>
          <table:table-cell table:formula="of:=SUM([.H233:.AMJ233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WH-Wilou84: 2" calcext:value-type="string">
            <text:p>WH-Wilou84: 2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5" calcext:value-type="float">
            <text:p>225</text:p>
          </table:table-cell>
          <table:table-cell table:formula="of:=SUM([.H234:.AMJ234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ella guro: 2" calcext:value-type="string">
            <text:p>ella guro: 2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60"/>
          <table:table-cell office:value-type="float" office:value="2" calcext:value-type="float">
            <text:p>2</text:p>
          </table:table-cell>
          <table:table-cell table:number-columns-repeated="956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5" calcext:value-type="float">
            <text:p>225</text:p>
          </table:table-cell>
          <table:table-cell table:formula="of:=SUM([.H235:.AMJ23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UNdebLeonidasX: 2" calcext:value-type="string">
            <text:p>HUNdebLeonidasX: 2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5" calcext:value-type="float">
            <text:p>225</text:p>
          </table:table-cell>
          <table:table-cell table:formula="of:=SUM([.H236:.AMJ23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alkiriforce: 2" calcext:value-type="string">
            <text:p>valkiriforce: 2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5" calcext:value-type="float">
            <text:p>225</text:p>
          </table:table-cell>
          <table:table-cell table:formula="of:=SUM([.H237:.AMJ237])" office:value-type="float" office:value="2" calcext:value-type="float">
            <text:p>2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TheMightyHeracross: 2" calcext:value-type="string">
            <text:p>TheMightyHeracross: 2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5" calcext:value-type="float">
            <text:p>225</text:p>
          </table:table-cell>
          <table:table-cell table:formula="of:=SUM([.H238:.AMJ238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Odal: 2" calcext:value-type="string">
            <text:p>Odal: 2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5" calcext:value-type="float">
            <text:p>225</text:p>
          </table:table-cell>
          <table:table-cell table:formula="of:=SUM([.H239:.AMJ239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GarrettChan: 2" calcext:value-type="string">
            <text:p>GarrettChan: 2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5" calcext:value-type="float">
            <text:p>225</text:p>
          </table:table-cell>
          <table:table-cell table:formula="of:=SUM([.H240:.AMJ240])" office:value-type="float" office:value="2" calcext:value-type="float">
            <text:p>2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Budoka: 2" calcext:value-type="string">
            <text:p>Budoka: 2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5" calcext:value-type="float">
            <text:p>225</text:p>
          </table:table-cell>
          <table:table-cell table:formula="of:=SUM([.H241:.AMJ241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tasiowygrzybek: 2" calcext:value-type="string">
            <text:p>stasiowygrzybek: 2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66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5" calcext:value-type="float">
            <text:p>225</text:p>
          </table:table-cell>
          <table:table-cell table:formula="of:=SUM([.H242:.AMJ242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Soundblock: 2" calcext:value-type="string">
            <text:p>Soundblock: 2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5" calcext:value-type="float">
            <text:p>225</text:p>
          </table:table-cell>
          <table:table-cell table:formula="of:=SUM([.H243:.AMJ243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Phobus: 2" calcext:value-type="string">
            <text:p>Phobus: 2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5" calcext:value-type="float">
            <text:p>225</text:p>
          </table:table-cell>
          <table:table-cell table:formula="of:=SUM([.H244:.AMJ244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T-Rex: 1, WH-Wilou84: 1" calcext:value-type="string">
            <text:p>T-Rex: 1, WH-Wilou84: 1</text:p>
          </table:table-cell>
          <table:table-cell table:style-name="ce12" table:formula="of:=SUMPRODUCT(NOT(ISBLANK([.H244:.AMJ244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5" calcext:value-type="float">
            <text:p>225</text:p>
          </table:table-cell>
          <table:table-cell table:formula="of:=SUM([.H245:.AMJ245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JudgeDeadd: 2" calcext:value-type="string">
            <text:p>JudgeDeadd: 2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5" calcext:value-type="float">
            <text:p>225</text:p>
          </table:table-cell>
          <table:table-cell table:formula="of:=SUM([.H246:.AMJ246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Nirvana: 2" calcext:value-type="string">
            <text:p>Nirvana: 2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5" calcext:value-type="float">
            <text:p>225</text:p>
          </table:table-cell>
          <table:table-cell table:formula="of:=SUM([.H247:.AMJ24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bzzrak: 2" calcext:value-type="string">
            <text:p>bzzrak: 2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5" calcext:value-type="float">
            <text:p>225</text:p>
          </table:table-cell>
          <table:table-cell table:formula="of:=SUM([.H248:.AMJ24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Grazza: 2" calcext:value-type="string">
            <text:p>Grazza: 2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5" calcext:value-type="float">
            <text:p>225</text:p>
          </table:table-cell>
          <table:table-cell table:formula="of:=SUM([.H249:.AMJ24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Doomkid: 2" calcext:value-type="string">
            <text:p>Doomkid: 2</text:p>
          </table:table-cell>
          <table:table-cell table:style-name="ce12"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7" calcext:value-type="float">
            <text:p>24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Dragonfly: 1" calcext:value-type="string">
            <text:p>Dragonfly: 1</text:p>
          </table:table-cell>
          <table:table-cell table:style-name="ce12" table:formula="of:=SUMPRODUCT(NOT(ISBLANK([.H250:.AMJ250]))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7" calcext:value-type="float">
            <text:p>24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Doomkid: 1" calcext:value-type="string">
            <text:p>Doomkid: 1</text:p>
          </table:table-cell>
          <table:table-cell table:style-name="ce12" table:formula="of:=SUMPRODUCT(NOT(ISBLANK([.H251:.AMJ25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7" calcext:value-type="float">
            <text:p>24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Jaws In Space: 1" calcext:value-type="string">
            <text:p>Jaws In Space: 1</text:p>
          </table:table-cell>
          <table:table-cell table:style-name="ce12" table:formula="of:=SUMPRODUCT(NOT(ISBLANK([.H252:.AMJ252])))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7" calcext:value-type="float">
            <text:p>24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Soundblock: 1" calcext:value-type="string">
            <text:p>Soundblock: 1</text:p>
          </table:table-cell>
          <table:table-cell table:style-name="ce12" table:formula="of:=SUMPRODUCT(NOT(ISBLANK([.H253:.AMJ253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7" calcext:value-type="float">
            <text:p>24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WH-Wilou84: 1" calcext:value-type="string">
            <text:p>WH-Wilou84: 1</text:p>
          </table:table-cell>
          <table:table-cell table:style-name="ce12" table:formula="of:=SUMPRODUCT(NOT(ISBLANK([.H254:.AMJ25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7" calcext:value-type="float">
            <text:p>24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Philnemba: 1" calcext:value-type="string">
            <text:p>Philnemba: 1</text:p>
          </table:table-cell>
          <table:table-cell table:style-name="ce12" table:formula="of:=SUMPRODUCT(NOT(ISBLANK([.H255:.AMJ25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7" calcext:value-type="float">
            <text:p>24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soner du: 1" calcext:value-type="string">
            <text:p>soner du: 1</text:p>
          </table:table-cell>
          <table:table-cell table:style-name="ce12" table:formula="of:=SUMPRODUCT(NOT(ISBLANK([.H256:.AMJ25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7" calcext:value-type="float">
            <text:p>24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bonnie: 1" calcext:value-type="string">
            <text:p>bonnie: 1</text:p>
          </table:table-cell>
          <table:table-cell table:style-name="ce12" table:formula="of:=SUMPRODUCT(NOT(ISBLANK([.H257:.AMJ25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7" calcext:value-type="float">
            <text:p>24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Grazza: 1" calcext:value-type="string">
            <text:p>Grazza: 1</text:p>
          </table:table-cell>
          <table:table-cell table:style-name="ce12" table:formula="of:=SUMPRODUCT(NOT(ISBLANK([.H258:.AMJ258]))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7" calcext:value-type="float">
            <text:p>24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udgeDeadd: 1" calcext:value-type="string">
            <text:p>JudgeDeadd: 1</text:p>
          </table:table-cell>
          <table:table-cell table:style-name="ce12" table:formula="of:=SUMPRODUCT(NOT(ISBLANK([.H259:.AMJ259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7" calcext:value-type="float">
            <text:p>24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oundblock: 1" calcext:value-type="string">
            <text:p>Soundblock: 1</text:p>
          </table:table-cell>
          <table:table-cell table:style-name="ce12" table:formula="of:=SUMPRODUCT(NOT(ISBLANK([.H260:.AMJ260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7" calcext:value-type="float">
            <text:p>247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nonimVio: 1" calcext:value-type="string">
            <text:p>AnonimVio: 1</text:p>
          </table:table-cell>
          <table:table-cell table:style-name="ce12" table:formula="of:=SUMPRODUCT(NOT(ISBLANK([.H261:.AMJ261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7" calcext:value-type="float">
            <text:p>247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zzrak: 1" calcext:value-type="string">
            <text:p>bzzrak: 1</text:p>
          </table:table-cell>
          <table:table-cell table:style-name="ce12" table:formula="of:=SUMPRODUCT(NOT(ISBLANK([.H262:.AMJ26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7" calcext:value-type="float">
            <text:p>247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Phobus: 1" calcext:value-type="string">
            <text:p>Phobus: 1</text:p>
          </table:table-cell>
          <table:table-cell table:style-name="ce12" table:formula="of:=SUMPRODUCT(NOT(ISBLANK([.H263:.AMJ26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7" calcext:value-type="float">
            <text:p>247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NoisyVelvet: 1" calcext:value-type="string">
            <text:p>NoisyVelvet: 1</text:p>
          </table:table-cell>
          <table:table-cell table:style-name="ce12" table:formula="of:=SUMPRODUCT(NOT(ISBLANK([.H264:.AMJ26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7" calcext:value-type="float">
            <text:p>247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-Rex: 1" calcext:value-type="string">
            <text:p>T-Rex: 1</text:p>
          </table:table-cell>
          <table:table-cell table:style-name="ce12" table:formula="of:=SUMPRODUCT(NOT(ISBLANK([.H265:.AMJ265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7" calcext:value-type="float">
            <text:p>247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JudgeDeadd: 1" calcext:value-type="string">
            <text:p>JudgeDeadd: 1</text:p>
          </table:table-cell>
          <table:table-cell table:style-name="ce12" table:formula="of:=SUMPRODUCT(NOT(ISBLANK([.H266:.AMJ266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7" calcext:value-type="float">
            <text:p>247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HUNdebLeonidasX: 1" calcext:value-type="string">
            <text:p>HUNdebLeonidasX: 1</text:p>
          </table:table-cell>
          <table:table-cell table:style-name="ce12" table:formula="of:=SUMPRODUCT(NOT(ISBLANK([.H267:.AMJ26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7" calcext:value-type="float">
            <text:p>247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Squadallah: 1" calcext:value-type="string">
            <text:p>Squadallah: 1</text:p>
          </table:table-cell>
          <table:table-cell table:style-name="ce12"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7" calcext:value-type="float">
            <text:p>247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everennui: 1" calcext:value-type="string">
            <text:p>everennui: 1</text:p>
          </table:table-cell>
          <table:table-cell table:style-name="ce12" table:formula="of:=SUMPRODUCT(NOT(ISBLANK([.H269:.AMJ269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7" calcext:value-type="float">
            <text:p>247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everennui: 1" calcext:value-type="string">
            <text:p>everennui: 1</text:p>
          </table:table-cell>
          <table:table-cell table:style-name="ce12" table:formula="of:=SUMPRODUCT(NOT(ISBLANK([.H270:.AMJ27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7" calcext:value-type="float">
            <text:p>247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Malrionn: 1" calcext:value-type="string">
            <text:p>Malrionn: 1</text:p>
          </table:table-cell>
          <table:table-cell table:style-name="ce12" table:formula="of:=SUMPRODUCT(NOT(ISBLANK([.H271:.AMJ27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7" calcext:value-type="float">
            <text:p>247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T-Rex: 1" calcext:value-type="string">
            <text:p>T-Rex: 1</text:p>
          </table:table-cell>
          <table:table-cell table:style-name="ce12" table:formula="of:=SUMPRODUCT(NOT(ISBLANK([.H272:.AMJ272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7" calcext:value-type="float">
            <text:p>247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T-Rex: 1" calcext:value-type="string">
            <text:p>T-Rex: 1</text:p>
          </table:table-cell>
          <table:table-cell table:style-name="ce12" table:formula="of:=SUMPRODUCT(NOT(ISBLANK([.H273:.AMJ273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7" calcext:value-type="float">
            <text:p>247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oundblock: 1" calcext:value-type="string">
            <text:p>Soundblock: 1</text:p>
          </table:table-cell>
          <table:table-cell table:style-name="ce12" table:formula="of:=SUMPRODUCT(NOT(ISBLANK([.H274:.AMJ274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7" calcext:value-type="float">
            <text:p>247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dylux: 1" calcext:value-type="string">
            <text:p>dylux: 1</text:p>
          </table:table-cell>
          <table:table-cell table:style-name="ce12" table:formula="of:=SUMPRODUCT(NOT(ISBLANK([.H275:.AMJ275])))" office:value-type="float" office:value="1" calcext:value-type="float">
            <text:p>1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7" calcext:value-type="float">
            <text:p>247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NoisyVelvet: 1" calcext:value-type="string">
            <text:p>NoisyVelvet: 1</text:p>
          </table:table-cell>
          <table:table-cell table:style-name="ce12" table:formula="of:=SUMPRODUCT(NOT(ISBLANK([.H276:.AMJ27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74" calcext:value-type="float">
            <text:p>274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style-name="ce12"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4" calcext:value-type="float">
            <text:p>274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style-name="ce12"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4" calcext:value-type="float">
            <text:p>274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style-name="ce12"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4" calcext:value-type="float">
            <text:p>274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style-name="ce12"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4" calcext:value-type="float">
            <text:p>274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style-name="ce12"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B2:Numbers.AMJ2 Numbers.B2:Numbers.G2 Numbers.Q2:Numbers.AH2 Numbers.AJ2:Numbers.BC2 Numbers.BF2:Numbers.BL2 Numbers.BO2:Numbers.BO2 Numbers.L2:Numbers.M2 Numbers.O2:Numbers.O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S2:Numbers.BX2 Numbers.BP2:Numbers.BP2 Numbers.BQ2:Numbers.BQ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R2:Numbers.BR2">
            <calcext:condition calcext:apply-style-name="Result" calcext:value="duplicate" calcext:base-cell-address="Numbers.BR2"/>
            <calcext:condition calcext:apply-style-name="Default" calcext:value="unique" calcext:base-cell-address="Numbers.BR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megawads/av]Alien Vendetta[/url][/b] [[b]213[/b]: 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]" calcext:value-type="string">
            <text:p>[b]1. [url=https://www.doomworld.com/idgames/levels/doom2/megawads/av]Alien Vendetta[/url][/b] [[b]213[/b]: 42PercentHealth: 5, Altima: 10, Cynical: 7, Doomkid: 3, Forli: 1, JudgeDeadd: 4, Malrionn: 2, Mason.: 5, Mr. Freeze: 9, NaZa: 5, NuMetalManiak: 6, Paul977: 8, Philnemba: 6, Poncho: 10, Roofi: 8, SGS Man: 5, Spectra: 3, Squadallah: 10, T-Rex: 10, Talvi: 1, WH-Wilou84: 5, antares031: 8, bLOCKbOYgAMES: 10, darkreaver: 9, dylux: 4, fveitsi: 5, justsomemusicguy: 9, roadworx: 5, soner du: 7, valkiriforce: 8, NoisyVelvet: 1, tmorrow: 4, Odal: 10, TheMightyHeracross: 10]</text:p>
          </table:table-cell>
          <table:table-cell table:number-columns-repeated="3"/>
          <table:table-cell table:style-name="ce30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Ports/megawads/scythe2]Scythe 2[/url][/b] [[b]198[/b]: 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]" calcext:value-type="string">
            <text:p>[b]2. [url=https://www.doomworld.com/idgames/levels/doom2/Ports/megawads/scythe2]Scythe 2[/url][/b] [[b]198[/b]: 42PercentHealth: 10, Archvile Hunter: 5, Cynical: 2, Dragonfly: 10, Forli: 7, Grain of Salt: 4, Greyenko: 10, HyperLuke: 10, Lazorinc: 7, Mr. Freeze: 8, Nate River: 5, Not Jabba: 5, Ralphis: 6, SGS Man: 7, ShotgunDemolition: 9, Squadallah: 4, Talvi: 5, Voltcom9: 10, bemused: 7, bonnie: 1, darkreaver: 3, dylux: 6, everennui: 5, fveitsi: 5, justsomemusicguy: 10, stasiowygrzybek: 8, tchkb: 9, tmorrow: 4, Budoka: 6, TheMightyHeracross: 10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168[/b]: 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]" calcext:value-type="string">
            <text:p>[b]3. [url=https://www.doomworld.com/idgames/levels/doom2/Ports/megawads/aaliens]Ancient Aliens[/url][/b] [[b]168[/b]: 42PercentHealth: 5, Archvile Hunter: 5, Dragonfly: 4, Ed: 5, Forli: 9, GarrettChan: 10, JudgeDeadd: 4, Lazorinc: 8, Mason.: 5, NaZa: 9, Nine Inch Heels: 6, Not Jabba: 6, NuMetalManiak: 8, Poncho: 7, SGS Man: 8, ShotgunDemolition: 7, Spectre01: 4, Talvi: 5, antares031: 5, everennui: 8, stasiowygrzybek: 4, tchkb: 6, NoisyVelvet: 10, tmorrow: 4, TheNerdTurtle2: 8, TheMightyHeracross: 3, Lorenz0: 5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165[/b]: 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]" calcext:value-type="string">
            <text:p>[b]4. [url=https://www.doomworld.com/idgames/levels/doom2/megawads/scythe]Scythe[/url][/b] [[b]165[/b]: 42PercentHealth: 9, 7hm: 4, Altima: 8, Archvile Hunter: 5, Dime: 3, Doomkid: 10, Forli: 3, Greyenko: 2, Lazorinc: 5, Mr. Freeze: 2, NaZa: 7, Nate River: 10, Philnemba: 10, Poncho: 8, SGS Man: 6, ShotgunDemolition: 8, T-Rex: 2, bonnie: 10, fveitsi: 5, justsomemusicguy: 6, roadworx: 9, soner du: 4, stasiowygrzybek: 5, tchkb: 3, valkiriforce: 1, NoisyVelvet: 1, tmorrow: 4, Budoka: 3, TheNerdTurtle2: 10, Lorenz0: 2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164[/b]: 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]" calcext:value-type="string">
            <text:p>[b]5. [url=https://www.doomworld.com/idgames/levels/doom2/Ports/megawads/valiant]Valiant[/url][/b] [[b]164[/b]: 7hm: 4, Archvile Hunter: 5, Bryan T: 10, Dime: 7, Ed: 5, Forli: 10, GarrettChan: 9, HUNdebLeonidasX: 10, JudgeDeadd: 4, Lazorinc: 9, MFG38: 8, Nine Inch Heels: 7, Not Jabba: 5, Poncho: 3, SGS Man: 10, Spectra: 10, Spectre01: 10, Talvi: 5, tchkb: 10, Odal: 1, Budoka: 6, TheNerdTurtle2: 6, Lorenz0: 10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59[/b]: 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]" calcext:value-type="string">
            <text:p>[b]6. [url=https://www.doomworld.com/idgames/levels/doom2/Ports/megawads/sunlust]Sunlust[/url][/b] [[b]159[/b]: 7hm: 4, Archvile Hunter: 5, Bryan T: 7, Cynical: 3, Dime: 4, Forli: 8, GarrettChan: 6, Grain of Salt: 7, Greyenko: 7, Lazorinc: 10, Nate River: 7, Nine Inch Heels: 10, Nirvana: 5, Poncho: 2, Roofi: 1, SGS Man: 9, ShotgunDemolition: 4, Spectre01: 9, Talvi: 5, WH-Wilou84: 2, bemused: 9, fveitsi: 5, tchkb: 8, yakfak: 6, tmorrow: 2, Odal: 3, TheNerdTurtle2: 5, TheMightyHeracross: 3, Lorenz0: 3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48[/b]: 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]" calcext:value-type="string">
            <text:p>[b]7. [url=https://www.doomworld.com/idgames/levels/doom2/megawads/btsx_e1]Back to Saturn X E1: Get Out of My Stations[/url][/b] [[b]148[/b]: 7hm: 4, Archvile Hunter: 5, Dime: 1, Ed: 5, Forli: 6, GarrettChan: 4, Grain of Salt: 6, JudgeDeadd: 3, Lazorinc: 3, MFG38: 10, Malrionn: 8, Mason.: 5, NaZa: 3, Poncho: 6, SGS Man: 4, ShotgunDemolition: 10, Sky: 3, Soundblock: 1, Talvi: 3, TechnoDoomed1: 8, WH-Wilou84: 2, Woolie Wool: 2, dylux: 9, everennui: 5, tchkb: 5, yakfak: 1, NoisyVelvet: 1, Apaul27: 10, m8f: 10, TheMightyHeracross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95[/b]: Archvile Hunter: 5, Ed: 5, Forli: 5, Grain of Salt: 6, Greyenko: 5, Malrionn: 2, Mr. Freeze: 6, Paul977: 10, SGS Man: 2, Spectra: 2, Spectre01: 5, Talvi: 3, antares031: 6, bLOCKbOYgAMES: 5, darkreaver: 7, justsomemusicguy: 5, soner du: 3, valkiriforce: 2, tmorrow: 2, Odal: 9]" calcext:value-type="string">
            <text:p>[b]8. [url=https://www.doomworld.com/idgames/levels/doom2/megawads/pl2]Plutonia 2[/url][/b] [[b]95[/b]: Archvile Hunter: 5, Ed: 5, Forli: 5, Grain of Salt: 6, Greyenko: 5, Malrionn: 2, Mr. Freeze: 6, Paul977: 10, SGS Man: 2, Spectra: 2, Spectre01: 5, Talvi: 3, antares031: 6, bLOCKbOYgAMES: 5, darkreaver: 7, justsomemusicguy: 5, soner du: 3, valkiriforce: 2, tmorrow: 2, Odal: 9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themes/hr/hr]Hell Revealed[/url][/b] [[b]91[/b]: Altima: 10, Cynical: 9, Grazza: 10, Mr. Freeze: 10, NaZa: 8, Roofi: 5, Squadallah: 3, T-Rex: 9, WH-Wilou84: 4, antares031: 1, bonnie: 1, fveitsi: 5, roadworx: 7, tmorrow: 4, Budoka: 2, TheMightyHeracross: 3]" calcext:value-type="string">
            <text:p>[b]9. [url=https://www.doomworld.com/idgames/themes/hr/hr]Hell Revealed[/url][/b] [[b]91[/b]: Altima: 10, Cynical: 9, Grazza: 10, Mr. Freeze: 10, NaZa: 8, Roofi: 5, Squadallah: 3, T-Rex: 9, WH-Wilou84: 4, antares031: 1, bonnie: 1, fveitsi: 5, roadworx: 7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mm/mm_allup]Memento Mori[/url][/b] [[b]87[/b]: 42PercentHealth: 4, Altima: 1, Doomkid: 10, JudgeDeadd: 2, Mason.: 5, NaZa: 10, Poncho: 4, Soundblock: 4, T-Rex: 2, Vorpal: 5, justsomemusicguy: 1, roadworx: 10, stasiowygrzybek: 9, valkiriforce: 10, tmorrow: 2, Odal: 8]" calcext:value-type="string">
            <text:p>[b]10. [url=https://www.doomworld.com/idgames/themes/mm/mm_allup]Memento Mori[/url][/b] [[b]87[/b]: 42PercentHealth: 4, Altima: 1, Doomkid: 10, JudgeDeadd: 2, Mason.: 5, NaZa: 10, Poncho: 4, Soundblock: 4, T-Rex: 2, Vorpal: 5, justsomemusicguy: 1, roadworx: 10, stasiowygrzybek: 9, valkiriforce: 10, tmorrow: 2, Odal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forum/topic/46002-sunder-updated-with-new-maps-huzzah/]Sunder[/url][/b] [[b]85[/b]: Ed: 5, Forli: 2, GarrettChan: 8, HyperLuke: 3, Lazorinc: 4, Nate River: 6, Nine Inch Heels: 9, Nirvana: 8, Outrageous Videos: 10, SGS Man: 1, Soundblock: 10, Talvi: 4, WH-Wilou84: 3, bemused: 10, yakfak: 2]" calcext:value-type="string">
            <text:p>[b]11. [url=https://www.doomworld.com/forum/topic/46002-sunder-updated-with-new-maps-huzzah/]Sunder[/url][/b] [[b]85[/b]: Ed: 5, Forli: 2, GarrettChan: 8, HyperLuke: 3, Lazorinc: 4, Nate River: 6, Nine Inch Heels: 9, Nirvana: 8, Outrageous Videos: 10, SGS Man: 1, Soundblock: 10, Talvi: 4, WH-Wilou84: 3, bemused: 10, yakfak: 2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78[/b]: 7hm: 4, Archvile Hunter: 5, Bryan T: 8, Dragonfly: 9, Ed: 5, HUNdebLeonidasX: 8, JudgeDeadd: 4, NuMetalManiak: 7, SGS Man: 3, Talvi: 1, antares031: 5, everennui: 4, fveitsi: 5, roadworx: 1, NoisyVelvet: 1, tmorrow: 3, Odal: 5]" calcext:value-type="string">
            <text:p>[b]12. [url=https://www.doomworld.com/idgames/levels/doom2/Ports/megawads/gd]Going Down[/url][/b] [[b]78[/b]: 7hm: 4, Archvile Hunter: 5, Bryan T: 8, Dragonfly: 9, Ed: 5, HUNdebLeonidasX: 8, JudgeDeadd: 4, NuMetalManiak: 7, SGS Man: 3, Talvi: 1, antares031: 5, everennui: 4, fveitsi: 5, roadworx: 1, NoisyVelvet: 1, tmorrow: 3, Odal: 5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levels/doom2/Ports/megawads/resurge]Resurgence[/url][/b] [[b]66[/b]: 42PercentHealth: 9, Archvile Hunter: 5, Bryan T: 4, Cynical: 4, GarrettChan: 3, Mason.: 5, Not Jabba: 6, Spectre01: 1, Talvi: 2, darkreaver: 2, fveitsi: 5, NoisyVelvet: 10, tmorrow: 2, Budoka: 8]" calcext:value-type="string">
            <text:p>[b]13. [url=https://www.doomworld.com/idgames/levels/doom2/Ports/megawads/resurge]Resurgence[/url][/b] [[b]66[/b]: 42PercentHealth: 9, Archvile Hunter: 5, Bryan T: 4, Cynical: 4, GarrettChan: 3, Mason.: 5, Not Jabba: 6, Spectre01: 1, Talvi: 2, darkreaver: 2, fveitsi: 5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themes/hr/hr2final]Hell Revealed II[/url][/b] [[b]65[/b]: 42PercentHealth: 7, Altima: 3, Greyenko: 6, Lazorinc: 2, Mr. Freeze: 1, NuMetalManiak: 1, Outrageous Videos: 7, Philnemba: 4, Squadallah: 2, WH-Wilou84: 5, bLOCKbOYgAMES: 7, darkreaver: 6, fveitsi: 5, justsomemusicguy: 2, tchkb: 7]" calcext:value-type="string">
            <text:p>[b]14. [url=https://www.doomworld.com/idgames/themes/hr/hr2final]Hell Revealed II[/url][/b] [[b]65[/b]: 42PercentHealth: 7, Altima: 3, Greyenko: 6, Lazorinc: 2, Mr. Freeze: 1, NuMetalManiak: 1, Outrageous Videos: 7, Philnemba: 4, Squadallah: 2, WH-Wilou84: 5, bLOCKbOYgAMES: 7, darkreaver: 6, fveitsi: 5, justsomemusicguy: 2, tchkb: 7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megawads/epic2]Epic 2[/url][/b] [[b]56[/b]: HUNdebLeonidasX: 9, NuMetalManiak: 9, Roofi: 9, ShotgunDemolition: 6, Spectre01: 7, Talvi: 2, yakfak: 9, TheMightyHeracross: 5]" calcext:value-type="string">
            <text:p>[b]15. [url=https://www.doomworld.com/idgames/levels/doom2/megawads/epic2]Epic 2[/url][/b] [[b]56[/b]: HUNdebLeonidasX: 9, NuMetalManiak: 9, Roofi: 9, ShotgunDemolition: 6, Spectre01: 7, Talvi: 2, yakfak: 9, TheMightyHeracross: 5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d-f/dvii-1i]Deus Vult II[/url][/b] [[b]55[/b]: Cynical: 10, Greyenko: 8, JudgeDeadd: 3, NuMetalManiak: 10, Philnemba: 9, Talvi: 4, bemused: 1, justsomemusicguy: 7, NoisyVelvet: 3]" calcext:value-type="string">
            <text:p>[b]16. [url=https://www.doomworld.com/idgames/levels/doom2/Ports/d-f/dvii-1i]Deus Vult II[/url][/b] [[b]55[/b]: Cynical: 10, Greyenko: 8, JudgeDeadd: 3, NuMetalManiak: 10, Philnemba: 9, Talvi: 4, bemused: 1, justsomemusicguy: 7, NoisyVelvet: 3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6. [url=https://www.doomworld.com/idgames/levels/doom2/Ports/megawads/sodfinal]Speed of Doom[/url][/b] [[b]55[/b]: Archvile Hunter: 5, Grain of Salt: 4, Mason.: 5, Not Jabba: 2, Outrageous Videos: 6, Squadallah: 6, WH-Wilou84: 5, bemused: 5, darkreaver: 8, tmorrow: 3, Budoka: 6]" calcext:value-type="string">
            <text:p>[b]16. [url=https://www.doomworld.com/idgames/levels/doom2/Ports/megawads/sodfinal]Speed of Doom[/url][/b] [[b]55[/b]: Archvile Hunter: 5, Grain of Salt: 4, Mason.: 5, Not Jabba: 2, Outrageous Videos: 6, Squadallah: 6, WH-Wilou84: 5, bemused: 5, darkreaver: 8, tmorrow: 3, Budoka: 6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forum/topic/69960-back-to-saturn-x-episode-2-public-beta-2-critical-map15-fixes-included/]Back to Saturn X E2: Tower in the Fountain of Sparks[/url][/b] [[b]52[/b]: JudgeDeadd: 4, Malrionn: 6, Mason.: 10, Talvi: 4, dylux: 10, yakfak: 8, m8f: 10]" calcext:value-type="string">
            <text:p>[b]18. [url=https://www.doomworld.com/forum/topic/69960-back-to-saturn-x-episode-2-public-beta-2-critical-map15-fixes-included/]Back to Saturn X E2: Tower in the Fountain of Sparks[/url][/b] [[b]52[/b]: JudgeDeadd: 4, Malrionn: 6, Mason.: 10, Talvi: 4, dylux: 10, yakfak: 8, m8f: 10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megawads/hellbnd]Hellbound[/url][/b] [[b]48[/b]: Bryan T: 9, HUNdebLeonidasX: 7, Malrionn: 7, Not Jabba: 2, Spectre01: 8, bLOCKbOYgAMES: 9, Odal: 6]" calcext:value-type="string">
            <text:p>[b]19. [url=https://www.doomworld.com/idgames/levels/doom2/Ports/megawads/hellbnd]Hellbound[/url][/b] [[b]48[/b]: Bryan T: 9, HUNdebLeonidasX: 7, Malrionn: 7, Not Jabba: 2, Spectre01: 8, bLOCKbOYgAMES: 9, Odal: 6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9. [url=https://www.doomworld.com/idgames/levels/doom2/megawads/ksutra]Kama Sutra[/url][/b] [[b]48[/b]: Grain of Salt: 6, Grazza: 7, Mason.: 5, Philnemba: 7, Roofi: 10, T-Rex: 5, fveitsi: 5, tmorrow: 3]" calcext:value-type="string">
            <text:p>[b]19. [url=https://www.doomworld.com/idgames/levels/doom2/megawads/ksutra]Kama Sutra[/url][/b] [[b]48[/b]: Grain of Salt: 6, Grazza: 7, Mason.: 5, Philnemba: 7, Roofi: 10, T-Rex: 5, fveitsi: 5, tmorrow: 3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requiem]Requiem[/url][/b] [[b]45[/b]: NaZa: 6, T-Rex: 9, WH-Wilou84: 4, Woolie Wool: 7, ella guro: 1, justsomemusicguy: 8, roadworx: 2, valkiriforce: 6, tmorrow: 2]" calcext:value-type="string">
            <text:p>[b]21. [url=https://www.doomworld.com/idgames/levels/doom2/megawads/requiem]Requiem[/url][/b] [[b]45[/b]: NaZa: 6, T-Rex: 9, WH-Wilou84: 4, Woolie Wool: 7, ella guro: 1, justsomemusicguy: 8, roadworx: 2, valkiriforce: 6, tmorrow: 2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s-u/sid]Suspended in Dusk[/url][/b] [[b]37[/b]: Sky: 2, WH-Wilou84: 3, Woolie Wool: 10, bLOCKbOYgAMES: 8, soner du: 9, m8f: 5]" calcext:value-type="string">
            <text:p>[b]22. [url=https://www.doomworld.com/idgames/levels/doom2/s-u/sid]Suspended in Dusk[/url][/b] [[b]37[/b]: Sky: 2, WH-Wilou84: 3, Woolie Wool: 10, bLOCKbOYgAMES: 8, soner du: 9, m8f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themes/mm/mm2]Memento Mori 2[/url][/b] [[b]36[/b]: Altima: 1, Dime: 2, Squadallah: 5, T-Rex: 2, bLOCKbOYgAMES: 6, ella guro: 3, justsomemusicguy: 4, valkiriforce: 10, Budoka: 3]" calcext:value-type="string">
            <text:p>[b]23. [url=https://www.doomworld.com/idgames/themes/mm/mm2]Memento Mori 2[/url][/b] [[b]36[/b]: Altima: 1, Dime: 2, Squadallah: 5, T-Rex: 2, bLOCKbOYgAMES: 6, ella guro: 3, justsomemusicguy: 4, valkiriforce: 10, Budoka: 3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3. [url=https://www.doomworld.com/idgames/levels/doom2/Ports/v-z/vanguard]Vanguard[/url][/b] [[b]36[/b]: 7hm: 4, Cynical: 5, GarrettChan: 5, JudgeDeadd: 3, Nirvana: 4, Poncho: 9, Spectre01: 3, Budoka: 2, Lorenz0: 1]" calcext:value-type="string">
            <text:p>[b]23. [url=https://www.doomworld.com/idgames/levels/doom2/Ports/v-z/vanguard]Vanguard[/url][/b] [[b]36[/b]: 7hm: 4, Cynical: 5, GarrettChan: 5, JudgeDeadd: 3, Nirvana: 4, Poncho: 9, Spectre01: 3, Budoka: 2, Lorenz0: 1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://adventuresofsquare.com/downloads.php]The Adventures of Square[/url][/b] [[b]34[/b]: Ed: 5, ShotgunDemolition: 5, Sky: 9, Squadallah: 7, Woolie Wool: 8]" calcext:value-type="string">
            <text:p>[b]25. [url=http://adventuresofsquare.com/downloads.php]The Adventures of Square[/url][/b] [[b]34[/b]: Ed: 5, ShotgunDemolition: 5, Sky: 9, Squadallah: 7, Woolie Wool: 8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themes/TeamTNT/icarus/icarus]Icarus: Alien Vanguard[/url][/b] [[b]33[/b]: Grazza: 8, Mason.: 5, Ralphis: 6, T-Rex: 3, roadworx: 3, valkiriforce: 8]" calcext:value-type="string">
            <text:p>[b]26. [url=https://www.doomworld.com/idgames/themes/TeamTNT/icarus/icarus]Icarus: Alien Vanguard[/url][/b] [[b]33[/b]: Grazza: 8, Mason.: 5, Ralphis: 6, T-Rex: 3, roadworx: 3, valkiriforce: 8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6. [url=https://www.doomworld.com/idgames/levels/doom2/Ports/s-u/swtw]Swim With the Whales[/url][/b] [[b]33[/b]: Lazorinc: 6, Nate River: 9, Nirvana: 10, Soundblock: 3, WH-Wilou84: 2, NoisyVelvet: 3]" calcext:value-type="string">
            <text:p>[b]26. [url=https://www.doomworld.com/idgames/levels/doom2/Ports/s-u/swtw]Swim With the Whales[/url][/b] [[b]33[/b]: Lazorinc: 6, Nate River: 9, Nirvana: 10, Soundblock: 3, WH-Wilou84: 2, NoisyVelvet: 3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Ports/megawads/1024]Congestion 1024[/url][/b] [[b]32[/b]: Dragonfly: 6, HyperLuke: 7, Mr. Freeze: 5, Philnemba: 5, Voltcom9: 5, bonnie: 4]" calcext:value-type="string">
            <text:p>[b]28. [url=https://www.doomworld.com/idgames/levels/doom2/Ports/megawads/1024]Congestion 1024[/url][/b] [[b]32[/b]: Dragonfly: 6, HyperLuke: 7, Mr. Freeze: 5, Philnemba: 5, Voltcom9: 5, bonnie: 4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/megawads/dtwid]Doom the Way id Did[/url][/b] [[b]31[/b]: Altima: 6, Greyenko: 9, MFG38: 4, Malrionn: 2, Mr. Freeze: 4, WH-Wilou84: 1, Woolie Wool: 5]" calcext:value-type="string">
            <text:p>[b]29. [url=https://www.doomworld.com/idgames/levels/doom/megawads/dtwid]Doom the Way id Did[/url][/b] [[b]31[/b]: Altima: 6, Greyenko: 9, MFG38: 4, Malrionn: 2, Mr. Freeze: 4, WH-Wilou84: 1, Woolie Wool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levels/doom2/Ports/megawads/prcp]Plutonia: Revisited Community Project[/url][/b] [[b]31[/b]: Altima: 5, Nine Inch Heels: 3, Paul977: 10, bLOCKbOYgAMES: 3, NoisyVelvet: 3, Odal: 7]" calcext:value-type="string">
            <text:p>[b]29. [url=https://www.doomworld.com/idgames/levels/doom2/Ports/megawads/prcp]Plutonia: Revisited Community Project[/url][/b] [[b]31[/b]: Altima: 5, Nine Inch Heels: 3, Paul977: 10, bLOCKbOYgAMES: 3, NoisyVelvet: 3, Odal: 7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p-r/pirates]Pirate Doom[/url][/b] [[b]30[/b]: Dime: 5, Dragonfly: 7, Jaws In Space: 10, Phobus: 6, Soundblock: 2]" calcext:value-type="string">
            <text:p>[b]31. [url=https://www.doomworld.com/idgames/levels/doom2/Ports/p-r/pirates]Pirate Doom[/url][/b] [[b]30[/b]: Dime: 5, Dragonfly: 7, Jaws In Space: 10, Phobus: 6, Soundblock: 2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alt]A.L.T.[/url][/b] [[b]29[/b]: Not Jabba: 7, Spectre01: 2, ella guro: 10, yakfak: 10]" calcext:value-type="string">
            <text:p>[b]32. [url=https://www.doomworld.com/idgames/levels/doom2/Ports/megawads/alt]A.L.T.[/url][/b] [[b]29[/b]: Not Jabba: 7, Spectre01: 2, ella guro: 10, yakfak: 10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megawads/cydreams]Cyberdreams[/url][/b] [[b]28[/b]: 42PercentHealth: 3, 7hm: 7, ShotgunDemolition: 1, bonnie: 7, justsomemusicguy: 3, NoisyVelvet: 4, TheNerdTurtle2: 3]" calcext:value-type="string">
            <text:p>[b]33. [url=https://www.doomworld.com/idgames/levels/doom2/megawads/cydreams]Cyberdreams[/url][/b] [[b]28[/b]: 42PercentHealth: 3, 7hm: 7, ShotgunDemolition: 1, bonnie: 7, justsomemusicguy: 3, NoisyVelvet: 4, TheNerdTurtle2: 3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themes/TeamTNT/eternal/eternal]Eternal Doom[/url][/b] [[b]28[/b]: 7hm: 5, Greyenko: 1, T-Rex: 5, Vorpal: 5, Woolie Wool: 6, valkiriforce: 6]" calcext:value-type="string">
            <text:p>[b]33. [url=https://www.doomworld.com/idgames/themes/TeamTNT/eternal/eternal]Eternal Doom[/url][/b] [[b]28[/b]: 7hm: 5, Greyenko: 1, T-Rex: 5, Vorpal: 5, Woolie Wool: 6, valkiriforce: 6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3. [url=https://www.doomworld.com/idgames/levels/doom2/Ports/g-i/hg]Hell Ground[/url][/b] [[b]28[/b]: Cynical: 8, WH-Wilou84: 2, antares031: 5, darkreaver: 1, stasiowygrzybek: 7, Budoka: 5]" calcext:value-type="string">
            <text:p>[b]33. [url=https://www.doomworld.com/idgames/levels/doom2/Ports/g-i/hg]Hell Ground[/url][/b] [[b]28[/b]: Cynical: 8, WH-Wilou84: 2, antares031: 5, darkreaver: 1, stasiowygrzybek: 7, Budoka: 5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jpcp]Japanese Community Project[/url][/b] [[b]27[/b]: Archvile Hunter: 5, JudgeDeadd: 3, Not Jabba: 6, Soundblock: 1, antares031: 5, ella guro: 7]" calcext:value-type="string">
            <text:p>[b]36. [url=https://www.doomworld.com/idgames/levels/doom2/Ports/megawads/jpcp]Japanese Community Project[/url][/b] [[b]27[/b]: Archvile Hunter: 5, JudgeDeadd: 3, Not Jabba: 6, Soundblock: 1, antares031: 5, ella guro: 7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levels/doom2/megawads/strain10]Strain[/url][/b] [[b]27[/b]: Grazza: 6, JudgeDeadd: 1, Squadallah: 9, T-Rex: 1, ella guro: 4, roadworx: 6]" calcext:value-type="string">
            <text:p>[b]36. [url=https://www.doomworld.com/idgames/levels/doom2/megawads/strain10]Strain[/url][/b] [[b]27[/b]: Grazza: 6, JudgeDeadd: 1, Squadallah: 9, T-Rex: 1, ella guro: 4, roadworx: 6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s-u/stardate]Stardate 20X6[/url][/b] [[b]26[/b]: GarrettChan: 7, MFG38: 6, Nirvana: 6, Talvi: 1, WH-Wilou84: 3, bemused: 3]" calcext:value-type="string">
            <text:p>[b]38. [url=https://www.doomworld.com/idgames/levels/doom2/Ports/s-u/stardate]Stardate 20X6[/url][/b] [[b]26[/b]: GarrettChan: 7, MFG38: 6, Nirvana: 6, Talvi: 1, WH-Wilou84: 3, bemused: 3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://www.doom2.net/doom2/wads/DWANGO5.ZIP]DWANGO 5[/url][/b] [[b]25[/b]: Doomkid: 10, Ralphis: 7, antares031: 8]" calcext:value-type="string">
            <text:p>[b]39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idgames/levels/doom2/Ports/j-l/lunatic]Lunatic[/url][/b] [[b]25[/b]: Cynical: 6, Dime: 9, Nate River: 4, Poncho: 5, Budoka: 1]" calcext:value-type="string">
            <text:p>[b]39. [url=https://www.doomworld.com/idgames/levels/doom2/Ports/j-l/lunatic]Lunatic[/url][/b] [[b]25[/b]: Cynical: 6, Dime: 9, Nate River: 4, Poncho: 5, Budoka: 1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9. [url=https://www.doomworld.com/idgames/levels/doom2/Ports/v-z/violence]Violence[/url][/b] [[b]25[/b]: Nate River: 2, everennui: 4, stasiowygrzybek: 10, Lorenz0: 9]" calcext:value-type="string">
            <text:p>[b]39. [url=https://www.doomworld.com/idgames/levels/doom2/Ports/v-z/violence]Violence[/url][/b] [[b]25[/b]: Nate River: 2, everennui: 4, stasiowygrzybek: 10, Lorenz0: 9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39. [url=https://www.doomworld.com/idgames/levels/doom2/Ports/megawads/zdcmp2]ZDoom Community Map Project II[/url][/b] [[b]25[/b]: Graf Zahl: 10, Phobus: 9, TechnoDoomed1: 6]" calcext:value-type="string">
            <text:p>[b]39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d-f/distrbia]Disturbia[/url][/b] [[b]23[/b]: Paul977: 6, Sky: 7, darkreaver: 10]" calcext:value-type="string">
            <text:p>[b]43. [url=https://www.doomworld.com/idgames/levels/doom2/Ports/d-f/distrbia]Disturbia[/url][/b] [[b]23[/b]: Paul977: 6, Sky: 7, darkreaver: 10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/Ports/megawads/neis]No End in Sight[/url][/b] [[b]23[/b]: Not Jabba: 5, Vorpal: 5, Woolie Wool: 1, ella guro: 6, yakfak: 5, NoisyVelvet: 1]" calcext:value-type="string">
            <text:p>[b]43. [url=https://www.doomworld.com/idgames/levels/doom/Ports/megawads/neis]No End in Sight[/url][/b] [[b]23[/b]: Not Jabba: 5, Vorpal: 5, Woolie Wool: 1, ella guro: 6, yakfak: 5, NoisyVelvet: 1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/Ports/megawads/kdizd_12]Knee-Deep in ZDoom[/url][/b] [[b]22[/b]: Graf Zahl: 6, Voltcom9: 7, tchkb: 2, Apaul27: 7]" calcext:value-type="string">
            <text:p>[b]45. [url=https://www.doomworld.com/idgames/levels/doom/Ports/megawads/kdizd_12]Knee-Deep in ZDoom[/url][/b] [[b]22[/b]: Graf Zahl: 6, Voltcom9: 7, tchkb: 2, Apaul27: 7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5. [url=https://www.doomworld.com/idgames/levels/doom2/Ports/s-u/unloved]Unloved[/url][/b] [[b]22[/b]: MFG38: 1, TechnoDoomed1: 3, bonnie: 10, everennui: 8]" calcext:value-type="string">
            <text:p>[b]45. [url=https://www.doomworld.com/idgames/levels/doom2/Ports/s-u/unloved]Unloved[/url][/b] [[b]22[/b]: MFG38: 1, TechnoDoomed1: 3, bonnie: 10, everennui: 8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megawads/d2twid]Doom II the Way id Did[/url][/b] [[b]21[/b]: Dime: 8, dylux: 8, NoisyVelvet: 5]" calcext:value-type="string">
            <text:p>[b]47. [url=https://www.doomworld.com/idgames/levels/doom2/megawads/d2twid]Doom II the Way id Did[/url][/b] [[b]21[/b]: Dime: 8, dylux: 8, NoisyVelvet: 5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idgames/levels/doom2/Ports/s-u/tutnt]The Ultimate Torment &amp; Torture[/url][/b] [[b]21[/b]: Greyenko: 4, HyperLuke: 8, Talvi: 4, TechnoDoomed1: 2, TheMightyHeracross: 3]" calcext:value-type="string">
            <text:p>[b]47. [url=https://www.doomworld.com/idgames/levels/doom2/Ports/s-u/tutnt]The Ultimate Torment &amp; Torture[/url][/b] [[b]21[/b]: Greyenko: 4, HyperLuke: 8, Talvi: 4, TechnoDoomed1: 2, TheMightyHeracross: 3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megawads/cchest4]Community Chest 4[/url][/b] [[b]20[/b]: HUNdebLeonidasX: 4, JudgeDeadd: 3, Malrionn: 10, Phobus: 3]" calcext:value-type="string">
            <text:p>[b]49. [url=https://www.doomworld.com/idgames/levels/doom2/Ports/megawads/cchest4]Community Chest 4[/url][/b] [[b]20[/b]: HUNdebLeonidasX: 4, JudgeDeadd: 3, Malrionn: 10, Phobus: 3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s://www.doomworld.com/idgames/levels/doom2/Ports/a-c/arcadia]Arcadia Demade[/url][/b] [[b]19[/b]: Jaws In Space: 9, Vorpal: 5, soner du: 5]" calcext:value-type="string">
            <text:p>[b]50. [url=https://www.doomworld.com/idgames/levels/doom2/Ports/a-c/arcadia]Arcadia Demade[/url][/b] [[b]19[/b]: Jaws In Space: 9, Vorpal: 5, soner du: 5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s://www.doomworld.com/idgames/levels/doom2/Ports/d-f/equinox]Equinox[/url][/b] [[b]19[/b]: Grazza: 9, Sky: 5, ella guro: 5]" calcext:value-type="string">
            <text:p>[b]50. [url=https://www.doomworld.com/idgames/levels/doom2/Ports/d-f/equinox]Equinox[/url][/b] [[b]19[/b]: Grazza: 9, Sky: 5, ella guro: 5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0. [url=https://www.doomworld.com/idgames/levels/doom2/Ports/megawads/ngmvmt2]Newgothic Movement 2[/url][/b] [[b]19[/b]: Nine Inch Heels: 8, Outrageous Videos: 9, ShotgunDemolition: 2]" calcext:value-type="string">
            <text:p>[b]50. [url=https://www.doomworld.com/idgames/levels/doom2/Ports/megawads/ngmvmt2]Newgothic Movement 2[/url][/b] [[b]19[/b]: Nine Inch Heels: 8, Outrageous Videos: 9, ShotgunDemolition: 2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0. [url=https://www.doomworld.com/idgames/levels/doom2/Ports/m-o/nuts]Nuts[/url][/b] [[b]19[/b]: AnonimVio: 9, roadworx: 4, stasiowygrzybek: 6]" calcext:value-type="string">
            <text:p>[b]50. [url=https://www.doomworld.com/idgames/levels/doom2/Ports/m-o/nuts]Nuts[/url][/b] [[b]19[/b]: AnonimVio: 9, roadworx: 4, stasiowygrzybek: 6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0. [url=https://www.doomworld.com/forum/topic/85791-tnt-revilution-final-beta-ready-for-testing/]TNT: Revilution[/url][/b] [[b]19[/b]: GarrettChan: 1, Spectra: 9, bLOCKbOYgAMES: 2, dylux: 5, tmorrow: 2]" calcext:value-type="string">
            <text:p>[b]50. [url=https://www.doomworld.com/forum/topic/85791-tnt-revilution-final-beta-ready-for-testing/]TNT: Revilution[/url][/b] [[b]19[/b]: GarrettChan: 1, Spectra: 9, bLOCKbOYgAMES: 2, dylux: 5, tmorrow: 2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/Ports/megawads/2002ado]2002: A Doom Odyssey[/url][/b] [[b]18[/b]: Philnemba: 8, soner du: 8, tmorrow: 2]" calcext:value-type="string">
            <text:p>[b]55. [url=https://www.doomworld.com/idgames/levels/doom/Ports/megawads/2002ado]2002: A Doom Odyssey[/url][/b] [[b]18[/b]: Philnemba: 8, soner du: 8, tmorrow: 2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a-c/bauhaus]Bauhaus[/url][/b] [[b]18[/b]: 7hm: 5, Grain of Salt: 3, ella guro: 9, NoisyVelvet: 1]" calcext:value-type="string">
            <text:p>[b]55. [url=https://www.doomworld.com/idgames/levels/doom2/Ports/a-c/bauhaus]Bauhaus[/url][/b] [[b]18[/b]: 7hm: 5, Grain of Salt: 3, ella guro: 9, NoisyVelvet: 1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5. [url=https://www.doomworld.com/idgames/levels/doom2/megawads/dmonfear]Demonfear[/url][/b] [[b]18[/b]: NaZa: 1, Philnemba: 3, roadworx: 8, soner du: 6]" calcext:value-type="string">
            <text:p>[b]55. [url=https://www.doomworld.com/idgames/levels/doom2/megawads/dmonfear]Demonfear[/url][/b] [[b]18[/b]: NaZa: 1, Philnemba: 3, roadworx: 8, soner du: 6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8. [url=https://www.doomworld.com/idgames/levels/doom2/Ports/a-c/breach]Breach[/url][/b] [[b]17[/b]: Dime: 10, Jaws In Space: 7]" calcext:value-type="string">
            <text:p>[b]58. [url=https://www.doomworld.com/idgames/levels/doom2/Ports/a-c/breach]Breach[/url][/b] [[b]17[/b]: Dime: 10, Jaws In Space: 7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8. [url=http://www.moddb.com/mods/brutal-doom/downloads/brutal-doom-hell-on-earth-starter-pack]Brutal Doom: Hell on Earth Starter Pack[/url][/b] [[b]17[/b]: Squadallah: 8, TechnoDoomed1: 9]" calcext:value-type="string">
            <text:p>[b]58. [url=http://www.moddb.com/mods/brutal-doom/downloads/brutal-doom-hell-on-earth-starter-pack]Brutal Doom: Hell on Earth Starter Pack[/url][/b] [[b]17[/b]: Squadallah: 8, TechnoDoomed1: 9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8. [url=http://www.theultimatedoom.com/download/chillax-v9.7.3_fixes_by_HiM_v1.1.zip]Chillax[/url][/b] [[b]17[/b]: AnonimVio: 5, Nine Inch Heels: 4, Outrageous Videos: 3, fveitsi: 5]" calcext:value-type="string">
            <text:p>[b]58. [url=http://www.theultimatedoom.com/download/chillax-v9.7.3_fixes_by_HiM_v1.1.zip]Chillax[/url][/b] [[b]17[/b]: AnonimVio: 5, Nine Inch Heels: 4, Outrageous Videos: 3, fveitsi: 5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s://www.doomworld.com/idgames/levels/doom2/Ports/megawads/mutiny]Mutiny[/url][/b] [[b]16[/b]: Doomkid: 3, Jaws In Space: 6, everennui: 2, NoisyVelvet: 1, m8f: 4]" calcext:value-type="string">
            <text:p>[b]61. [url=https://www.doomworld.com/idgames/levels/doom2/Ports/megawads/mutiny]Mutiny[/url][/b] [[b]16[/b]: Doomkid: 3, Jaws In Space: 6, everennui: 2, NoisyVelvet: 1, m8f: 4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://www.mustaine.com/about/video-game-work/perditions-gate/]Perdition's Gate[/url][/b] [[b]16[/b]: Nate River: 1, Vorpal: 5, bonnie: 10]" calcext:value-type="string">
            <text:p>[b]61. [url=http://www.mustaine.com/about/video-game-work/perditions-gate/]Perdition's Gate[/url][/b] [[b]16[/b]: Nate River: 1, Vorpal: 5, bonnie: 10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1. [url=https://www.doomworld.com/idgames/levels/doom2/megawads/ur]Unholy Realms[/url][/b] [[b]16[/b]: Bryan T: 1, Dime: 6, dylux: 7, tmorrow: 2]" calcext:value-type="string">
            <text:p>[b]61. [url=https://www.doomworld.com/idgames/levels/doom2/megawads/ur]Unholy Realms[/url][/b] [[b]16[/b]: Bryan T: 1, Dime: 6, dylux: 7, tmorrow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2/Ports/megawads/jenesis]Jenesis[/url][/b] [[b]15[/b]: Altima: 7, JudgeDeadd: 3, NaZa: 2, Not Jabba: 2, Poncho: 1]" calcext:value-type="string">
            <text:p>[b]64. [url=https://www.doomworld.com/idgames/levels/doom2/Ports/megawads/jenesis]Jenesis[/url][/b] [[b]15[/b]: Altima: 7, JudgeDeadd: 3, NaZa: 2, Not Jabba: 2, Poncho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levels/doom2/Ports/megawads/sf2012]Slaughterfest 2012[/url][/b] [[b]15[/b]: HyperLuke: 1, Outrageous Videos: 1, bemused: 2, Apaul27: 8, tmorrow: 3]" calcext:value-type="string">
            <text:p>[b]64. [url=https://www.doomworld.com/idgames/levels/doom2/Ports/megawads/sf2012]Slaughterfest 2012[/url][/b] [[b]15[/b]: HyperLuke: 1, Outrageous Videos: 1, bemused: 2, Apaul27: 8, tmorrow: 3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4. [url=https://www.doomworld.com/idgames/levels/doom2/Ports/a-c/action2]Urban Brawl: Action Doom 2[/url][/b] [[b]15[/b]: JudgeDeadd: 4, Phobus: 10, stasiowygrzybek: 1]" calcext:value-type="string">
            <text:p>[b]64. [url=https://www.doomworld.com/idgames/levels/doom2/Ports/a-c/action2]Urban Brawl: Action Doom 2[/url][/b] [[b]15[/b]: JudgeDeadd: 4, Phobus: 10, stasiowygrzybek: 1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4. [url=https://www.doomworld.com/forum/topic/62496-winters-fury/]Winter's Fury[/url][/b] [[b]15[/b]: Dragonfly: 5, TechnoDoomed1: 10]" calcext:value-type="string">
            <text:p>[b]64. [url=https://www.doomworld.com/forum/topic/62496-winters-fury/]Winter's Fury[/url][/b] [[b]15[/b]: Dragonfly: 5, TechnoDoomed1: 10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8. [url=https://www.doomworld.com/idgames/levels/doom2/Ports/megawads/bstain]Bloodstain[/url][/b] [[b]14[/b]: Forli: 4, NuMetalManiak: 5, everennui: 5]" calcext:value-type="string">
            <text:p>[b]68. [url=https://www.doomworld.com/idgames/levels/doom2/Ports/megawads/bstain]Bloodstain[/url][/b] [[b]14[/b]: Forli: 4, NuMetalManiak: 5, everennui: 5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8. [url=http://www.moddb.com/games/doom-ii/addons/eternal-slumber-party-v2]Eternal Slumber Party[/url][/b] [[b]14[/b]: Grain of Salt: 4, Outrageous Videos: 8, Roofi: 2]" calcext:value-type="string">
            <text:p>[b]68. [url=http://www.moddb.com/games/doom-ii/addons/eternal-slumber-party-v2]Eternal Slumber Party[/url][/b] [[b]14[/b]: Grain of Salt: 4, Outrageous Videos: 8, Roofi: 2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8. [url=https://www.doomworld.com/idgames/levels/doom2/Ports/s-u/scl_top]Threshold of Pain[/url][/b] [[b]14[/b]: MFG38: 7, Malrionn: 7]" calcext:value-type="string">
            <text:p>[b]68. [url=https://www.doomworld.com/idgames/levels/doom2/Ports/s-u/scl_top]Threshold of Pain[/url][/b] [[b]14[/b]: MFG38: 7, Malrionn: 7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8. [url=https://www.doomworld.com/idgames/levels/doom2/Ports/s-u/uacultra]UAC Ultra[/url][/b] [[b]14[/b]: Malrionn: 10, Budoka: 4]" calcext:value-type="string">
            <text:p>[b]68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themes/batman/batman]Batman Doom[/url][/b] [[b]13[/b]: JudgeDeadd: 3, soner du: 10]" calcext:value-type="string">
            <text:p>[b]72. [url=https://www.doomworld.com/idgames/themes/batman/batman]Batman Doom[/url][/b] [[b]13[/b]: JudgeDeadd: 3, soner du: 10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d-f/elysion]Elysion[/url][/b] [[b]13[/b]: Sky: 8, darkreaver: 5]" calcext:value-type="string">
            <text:p>[b]72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-o/miasma]Miasma[/url][/b] [[b]13[/b]: Nirvana: 9, Soundblock: 2, WH-Wilou84: 1, NoisyVelvet: 1]" calcext:value-type="string">
            <text:p>[b]72. [url=https://www.doomworld.com/idgames/levels/doom2/Ports/m-o/miasma]Miasma[/url][/b] [[b]13[/b]: Nirvana: 9, Soundblock: 2, WH-Wilou84: 1, NoisyVelvet: 1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2. [url=https://www.doomworld.com/idgames/levels/doom2/megawads/darken2]The Darkening Episode 2[/url][/b] [[b]13[/b]: Graf Zahl: 4, Woolie Wool: 9]" calcext:value-type="string">
            <text:p>[b]72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2. [url=https://www.doomworld.com/idgames/levels/doom2/megawads/zone300]Zone 300[/url][/b] [[b]13[/b]: Bryan T: 2, Soundblock: 3, Voltcom9: 8]" calcext:value-type="string">
            <text:p>[b]72. [url=https://www.doomworld.com/idgames/levels/doom2/megawads/zone300]Zone 300[/url][/b] [[b]13[/b]: Bryan T: 2, Soundblock: 3, Voltcom9: 8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7. [url=https://www.doomworld.com/idgames/levels/doom2/Ports/d-f/dv]Deus Vult[/url][/b] [[b]12[/b]: Mr. Freeze: 7, WH-Wilou84: 5]" calcext:value-type="string">
            <text:p>[b]77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7. [url=https://forum.zdoom.org/viewtopic.php?t=56668#p1000996]Rise of the Wool Ball[/url][/b] [[b]12[/b]: Apaul27: 9, TheMightyHeracross: 3]" calcext:value-type="string">
            <text:p>[b]77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7. [url=https://www.doomworld.com/idgames/levels/doom2/Ports/s-u/sd20x7]Stardate 20X7[/url][/b] [[b]12[/b]: Grain of Salt: 8, bemused: 4]" calcext:value-type="string">
            <text:p>[b]77. [url=https://www.doomworld.com/idgames/levels/doom2/Ports/s-u/sd20x7]Stardate 20X7[/url][/b] [[b]12[/b]: Grain of Salt: 8, bemused: 4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7. [url=https://www.doomworld.com/idgames/levels/doom2/Ports/megawads/swideath]Swift Death[/url][/b] [[b]12[/b]: Mason.: 5, Nine Inch Heels: 1, fveitsi: 5, NoisyVelvet: 1]" calcext:value-type="string">
            <text:p>[b]77. [url=https://www.doomworld.com/idgames/levels/doom2/Ports/megawads/swideath]Swift Death[/url][/b] [[b]12[/b]: Mason.: 5, Nine Inch Heels: 1, fveitsi: 5, NoisyVelvet: 1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7. [url=https://www.doomworld.com/idgames/levels/doom2/Ports/megawads/zpack]ZPack[/url][/b] [[b]12[/b]: MFG38: 5, TechnoDoomed1: 4, Voltcom9: 3]" calcext:value-type="string">
            <text:p>[b]77. [url=https://www.doomworld.com/idgames/levels/doom2/Ports/megawads/zpack]ZPack[/url][/b] [[b]12[/b]: MFG38: 5, TechnoDoomed1: 4, Voltcom9: 3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2/Ports/a-c/comatose]Comatose[/url][/b] [[b]11[/b]: yakfak: 7, m8f: 4]" calcext:value-type="string">
            <text:p>[b]82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s://www.doomworld.com/idgames/levels/doom2/Ports/megawads/cchest2]Community Chest 2[/url][/b] [[b]11[/b]: Sky: 10, tchkb: 1]" calcext:value-type="string">
            <text:p>[b]82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www.doomworld.com/idgames/levels/doom2/Ports/a-c/crumpets]Crumpets[/url][/b] [[b]11[/b]: Nate River: 8, Nirvana: 1, everennui: 2]" calcext:value-type="string">
            <text:p>[b]82. [url=https://www.doomworld.com/idgames/levels/doom2/Ports/a-c/crumpets]Crumpets[/url][/b] [[b]11[/b]: Nate River: 8, Nirvana: 1, everennui: 2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2. [url=http://rabotik.nl/harmony.htm]Harmony[/url][/b] [[b]11[/b]: Not Jabba: 5, Sky: 6]" calcext:value-type="string">
            <text:p>[b]82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2. [url=https://www.doomworld.com/idgames/levels/doom2/Ports/a-c/ad2dow]Urban Brawl: Dead of Winter[/url][/b] [[b]11[/b]: Phobus: 5, Ralphis: 6]" calcext:value-type="string">
            <text:p>[b]82. [url=https://www.doomworld.com/idgames/levels/doom2/Ports/a-c/ad2dow]Urban Brawl: Dead of Winter[/url][/b] [[b]11[/b]: Phobus: 5, Ralphis: 6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2. [url=https://www.doomworld.com/forum/topic/50158-wip-vela-pax-beta-21-out-now-with-1-more-stuff/]Vela Pax[/url][/b] [[b]11[/b]: WH-Wilou84: 2, TheNerdTurtle2: 9]" calcext:value-type="string">
            <text:p>[b]82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2. [url=https://www.doomworld.com/idgames/levels/doom/v-z/wow]Wow[/url][/b] [[b]11[/b]: AnonimVio: 10, Apaul27: 1]" calcext:value-type="string">
            <text:p>[b]82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/a-c/castevil]Castle of Evil[/url][/b] [[b]10[/b]: bzzrak: 10]" calcext:value-type="string">
            <text:p>[b]89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exterror]Extreme Terror[/url][/b] [[b]10[/b]: Nine Inch Heels: 5, everennui: 5]" calcext:value-type="string">
            <text:p>[b]89. [url=https://www.doomworld.com/idgames/levels/doom2/Ports/d-f/exterror]Extreme Terror[/url][/b] [[b]10[/b]: Nine Inch Heels: 5, everennui: 5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www.doomworld.com/idgames/levels/doom2/g-i/grime]Grime[/url][/b] [[b]10[/b]: Paul977: 4, WH-Wilou84: 2, darkreaver: 4]" calcext:value-type="string">
            <text:p>[b]89. [url=https://www.doomworld.com/idgames/levels/doom2/g-i/grime]Grime[/url][/b] [[b]10[/b]: Paul977: 4, WH-Wilou84: 2, darkreaver: 4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doomwiki.org/wiki/Hell_To_Pay]Hell to Pay[/url][/b] [[b]10[/b]: bonnie: 10]" calcext:value-type="string">
            <text:p>[b]89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89. [url=https://www.doomworld.com/idgames/levels/doom2/Ports/j-l/legher]Legacy of Heroes[/url][/b] [[b]10[/b]: Roofi: 7, dylux: 3]" calcext:value-type="string">
            <text:p>[b]89. [url=https://www.doomworld.com/idgames/levels/doom2/Ports/j-l/legher]Legacy of Heroes[/url][/b] [[b]10[/b]: Roofi: 7, dylux: 3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4. [url=https://www.doomworld.com/idgames/levels/doom2/Ports/a-c/brfinal]Beyond Reality[/url][/b] [[b]9[/b]: HUNdebLeonidasX: 6, Talvi: 3]" calcext:value-type="string">
            <text:p>[b]94. [url=https://www.doomworld.com/idgames/levels/doom2/Ports/a-c/brfinal]Beyond Reality[/url][/b] [[b]9[/b]: HUNdebLeonidasX: 6, Talvi: 3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4. [url=https://www.doomworld.com/forum/topic/92135-deadair-v2/]Dead Air[/url][/b] [[b]9[/b]: HyperLuke: 2, Lorenz0: 7]" calcext:value-type="string">
            <text:p>[b]94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4. [url=https://www.doomworld.com/idgames/levels/doom/Ports/megawads/ddamn0.9]Doom: Damnation[/url][/b] [[b]9[/b]: bzzrak: 9]" calcext:value-type="string">
            <text:p>[b]94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4. [url=https://www.doomworld.com/idgames/levels/doom2/Ports/megawads/dump-1]Dump Episode 1: Fuck Time Limits[/url][/b] [[b]9[/b]: Voltcom9: 9]" calcext:value-type="string">
            <text:p>[b]94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4. [url=https://www.doomworld.com/forum/topic/88507-dump-episode-3-bfg-edition-maps-released/]Dump Episode 3: BFG Edition[/url][/b] [[b]9[/b]: HyperLuke: 9]" calcext:value-type="string">
            <text:p>[b]94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4. [url=https://www.doomworld.com/idgames/levels/doom2/Ports/g-i/hth2]Hi-Tech Hell 2: Alien Tech[/url][/b] [[b]9[/b]: Graf Zahl: 9]" calcext:value-type="string">
            <text:p>[b]94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4. [url=https://forum.zdoom.org/viewtopic.php?t=52301#p913612]Shadow Of The Wool Ball[/url][/b] [[b]9[/b]: Apaul27: 9]" calcext:value-type="string">
            <text:p>[b]94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4. [url=https://www.doomworld.com/idgames/levels/doom2/Ports/s-u/tnte1]Torment and Torture[/url][/b] [[b]9[/b]: MFG38: 9]" calcext:value-type="string">
            <text:p>[b]94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2. [url=https://www.doomworld.com/idgames/levels/doom2/Ports/d-f/disjunct]Disjunction[/url][/b] [[b]8[/b]: Lorenz0: 8]" calcext:value-type="string">
            <text:p>[b]102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2. [url=https://www.doomworld.com/forum/topic/69813-doom-the-golden-souls-mario-64-doom-definitive-edition-released/]Doom: The Golden Souls[/url][/b] [[b]8[/b]: everennui: 1, TheNerdTurtle2: 7]" calcext:value-type="string">
            <text:p>[b]102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2. [url=https://www.doomworld.com/idgames/levels/doom2/Ports/a-c/cybie]Doomguy's Pimp Ventures[/url][/b] [[b]8[/b]: AnonimVio: 8]" calcext:value-type="string">
            <text:p>[b]102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2. [url=https://www.doomworld.com/idgames/levels/doom2/Ports/g-i/holyhell]Holy Hell[/url][/b] [[b]8[/b]: Outrageous Videos: 2, bemused: 6]" calcext:value-type="string">
            <text:p>[b]102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2. [url=https://www.doomworld.com/idgames/levels/doom2/Ports/megawads/italo]Italo-Doom[/url][/b] [[b]8[/b]: bemused: 8]" calcext:value-type="string">
            <text:p>[b]102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2. [url=https://www.doomworld.com/idgames/levels/doom2/m-o/mangle]Mangle[/url][/b] [[b]8[/b]: bzzrak: 8]" calcext:value-type="string">
            <text:p>[b]102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2. [url=https://www.doomworld.com/idgames/levels/doom2/Ports/m-o/mohu1]Monster Hunter Ltd Part I[/url][/b] [[b]8[/b]: Jaws In Space: 4, m8f: 4]" calcext:value-type="string">
            <text:p>[b]102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2. [url=https://www.doomworld.com/idgames/levels/doom2/Ports/m-o/mohu2]Monster Hunter Ltd Part II[/url][/b] [[b]8[/b]: Jaws In Space: 4, m8f: 4]" calcext:value-type="string">
            <text:p>[b]102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2. [url=https://www.doomworld.com/idgames/levels/doom2/Ports/m-o/nimrod]Nimrod: Ixnay on the Hombre[/url][/b] [[b]8[/b]: Graf Zahl: 8]" calcext:value-type="string">
            <text:p>[b]102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2. [url=https://doomwiki.org/wiki/No_Rest_for_the_Living]No Rest for the Living[/url][/b] [[b]8[/b]: Vorpal: 5, Woolie Wool: 3]" calcext:value-type="string">
            <text:p>[b]102. [url=https://doomwiki.org/wiki/No_Rest_for_the_Living]No Rest for the Living[/url][/b] [[b]8[/b]: Vorpal: 5, Woolie Wool: 3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2. [url=https://www.doomworld.com/idgames/levels/doom2/megawads/tvr]Revolution![/url][/b] [[b]8[/b]: Altima: 4, Grazza: 3, Not Jabba: 1]" calcext:value-type="string">
            <text:p>[b]102. [url=https://www.doomworld.com/idgames/levels/doom2/megawads/tvr]Revolution![/url][/b] [[b]8[/b]: Altima: 4, Grazza: 3, Not Jabba: 1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2. [url=https://www.doomworld.com/idgames/levels/doom2/Ports/s-u/sacrment]Sacrament[/url][/b] [[b]8[/b]: ella guro: 8]" calcext:value-type="string">
            <text:p>[b]102. [url=https://www.doomworld.com/idgames/levels/doom2/Ports/s-u/sacrment]Sacrament[/url][/b] [[b]8[/b]: ella guro: 8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2. [url=https://www.doomworld.com/idgames/levels/doom2/Ports/s-u/scythex]Scythe X[/url][/b] [[b]8[/b]: 42PercentHealth: 2, Graf Zahl: 2, Talvi: 3, bLOCKbOYgAMES: 1]" calcext:value-type="string">
            <text:p>[b]102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2. [url=https://www.doomworld.com/idgames/levels/doom2/Ports/megawads/skuldash]Skulldash[/url][/b] [[b]8[/b]: everennui: 2, Lorenz0: 6]" calcext:value-type="string">
            <text:p>[b]102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2. [url=https://www.doomworld.com/idgames/levels/doom2/Ports/megawads/sf2011]Slaughterfest 2011[/url][/b] [[b]8[/b]: Outrageous Videos: 5, tmorrow: 3]" calcext:value-type="string">
            <text:p>[b]102. [url=https://www.doomworld.com/idgames/levels/doom2/Ports/megawads/sf2011]Slaughterfest 2011[/url][/b] [[b]8[/b]: Outrageous Videos: 5, tmorrow: 3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2. [url=https://www.doomworld.com/idgames/levels/doom2/Ports/megawads/sihr2fix]Survive in Hell[/url][/b] [[b]8[/b]: Spectra: 8]" calcext:value-type="string">
            <text:p>[b]102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2. [url=https://www.doomworld.com/idgames/levels/doom2/Ports/megawads/sp_usimp]Ultimate Simplicity[/url][/b] [[b]8[/b]: Dragonfly: 8]" calcext:value-type="string">
            <text:p>[b]102. [url=https://www.doomworld.com/idgames/levels/doom2/Ports/megawads/sp_usimp]Ultimate Simplicity[/url][/b] [[b]8[/b]: Dragonfly: 8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2. [url=https://www.doomworld.com/idgames/levels/doom2/Ports/v-z/zdmcmp1]ZDoom Community Map Project: Take 1[/url][/b] [[b]8[/b]: Phobus: 8]" calcext:value-type="string">
            <text:p>[b]102. [url=https://www.doomworld.com/idgames/levels/doom2/Ports/v-z/zdmcmp1]ZDoom Community Map Project: Take 1[/url][/b] [[b]8[/b]: Phobus: 8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20. [url=https://www.doomworld.com/idgames/levels/doom2/Ports/megawads/50shades]50 Shades of Graytall[/url][/b] [[b]7[/b]: Nine Inch Heels: 2, Voltcom9: 2, NoisyVelvet: 3]" calcext:value-type="string">
            <text:p>[b]120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0. [url=http://www.moddb.com/games/doom/addons/castle-heng]Castle Heng[/url][/b] [[b]7[/b]: 7hm: 7]" calcext:value-type="string">
            <text:p>[b]120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0. [url=https://doomwiki.org/wiki/Chex_Quest#Chex_Quest_2]Chex Quest 2[/url][/b] [[b]7[/b]: bzzrak: 7]" calcext:value-type="string">
            <text:p>[b]120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0. [url=https://www.doomworld.com/idgames/levels/doom2/Ports/a-c/cah_se]Cold as Hell[/url][/b] [[b]7[/b]: Graf Zahl: 7]" calcext:value-type="string">
            <text:p>[b]120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0. [url=https://www.doomworld.com/idgames/levels/doom2/Ports/megawads/cif3]Community is Falling 3[/url][/b] [[b]7[/b]: NuMetalManiak: 3, Voltcom9: 4]" calcext:value-type="string">
            <text:p>[b]120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0. [url=https://www.doomworld.com/idgames/levels/doom2/d-f/doomcity]Doom City[/url][/b] [[b]7[/b]: Doomkid: 3, Jaws In Space: 4]" calcext:value-type="string">
            <text:p>[b]120. [url=https://www.doomworld.com/idgames/levels/doom2/d-f/doomcity]Doom City[/url][/b] [[b]7[/b]: Doomkid: 3, Jaws In Space: 4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0. [url=http://www.moddb.com/mods/doomone/downloads/doomone-v04]Doom: One[/url][/b] [[b]7[/b]: Greyenko: 3, HyperLuke: 4]" calcext:value-type="string">
            <text:p>[b]120. [url=http://www.moddb.com/mods/doomone/downloads/doomone-v04]Doom: One[/url][/b] [[b]7[/b]: Greyenko: 3, HyperLuke: 4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0. [url=https://www.doomworld.com/idgames/levels/doom/s-u/uac_dead]Doomsday of UAC[/url][/b] [[b]7[/b]: Ed: 5, Jaws In Space: 2]" calcext:value-type="string">
            <text:p>[b]120. [url=https://www.doomworld.com/idgames/levels/doom/s-u/uac_dead]Doomsday of UAC[/url][/b] [[b]7[/b]: Ed: 5, Jaws In Space: 2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0. [url=https://www.doomworld.com/forum/topic/90173-eden/]Eden[/url][/b] [[b]7[/b]: Nirvana: 7]" calcext:value-type="string">
            <text:p>[b]120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0. [url=https://www.doomworld.com/idgames/levels/doom2/Ports/g-i/iedge]Insanity's Edge[/url][/b] [[b]7[/b]: TechnoDoomed1: 7]" calcext:value-type="string">
            <text:p>[b]120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0. [url=https://www.doomworld.com/idgames/levels/doom2/Ports/megawads/mock2]Mock 2: The Speed of Stupid[/url][/b] [[b]7[/b]: AnonimVio: 7]" calcext:value-type="string">
            <text:p>[b]120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0. [url=https://www.doomworld.com/idgames/levels/doom2/m-o/odessa_1]Odessa 1[/url][/b] [[b]7[/b]: 7hm: 7]" calcext:value-type="string">
            <text:p>[b]120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0. [url=https://www.doomworld.com/idgames/levels/doom2/Ports/p-r/pwfinal]Plutonium Winds[/url][/b] [[b]7[/b]: Spectra: 7]" calcext:value-type="string">
            <text:p>[b]120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0. [url=https://www.doomworld.com/idgames/levels/hexen/j-l/kaiser_28]Shadows of Chronos[/url][/b] [[b]7[/b]: Grain of Salt: 7]" calcext:value-type="string">
            <text:p>[b]120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0. [url=https://forum.zdoom.org/viewtopic.php?f=42&amp;t=55741]Waterlab GZD[/url][/b] [[b]7[/b]: Phobus: 7]" calcext:value-type="string">
            <text:p>[b]120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5. [url=https://www.doomworld.com/idgames/levels/doom2/Ports/d-f/frozent] Frozen Time[/url][/b] [[b]6[/b]: Budoka: 6]" calcext:value-type="string">
            <text:p>[b]135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5. [url=https://www.doomworld.com/forum/topic/92542-20-monsters-community-project-released/]20 Monsters Community Project[/url][/b] [[b]6[/b]: Voltcom9: 6]" calcext:value-type="string">
            <text:p>[b]135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5. [url=http://www.doomwadstation.net/main/aliens.html]Aliens TC[/url][/b] [[b]6[/b]: soner du: 2, yakfak: 4]" calcext:value-type="string">
            <text:p>[b]135. [url=http://www.doomwadstation.net/main/aliens.html]Aliens TC[/url][/b] [[b]6[/b]: soner du: 2, yakfak: 4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5. [url=https://www.doomworld.com/idgames/levels/doom2/Ports/s-u/teitenga]Assault on Tei Tenga[/url][/b] [[b]6[/b]: Ralphis: 6]" calcext:value-type="string">
            <text:p>[b]135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5. [url=https://www.doomworld.com/idgames/levels/doom2/a-c/castleof]Castle of the Damned[/url][/b] [[b]6[/b]: bzzrak: 6]" calcext:value-type="string">
            <text:p>[b]135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5. [url=https://www.doomworld.com/idgames/levels/doom2/Ports/megawads/drkenctr]Dark Encounters[/url][/b] [[b]6[/b]: Bryan T: 6]" calcext:value-type="string">
            <text:p>[b]135. [url=https://www.doomworld.com/idgames/levels/doom2/Ports/megawads/drkenctr]Dark Encounters[/url][/b] [[b]6[/b]: Bryan T: 6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5. [url=https://www.doomworld.com/idgames/levels/doom2/Ports/d-f/de-pkg]Demon Eclipse[/url][/b] [[b]6[/b]: Lazorinc: 1, Soundblock: 1, tchkb: 4]" calcext:value-type="string">
            <text:p>[b]135. [url=https://www.doomworld.com/idgames/levels/doom2/Ports/d-f/de-pkg]Demon Eclipse[/url][/b] [[b]6[/b]: Lazorinc: 1, Soundblock: 1, tchkb: 4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5. [url=https://www.doomworld.com/idgames/levels/doom/Ports/d-f/dbimpact]Double Impact[/url][/b] [[b]6[/b]: Ralphis: 6]" calcext:value-type="string">
            <text:p>[b]135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5. [url=https://www.doomworld.com/idgames/levels/doom2/Ports/megawads/echelon]Echelon[/url][/b] [[b]6[/b]: Sky: 1, bzzrak: 5]" calcext:value-type="string">
            <text:p>[b]135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5. [url=https://www.doomworld.com/idgames/levels/heretic/Ports/elfgp]Elf Gets Pissed[/url][/b] [[b]6[/b]: Ralphis: 6]" calcext:value-type="string">
            <text:p>[b]135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5. [url=https://www.doomworld.com/idgames/levels/doom/0-9/01fava]Fava Beans[/url][/b] [[b]6[/b]: NaZa: 4, Philnemba: 2]" calcext:value-type="string">
            <text:p>[b]135. [url=https://www.doomworld.com/idgames/levels/doom/0-9/01fava]Fava Beans[/url][/b] [[b]6[/b]: NaZa: 4, Philnemba: 2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5. [url=https://www.doomworld.com/idgames/levels/doom2/Ports/megawads/5room]Five Rooms of Doom[/url][/b] [[b]6[/b]: HyperLuke: 6]" calcext:value-type="string">
            <text:p>[b]135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5. [url=https://www.doomworld.com/idgames/levels/doom2/deathmatch/j-l/judas23]Judas[/url][/b] [[b]6[/b]: antares031: 6]" calcext:value-type="string">
            <text:p>[b]135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5. [url=https://www.doomworld.com/idgames/levels/doom2/megawads/marsw301]Mars War[/url][/b] [[b]6[/b]: Roofi: 6]" calcext:value-type="string">
            <text:p>[b]135. [url=https://www.doomworld.com/idgames/levels/doom2/megawads/marsw301]Mars War[/url][/b] [[b]6[/b]: Roofi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5. [url=https://www.doomworld.com/idgames/levels/doom2/Ports/m-o/ngmvmt1]Newgothic Movement 1[/url][/b] [[b]6[/b]: Outrageous Videos: 4, everennui: 2]" calcext:value-type="string">
            <text:p>[b]135. [url=https://www.doomworld.com/idgames/levels/doom2/Ports/m-o/ngmvmt1]Newgothic Movement 1[/url][/b] [[b]6[/b]: Outrageous Videos: 4, everennui: 2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5. [url=https://www.doomworld.com/idgames/levels/doom/m-o/nukemine]Nuke Mine (Come Get Some)[/url][/b] [[b]6[/b]: Soundblock: 6]" calcext:value-type="string">
            <text:p>[b]135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5. [url=https://www.doomworld.com/idgames/levels/doom/Ports/p-r/par-lutz]Phobos: Anomaly Reborn[/url][/b] [[b]6[/b]: Ed: 5, Graf Zahl: 1]" calcext:value-type="string">
            <text:p>[b]135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5. [url=http://www.wad-archive.com/wad/e5d863c72e1f5de577a3ae57745c107e]SSL2[/url][/b] [[b]6[/b]: antares031: 6]" calcext:value-type="string">
            <text:p>[b]135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35. [url=https://www.doomworld.com/idgames/levels/doom/Ports/d-f/e1m8b]Tech Gone Bad[/url][/b] [[b]6[/b]: Jaws In Space: 5, JudgeDeadd: 1]" calcext:value-type="string">
            <text:p>[b]135. [url=https://www.doomworld.com/idgames/levels/doom/Ports/d-f/e1m8b]Tech Gone Bad[/url][/b] [[b]6[/b]: Jaws In Space: 5, JudgeDeadd: 1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35. [url=https://www.doomworld.com/idgames/levels/doom2/Ports/m-o/massm]The Adventures of MassMouth[/url][/b] [[b]6[/b]: Ralphis: 6]" calcext:value-type="string">
            <text:p>[b]135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35. [url=https://www.doomworld.com/idgames/levels/doom2/Ports/megawads/tj]The Journey[/url][/b] [[b]6[/b]: Spectra: 6]" calcext:value-type="string">
            <text:p>[b]135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35. [url=https://www.doomworld.com/idgames/themes/terrywads/uacmnnew]UAC Military Nightmare[/url][/b] [[b]6[/b]: AnonimVio: 6]" calcext:value-type="string">
            <text:p>[b]135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35. [url=https://www.doomworld.com/idgames/levels/doom2/deathmatch/Ports/megawads/udmx]Unidoom Deathmatch X[/url][/b] [[b]6[/b]: Ralphis: 6]" calcext:value-type="string">
            <text:p>[b]135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35. [url=https://www.doomworld.com/idgames/levels/doom2/megawads/urania]Urania[/url][/b] [[b]6[/b]: Spectre01: 6]" calcext:value-type="string">
            <text:p>[b]135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35. [url=https://www.doomworld.com/idgames/levels/doom2/Ports/megawads/wos]Whispers of Satan[/url][/b] [[b]6[/b]: Woolie Wool: 4, tmorrow: 2]" calcext:value-type="string">
            <text:p>[b]135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60. [url=https://www.doomworld.com/idgames/levels/doom2/Ports/a-c/bor_lost]Brotherhood of Ruin: The Lost Temple[/url][/b] [[b]5[/b]: Vorpal: 5]" calcext:value-type="string">
            <text:p>[b]160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60. [url=https://www.doomworld.com/idgames/levels/doom2/a-c/chordg]Chord G[/url][/b] [[b]5[/b]: JudgeDeadd: 2, Paul977: 3]" calcext:value-type="string">
            <text:p>[b]160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60. [url=https://www.doomworld.com/idgames/levels/doom2/Ports/s-u/tcotd21me]City of the Damned: Apocalypse[/url][/b] [[b]5[/b]: TechnoDoomed1: 5]" calcext:value-type="string">
            <text:p>[b]160. [url=https://www.doomworld.com/idgames/levels/doom2/Ports/s-u/tcotd21me]City of the Damned: Apocalypse[/url][/b] [[b]5[/b]: TechnoDoomed1: 5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60. [url=https://www.doomworld.com/idgames/levels/doom2/Ports/megawads/1024clau]Claustrophobia 1024[/url][/b] [[b]5[/b]: m8f: 5]" calcext:value-type="string">
            <text:p>[b]160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60. [url=https://www.doomworld.com/idgames/levels/doom/d-f/dante666]Dante's Gate[/url][/b] [[b]5[/b]: Soundblock: 5]" calcext:value-type="string">
            <text:p>[b]160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0. [url=http://www.wad-archive.com/wad/DOOM-Barracks-Zone-1]Doom Barracks Zone[/url][/b] [[b]5[/b]: HUNdebLeonidasX: 3, TheMightyHeracross: 2]" calcext:value-type="string">
            <text:p>[b]160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0. [url=https://www.doomworld.com/forum/topic/54022-doom-center-do-you-know-that/]Doom Center[/url][/b] [[b]5[/b]: HUNdebLeonidasX: 5]" calcext:value-type="string">
            <text:p>[b]160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0. [url=https://www.doomworld.com/idgames/levels/doom2/Ports/d-f/dripfeed]Drip Feed[/url][/b] [[b]5[/b]: Vorpal: 5]" calcext:value-type="string">
            <text:p>[b]160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0. [url=https://www.doomworld.com/idgames/themes/TeamTNT/ed4_rfo/ed4_rfo1]Eternal DOOM IV: Return from Oblivion[/url][/b] [[b]5[/b]: m8f: 5]" calcext:value-type="string">
            <text:p>[b]160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0. [url=https://www.doomworld.com/idgames/levels/doom2/deathmatch/megawads/exec]Execution[/url][/b] [[b]5[/b]: Doomkid: 5]" calcext:value-type="string">
            <text:p>[b]160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0. [url=http://freedoom.github.io/download.html]Freedoom: Phase 2[/url][/b] [[b]5[/b]: Spectra: 1, Voltcom9: 1, TheMightyHeracross: 3]" calcext:value-type="string">
            <text:p>[b]160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0. [url=https://forum.zdoom.org/viewtopic.php?f=19&amp;t=46718]Gene-Tech: Before the Storm[/url][/b] [[b]5[/b]: Graf Zahl: 5]" calcext:value-type="string">
            <text:p>[b]160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0. [url=https://www.doomworld.com/idgames/levels/doom2/Ports/megawads/gmp]Good Morning Phobos[/url][/b] [[b]5[/b]: Bryan T: 5]" calcext:value-type="string">
            <text:p>[b]160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0. [url=https://www.doomworld.com/idgames/levels/doom2/deathmatch/Ports/megawads/gw2]Greenwar II[/url][/b] [[b]5[/b]: Ed: 5]" calcext:value-type="string">
            <text:p>[b]160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0. [url=https://www.doomworld.com/idgames/themes/hacx/hx11pack]Hacx[/url][/b] [[b]5[/b]: Grazza: 5]" calcext:value-type="string">
            <text:p>[b]160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0. [url=https://www.doomworld.com/idgames/levels/doom2/Ports/g-i/inncnx2]Innocence X2[/url][/b] [[b]5[/b]: Spectra: 5]" calcext:value-type="string">
            <text:p>[b]160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0. [url=https://www.doomworld.com/idgames/levels/doom2/m-o/mordeth]Mordeth[/url][/b] [[b]5[/b]: Vorpal: 5]" calcext:value-type="string">
            <text:p>[b]160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0. [url=https://www.doomworld.com/idgames/levels/doom2/Ports/megawads/nova2]Nova II: New Dawn[/url][/b] [[b]5[/b]: Not Jabba: 3, dylux: 2]" calcext:value-type="string">
            <text:p>[b]160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0. [url=http://www.mediafire.com/file/fuurx4c98tl198i/One_Doom_s_Day.wad]One Doom's Day[/url][/b] [[b]5[/b]: Apaul27: 5]" calcext:value-type="string">
            <text:p>[b]160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0. [url=https://www.doomworld.com/idgames/levels/doom2/m-o/osiris]Osiris[/url][/b] [[b]5[/b]: Vorpal: 5]" calcext:value-type="string">
            <text:p>[b]160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0. [url=https://www.doomworld.com/idgames/deathmatch/skulltag/spacedm9]SpaceDM9[/url][/b] [[b]5[/b]: Ed: 5]" calcext:value-type="string">
            <text:p>[b]160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0. [url=https://www.doomworld.com/idgames/levels/doom2/s-u/slayer]The Slayer[/url][/b] [[b]5[/b]: Vorpal: 5]" calcext:value-type="string">
            <text:p>[b]160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0. [url=https://www.doomworld.com/idgames/themes/university/trinity2]The Unholy Trinity[/url][/b] [[b]5[/b]: Soundblock: 2, yakfak: 3]" calcext:value-type="string">
            <text:p>[b]160. [url=https://www.doomworld.com/idgames/themes/university/trinity2]The Unholy Trinity[/url][/b] [[b]5[/b]: Soundblock: 2, yakfak: 3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0. [url=https://www.doomworld.com/idgames/levels/doom2/Ports/v-z/vulkan]Vulkan Episode 1[/url][/b] [[b]5[/b]: HyperLuke: 5]" calcext:value-type="string">
            <text:p>[b]160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0. [url=https://www.doomworld.com/idgames/levels/doom2/Ports/v-z/zendyn_x]Zen Dynamics[/url][/b] [[b]5[/b]: Phobus: 4, TechnoDoomed1: 1]" calcext:value-type="string">
            <text:p>[b]160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5. [url=https://www.doomworld.com/idgames/levels/doom2/a-c/chord2]Chord 2[/url][/b] [[b]4[/b]: Paul977: 4]" calcext:value-type="string">
            <text:p>[b]185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5. [url=https://www.doomworld.com/idgames/levels/doom2/Ports/a-c/c-shock2]Combat Shock 2[/url][/b] [[b]4[/b]: Cynical: 1, Nate River: 3]" calcext:value-type="string">
            <text:p>[b]185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5. [url=https://www.doomworld.com/idgames/levels/doom2/Ports/a-c/crimsonh]Crimson Horizon[/url][/b] [[b]4[/b]: Paul977: 4]" calcext:value-type="string">
            <text:p>[b]185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5. [url=https://www.doomworld.com/idgames/levels/doom2/deathmatch/Ports/megawads/crudream]Crucified Dreams[/url][/b] [[b]4[/b]: Soundblock: 4]" calcext:value-type="string">
            <text:p>[b]185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5. [url=https://www.doomworld.com/idgames/levels/doom2/megawads/d2ino]Doom 2 In Name Only[/url][/b] [[b]4[/b]: Odal: 4]" calcext:value-type="string">
            <text:p>[b]185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5. [url=https://www.doomworld.com/idgames/levels/doom2/d-f/dyst3]Dystopia 3: Re-Birth of Anarchy[/url][/b] [[b]4[/b]: Soundblock: 3, valkiriforce: 1]" calcext:value-type="string">
            <text:p>[b]185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5. [url=https://www.doomworld.com/idgames/levels/doom2/d-f/earth]Earth[/url][/b] [[b]4[/b]: ShotgunDemolition: 3, TheNerdTurtle2: 1]" calcext:value-type="string">
            <text:p>[b]185. [url=https://www.doomworld.com/idgames/levels/doom2/d-f/earth]Earth[/url][/b] [[b]4[/b]: ShotgunDemolition: 3, TheNerdTurtle2: 1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5. [url=https://www.doomworld.com/idgames/levels/doom2/Ports/g-i/impencse]Imp Encounter[/url][/b] [[b]4[/b]: AnonimVio: 4]" calcext:value-type="string">
            <text:p>[b]185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5. [url=https://www.doomworld.com/idgames/levels/doom2/Ports/j-l/jadearth]Jade Earth[/url][/b] [[b]4[/b]: Roofi: 4]" calcext:value-type="string">
            <text:p>[b]185. [url=https://www.doomworld.com/idgames/levels/doom2/Ports/j-l/jadearth]Jade Earth[/url][/b] [[b]4[/b]: Roofi: 4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5. [url=https://www.doomworld.com/forum/topic/74792-jiffy-bag-a-speedmap-megawad-rc2-released/]Jiffy Bag[/url][/b] [[b]4[/b]: TheNerdTurtle2: 4]" calcext:value-type="string">
            <text:p>[b]185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5. [url=https://www.doomworld.com/idgames/levels/doom2/Ports/j-l/khorus]Khorus[/url][/b] [[b]4[/b]: NuMetalManiak: 4]" calcext:value-type="string">
            <text:p>[b]185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5. [url=https://www.doomworld.com/files/file/15671-mapgame/]Mapgame[/url][/b] [[b]4[/b]: m8f: 4]" calcext:value-type="string">
            <text:p>[b]185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5. [url=https://www.doomworld.com/idgames/levels/doom2/Ports/s-u/sinedie]Sine Die[/url][/b] [[b]4[/b]: bLOCKbOYgAMES: 4]" calcext:value-type="string">
            <text:p>[b]185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5. [url=http://stronghold.drdteam.org/download.html]Stronghold: On the Edge of Chaos[/url][/b] [[b]4[/b]: Dragonfly: 2, MFG38: 2]" calcext:value-type="string">
            <text:p>[b]185. [url=http://stronghold.drdteam.org/download.html]Stronghold: On the Edge of Chaos[/url][/b] [[b]4[/b]: Dragonfly: 2, MFG38: 2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5. [url=https://www.doomworld.com/idgames/levels/doom2/Ports/megawads/doomtrib]The DOOM Tribute Project[/url][/b] [[b]4[/b]: Lorenz0: 4]" calcext:value-type="string">
            <text:p>[b]185. [url=https://www.doomworld.com/idgames/levels/doom2/Ports/megawads/doomtrib]The DOOM Tribute Project[/url][/b] [[b]4[/b]: Lorenz0: 4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5. [url=https://www.doomworld.com/idgames/levels/doom2/d-f/enigma]The Enigma Episode[/url][/b] [[b]4[/b]: T-Rex: 3, valkiriforce: 1]" calcext:value-type="string">
            <text:p>[b]185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5. [url=http://odamex.net/boards/index.php?topic=2246.0]UAC Ultra 2[/url][/b] [[b]4[/b]: Sky: 4]" calcext:value-type="string">
            <text:p>[b]185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5. [url=https://www.doomworld.com/idgames/levels/doom2/Ports/megawads/vile]Vile Flesh[/url][/b] [[b]4[/b]: Grazza: 4]" calcext:value-type="string">
            <text:p>[b]185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5. [url=https://www.doomworld.com/idgames/levels/doom2/Ports/v-z/vrack]Vrack[/url][/b] [[b]4[/b]: bzzrak: 4]" calcext:value-type="string">
            <text:p>[b]185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5. [url=https://www.doomworld.com/idgames/levels/doom2/Ports/v-z/vrack3]Vrack 3[/url][/b] [[b]4[/b]: Spectra: 4]" calcext:value-type="string">
            <text:p>[b]185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5. [url=https://cloud.mail.ru/public/83f617a62867/1993.WAD]1993[/url][/b] [[b]3[/b]: Apaul27: 3]" calcext:value-type="string">
            <text:p>[b]205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5. [url=https://www.doomworld.com/forum/topic/93734-doomworld-community-top-wads-of-all-time/?page=4]2castles[/url][/b] [[b]3[/b]: Soundblock: 3]" calcext:value-type="string">
            <text:p>[b]205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5. [url=https://www.doomworld.com/forum/topic/90605-v04-a-boy-and-his-barrel-a-secret-is-revealed/]A Boy and His Barrel[/url][/b] [[b]3[/b]: Dragonfly: 3]" calcext:value-type="string">
            <text:p>[b]205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5. [url=https://www.doomworld.com/files/file/18491-absolutely-killed/]Absolutely Killed[/url][/b] [[b]3[/b]: NoisyVelvet: 3]" calcext:value-type="string">
            <text:p>[b]205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5. [url=https://www.doomworld.com/idgames/levels/doom2/Ports/megawads/amdosia]Armadosia: The Mad Corridor[/url][/b] [[b]3[/b]: Roofi: 3]" calcext:value-type="string">
            <text:p>[b]205. [url=https://www.doomworld.com/idgames/levels/doom2/Ports/megawads/amdosia]Armadosia: The Mad Corridor[/url][/b] [[b]3[/b]: Roofi: 3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5. [url=https://www.doomworld.com/idgames/levels/doom/Ports/a-c/aaawake]Awakening[/url][/b] [[b]3[/b]: Graf Zahl: 3]" calcext:value-type="string">
            <text:p>[b]205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5. [url=https://www.doomworld.com/idgames/levels/doom2/a-c/chord1]Chord 1[/url][/b] [[b]3[/b]: Paul977: 3]" calcext:value-type="string">
            <text:p>[b]205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5. [url=https://www.doomworld.com/idgames/levels/doom2/Ports/a-c/chord3]Chord 3[/url][/b] [[b]3[/b]: Paul977: 3]" calcext:value-type="string">
            <text:p>[b]205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5. [url=https://www.doomworld.com/idgames/levels/doom2/Ports/megawads/cchest3]Community Chest 3[/url][/b] [[b]3[/b]: Mr. Freeze: 3]" calcext:value-type="string">
            <text:p>[b]205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5. [url=https://www.doomworld.com/idgames/levels/doom2/d-f/darkcvnt]Dark Covenant[/url][/b] [[b]3[/b]: NuMetalManiak: 2, bonnie: 1]" calcext:value-type="string">
            <text:p>[b]205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5. [url=https://www.doomworld.com/idgames/levels/doom2/Ports/d-f/darknes2]Disciples of Darkness[/url][/b] [[b]3[/b]: Nirvana: 3]" calcext:value-type="string">
            <text:p>[b]205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5. [url=http://freedoom.github.io/download.html]Freedoom: Phase 1[/url][/b] [[b]3[/b]: stasiowygrzybek: 3]" calcext:value-type="string">
            <text:p>[b]205. [url=http://freedoom.github.io/download.html]Freedoom: Phase 1[/url][/b] [[b]3[/b]: stasiowygrzybek: 3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5. [url=https://www.doomworld.com/idgames/levels/doom2/g-i/hellrun2]Hellrun[/url][/b] [[b]3[/b]: Doomkid: 3]" calcext:value-type="string">
            <text:p>[b]205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5. [url=https://www.doomworld.com/idgames/levels/doom2/Ports/j-l/los]Legacy of Suffering[/url][/b] [[b]3[/b]: MFG38: 3]" calcext:value-type="string">
            <text:p>[b]205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5. [url=https://www.doomworld.com/idgames/levels/doom2/p-r/phobos2]Phobos[/url][/b] [[b]3[/b]: Jaws In Space: 3]" calcext:value-type="string">
            <text:p>[b]205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5. [url=https://www.doomworld.com/idgames/levels/doom2/megawads/pizzas]Pizza Steve[/url][/b] [[b]3[/b]: Bryan T: 3]" calcext:value-type="string">
            <text:p>[b]205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5. [url=https://www.doomworld.com/idgames/levels/hexen/s-u/serpent]Serpent: Resurrection[/url][/b] [[b]3[/b]: TheMightyHeracross: 3]" calcext:value-type="string">
            <text:p>[b]205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5. [url=https://www.doomworld.com/idgames/levels/doom2/Ports/s-u/t3st]T3ST[/url][/b] [[b]3[/b]: bzzrak: 3]" calcext:value-type="string">
            <text:p>[b]205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05. [url=https://www.doomworld.com/idgames/levels/doom/s-u/smb_v102]The Sky May Be[/url][/b] [[b]3[/b]: AnonimVio: 3]" calcext:value-type="string">
            <text:p>[b]205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05. [url=https://www.doomworld.com/idgames/levels/doom2/deathmatch/s-u/udm3]Unidoom DM 3[/url][/b] [[b]3[/b]: Doomkid: 3]" calcext:value-type="string">
            <text:p>[b]205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25. [url=https://www.doomworld.com/idgames/levels/doom2/megawads/1monster]1 Monster Megawad[/url][/b] [[b]2[/b]: TheNerdTurtle2: 2]" calcext:value-type="string">
            <text:p>[b]225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25. [url=https://www.doomworld.com/idgames/levels/doom2/Ports/0-9/30kmaps]30,000 Levels[/url][/b] [[b]2[/b]: AnonimVio: 2]" calcext:value-type="string">
            <text:p>[b]225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25. [url=https://www.doomworld.com/idgames/levels/doom2/megawads/50monstr]50 Monsters[/url][/b] [[b]2[/b]: tmorrow: 2]" calcext:value-type="string">
            <text:p>[b]225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25. [url=https://www.doomworld.com/idgames/levels/doom2/Ports/a-c/aeternum]Aeternum[/url][/b] [[b]2[/b]: 42PercentHealth: 1, Budoka: 1]" calcext:value-type="string">
            <text:p>[b]225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25. [url=https://www.doomworld.com/idgames/levels/doom2/a-c/area51]Area 51[/url][/b] [[b]2[/b]: Doomkid: 2]" calcext:value-type="string">
            <text:p>[b]225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25. [url=https://www.doomworld.com/idgames/levels/doom/a-c/b2b]Back to Basics[/url][/b] [[b]2[/b]: WH-Wilou84: 2]" calcext:value-type="string">
            <text:p>[b]225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25. [url=https://www.doomworld.com/idgames/levels/doom2/Ports/a-c/bldstlp]Bloody Steel[/url][/b] [[b]2[/b]: ella guro: 2]" calcext:value-type="string">
            <text:p>[b]225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25. [url=https://www.doomworld.com/idgames/levels/doom2/Ports/s-u/tcotd]City of the Damned[/url][/b] [[b]2[/b]: HUNdebLeonidasX: 2]" calcext:value-type="string">
            <text:p>[b]225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25. [url=https://www.doomworld.com/idgames/levels/doom2/megawads/cleim20p]Cleimos 2[/url][/b] [[b]2[/b]: valkiriforce: 2]" calcext:value-type="string">
            <text:p>[b]225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25. [url=https://www.doomworld.com/forum/topic/103075-deathless-an-ultimate-doom-megawad-rc4/]Deathless[/url][/b] [[b]2[/b]: TheMightyHeracross: 2]" calcext:value-type="string">
            <text:p>[b]225. [url=https://www.doomworld.com/forum/topic/103075-deathless-an-ultimate-doom-megawad-rc4/]Deathless[/url][/b] [[b]2[/b]: TheMightyHeracross: 2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25. [url=https://www.doomworld.com/idgames/levels/doom2/megawads/d2reload]Doom 2 Reloaded[/url][/b] [[b]2[/b]: Odal: 2]" calcext:value-type="string">
            <text:p>[b]225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25. [url=https://www.doomworld.com/idgames/levels/doom2/Ports/d-f/fth666]Flashback to Hell[/url][/b] [[b]2[/b]: GarrettChan: 2]" calcext:value-type="string">
            <text:p>[b]225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25. [url=https://www.doomworld.com/idgames/levels/doom2/Ports/d-f/foursite]Foursite[/url][/b] [[b]2[/b]: Budoka: 2]" calcext:value-type="string">
            <text:p>[b]225. [url=https://www.doomworld.com/idgames/levels/doom2/Ports/d-f/foursite]Foursite[/url][/b] [[b]2[/b]: Budoka: 2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25. [url=http://www.mediafire.com/file/lgqjfqjy381ybic/Ice_Rage.zip]Ice Rage[/url][/b] [[b]2[/b]: stasiowygrzybek: 2]" calcext:value-type="string">
            <text:p>[b]225. [url=http://www.mediafire.com/file/lgqjfqjy381ybic/Ice_Rage.zip]Ice Rage[/url][/b] [[b]2[/b]: stasiowygrzybek: 2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25. [url=https://www.doomworld.com/idgames/levels/doom2/Ports/d-f/dmdjm01]Jagermorder: Chemical Lab[/url][/b] [[b]2[/b]: Soundblock: 2]" calcext:value-type="string">
            <text:p>[b]225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25. [url=https://www.doomworld.com/idgames/levels/doom2/megawads/kssht]Khorus' Speedy Shit[/url][/b] [[b]2[/b]: Phobus: 2]" calcext:value-type="string">
            <text:p>[b]225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25. [url=https://www.doomworld.com/idgames/levels/doom2/a-c/bldnight]One Bloody Night[/url][/b] [[b]2[/b]: T-Rex: 1, WH-Wilou84: 1]" calcext:value-type="string">
            <text:p>[b]225. [url=https://www.doomworld.com/idgames/levels/doom2/a-c/bldnight]One Bloody Night[/url][/b] [[b]2[/b]: T-Rex: 1, WH-Wilou84: 1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25. [url=https://www.doomworld.com/idgames/levels/doom2/Ports/p-r/rf_1024]Rf 1024[/url][/b] [[b]2[/b]: JudgeDeadd: 2]" calcext:value-type="string">
            <text:p>[b]225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25. [url=https://www.doomworld.com/idgames/levels/doom2/Ports/p-r/rush]Rush[/url][/b] [[b]2[/b]: Nirvana: 2]" calcext:value-type="string">
            <text:p>[b]225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25. [url=https://www.doomworld.com/idgames/levels/doom2/0-9/666]Sector 666[/url][/b] [[b]2[/b]: bzzrak: 2]" calcext:value-type="string">
            <text:p>[b]225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25. [url=https://www.doomworld.com/idgames/levels/doom2/a-c/aboosysv]System Vices[/url][/b] [[b]2[/b]: Grazza: 2]" calcext:value-type="string">
            <text:p>[b]225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25. [url=https://www.doomworld.com/idgames/levels/doom2/Ports/megawads/thtthren]THT: Threnody[/url][/b] [[b]2[/b]: Doomkid: 2]" calcext:value-type="string">
            <text:p>[b]225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7. [url=https://www.doomworld.com/idgames/levels/doom2/Ports/a-c/action]Action Doom[/url][/b] [[b]1[/b]: Dragonfly: 1]" calcext:value-type="string">
            <text:p>[b]247. [url=https://www.doomworld.com/idgames/levels/doom2/Ports/a-c/action]Action Doom[/url][/b] [[b]1[/b]: Dragonfly: 1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7. [url=https://www.doomworld.com/idgames/levels/doom2/Ports/a-c/bermuda]Bermuda Triangle[/url][/b] [[b]1[/b]: Doomkid: 1]" calcext:value-type="string">
            <text:p>[b]247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7. [url=https://www.doomworld.com/idgames/levels/doom2/Ports/a-c/coecits]Castle of Eternal Carrot in the Sky[/url][/b] [[b]1[/b]: Jaws In Space: 1]" calcext:value-type="string">
            <text:p>[b]247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7. [url=https://www.doomworld.com/idgames/levels/doom/a-c/cleim10]Cleimos[/url][/b] [[b]1[/b]: Soundblock: 1]" calcext:value-type="string">
            <text:p>[b]247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7. [url=https://www.doomworld.com/idgames/levels/doom2/Ports/a-c/c-shock]Combat Shock[/url][/b] [[b]1[/b]: WH-Wilou84: 1]" calcext:value-type="string">
            <text:p>[b]247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7. [url=https://www.doomworld.com/idgames/levels/doom2/a-c/cygnus20]Cygnus IV[/url][/b] [[b]1[/b]: Philnemba: 1]" calcext:value-type="string">
            <text:p>[b]247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7. [url=https://www.doomworld.com/idgames/levels/doom/megawads/et]Endless Torture[/url][/b] [[b]1[/b]: soner du: 1]" calcext:value-type="string">
            <text:p>[b]247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7. [url=https://www.doomworld.com/idgames/levels/doom/d-f/eternity]Eternity[/url][/b] [[b]1[/b]: bonnie: 1]" calcext:value-type="string">
            <text:p>[b]247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7. [url=https://www.doomworld.com/idgames/levels/doom/d-f/extremal]Extremal Doom[/url][/b] [[b]1[/b]: Grazza: 1]" calcext:value-type="string">
            <text:p>[b]247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7. [url=https://www.doomworld.com/idgames/levels/doom/g-i/galaxia]Galaxia[/url][/b] [[b]1[/b]: JudgeDeadd: 1]" calcext:value-type="string">
            <text:p>[b]247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7. [url=https://www.doomworld.com/idgames/levels/doom2/deathmatch/megawads/gothicdm]Gothic DM[/url][/b] [[b]1[/b]: Soundblock: 1]" calcext:value-type="string">
            <text:p>[b]247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7. [url=https://doomwiki.org/wiki/Grezzo_2]Grezzo 2[/url][/b] [[b]1[/b]: AnonimVio: 1]" calcext:value-type="string">
            <text:p>[b]247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7. [url=https://www.doomworld.com/idgames/levels/doom/j-l/lithe2m1]LithE2M1[/url][/b] [[b]1[/b]: bzzrak: 1]" calcext:value-type="string">
            <text:p>[b]247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7. [url=https://www.doomworld.com/idgames/levels/doom2/megawads/mlm12]Mini-Level Megawad[/url][/b] [[b]1[/b]: Phobus: 1]" calcext:value-type="string">
            <text:p>[b]247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7. [url=https://www.doomworld.com/forum/topic/85907-nefertitiwad-6-maps/#comment-1554820]Nefertiti[/url][/b] [[b]1[/b]: NoisyVelvet: 1]" calcext:value-type="string">
            <text:p>[b]247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7. [url=https://www.doomworld.com/idgames/levels/doom2/m-o/obtic11]Obituary[/url][/b] [[b]1[/b]: T-Rex: 1]" calcext:value-type="string">
            <text:p>[b]247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7. [url=https://www.doomworld.com/idgames/levels/doom2/Ports/megawads/pl1024]Plutonia 1024: The Plutinya Exeriment[/url][/b] [[b]1[/b]: JudgeDeadd: 1]" calcext:value-type="string">
            <text:p>[b]247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7. [url=http://thekinsie.com/reelism/]Reelism[/url][/b] [[b]1[/b]: HUNdebLeonidasX: 1]" calcext:value-type="string">
            <text:p>[b]247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7. [url=https://www.doomworld.com/forum/topic/94330-rise-of-the-wool-ball-3-v12-now-gzdoom-compatible/]Rise of the Wool Ball[/url][/b] [[b]1[/b]: Squadallah: 1]" calcext:value-type="string">
            <text:p>[b]247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7. [url=https://www.doomworld.com/idgames/levels/doom2/Ports/s-u/spagheti]Spicy Evil Spaghetti[/url][/b] [[b]1[/b]: everennui: 1]" calcext:value-type="string">
            <text:p>[b]247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7. [url=https://www.doomworld.com/idgames/levels/doom2/s-u/tdevil2]The Devilz Work[/url][/b] [[b]1[/b]: everennui: 1]" calcext:value-type="string">
            <text:p>[b]247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7. [url=https://www.doomworld.com/idgames/levels/doom2/megawads/rebirth]The Rebirth[/url][/b] [[b]1[/b]: Malrionn: 1]" calcext:value-type="string">
            <text:p>[b]247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47. [url=https://www.doomworld.com/idgames/levels/doom2/s-u/ttp-rp]The Troopers' Playground[/url][/b] [[b]1[/b]: T-Rex: 1]" calcext:value-type="string">
            <text:p>[b]247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47. [url=https://www.doomworld.com/idgames/levels/doom2/megawads/twzone]The Twilight Zone[/url][/b] [[b]1[/b]: T-Rex: 1]" calcext:value-type="string">
            <text:p>[b]247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47. [url=https://www.doomworld.com/forum/topic/65009-zdoom-the-ultimate-icon-of-sin/]The Ultimate Icon of Sin[/url][/b] [[b]1[/b]: Soundblock: 1]" calcext:value-type="string">
            <text:p>[b]247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47. [url=https://www.doomworld.com/idgames/levels/doom2/Ports/megawads/vilcore]The Vilecore[/url][/b] [[b]1[/b]: dylux: 1]" calcext:value-type="string">
            <text:p>[b]247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47. [url=https://www.doomworld.com/files/file/18387-vispire/]Vispire[/url][/b] [[b]1[/b]: NoisyVelvet: 1]" calcext:value-type="string">
            <text:p>[b]247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0:45:06.568423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01T11:00:57.150952431</dc:date>
    <meta:editing-duration>P2DT13H52M41S</meta:editing-duration>
    <meta:editing-cycles>220</meta:editing-cycles>
    <meta:generator>LibreOffice/5.2.7.2$Linux_X86_64 LibreOffice_project/20m0$Build-2</meta:generator>
    <meta:document-statistic meta:table-count="2" meta:cell-count="3681" meta:object-count="0"/>
  </office:meta>
</office:document-meta>
</file>